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3cm" fo:min-width="7.677cm"/>
    </style:style>
    <style:style style:name="gr2" style:family="graphic" style:parent-style-name="standard">
      <style:graphic-properties draw:stroke="none" svg:stroke-color="#000000" draw:fill="none" draw:fill-color="#ffffff" draw:auto-grow-height="true" draw:auto-grow-width="false" fo:max-height="0cm" fo:min-height="0.611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6.69cm"/>
    </style:style>
    <style:style style:name="gr5" style:family="graphic" style:parent-style-name="standard">
      <style:graphic-properties draw:stroke="none" svg:stroke-color="#000000" draw:fill="none" draw:fill-color="#ffffff" draw:textarea-horizontal-align="left" draw:auto-grow-height="true" draw:auto-grow-width="true" fo:min-height="1.077cm" fo:min-width="24.467cm"/>
    </style:style>
    <style:style style:name="gr6" style:family="graphic" style:parent-style-name="standard">
      <style:graphic-properties draw:stroke="none" svg:stroke-color="#000000" draw:fill="none" draw:fill-color="#ffffff" draw:textarea-horizontal-align="left" draw:auto-grow-height="true" draw:auto-grow-width="true" fo:min-height="6.18cm" fo:min-width="25.563cm"/>
    </style:style>
    <style:style style:name="gr7" style:family="graphic" style:parent-style-name="standard">
      <style:graphic-properties draw:stroke="none" svg:stroke-color="#000000" draw:fill="none" draw:fill-color="#ffffff" draw:auto-grow-height="true" draw:auto-grow-width="false" fo:max-height="0cm" fo:min-height="12.685cm"/>
    </style:style>
    <style:style style:name="gr8" style:family="graphic" style:parent-style-name="standard">
      <style:graphic-properties draw:stroke="none" svg:stroke-color="#000000" draw:fill="none" draw:fill-color="#ffffff" draw:textarea-horizontal-align="left" draw:auto-grow-height="true" draw:auto-grow-width="true" fo:min-height="13.75cm" fo:min-width="23.946cm"/>
    </style:style>
    <style:style style:name="gr9" style:family="graphic" style:parent-style-name="standard">
      <style:graphic-properties draw:stroke="none" svg:stroke-color="#000000" draw:fill="none" draw:fill-color="#ffffff" draw:textarea-horizontal-align="left" draw:auto-grow-height="true" draw:auto-grow-width="true" fo:min-height="15.403cm" fo:min-width="26.083cm"/>
    </style:style>
    <style:style style:name="gr10" style:family="graphic" style:parent-style-name="standard">
      <style:graphic-properties draw:stroke="none" svg:stroke-color="#000000" draw:fill="none" draw:fill-color="#ffffff" draw:textarea-horizontal-align="left" draw:auto-grow-height="true" draw:auto-grow-width="true" fo:min-height="15.089cm" fo:min-width="24.107cm"/>
    </style:style>
    <style:style style:name="gr11" style:family="graphic" style:parent-style-name="standard">
      <style:graphic-properties draw:stroke="none" svg:stroke-color="#000000" draw:fill="none" draw:fill-color="#ffffff" draw:textarea-horizontal-align="left" draw:auto-grow-height="true" draw:auto-grow-width="true" fo:min-height="9.185cm" fo:min-width="24.025cm"/>
    </style:style>
    <style:style style:name="gr12" style:family="graphic" style:parent-style-name="standard">
      <style:graphic-properties draw:stroke="none" svg:stroke-color="#000000" draw:fill="none" draw:fill-color="#ffffff" draw:auto-grow-height="true" draw:auto-grow-width="false" fo:max-height="0cm" fo:min-height="12.105cm"/>
    </style:style>
    <style:style style:name="gr13" style:family="graphic" style:parent-style-name="standard">
      <style:graphic-properties draw:stroke="none" svg:stroke-color="#000000" draw:fill="none" draw:fill-color="#ffffff" draw:auto-grow-height="true" draw:auto-grow-width="false" fo:max-height="0cm" fo:min-height="11.05cm"/>
    </style:style>
    <style:style style:name="gr14" style:family="graphic" style:parent-style-name="standard">
      <style:graphic-properties draw:stroke="none" svg:stroke-color="#000000" draw:fill="none" draw:fill-color="#ffffff" draw:auto-grow-height="true" draw:auto-grow-width="false" fo:max-height="0cm" fo:min-height="1.121cm"/>
    </style:style>
    <style:style style:name="gr15" style:family="graphic" style:parent-style-name="standard">
      <style:graphic-properties draw:stroke="none" svg:stroke-color="#000000" draw:fill="none" draw:fill-color="#ffffff" draw:auto-grow-height="true" draw:auto-grow-width="false" fo:max-height="0cm" fo:min-height="2.137cm"/>
    </style:style>
    <style:style style:name="gr16" style:family="graphic" style:parent-style-name="standard">
      <style:graphic-properties draw:stroke="none" svg:stroke-color="#000000" draw:fill="none" draw:fill-color="#ffffff" draw:textarea-horizontal-align="left" draw:auto-grow-height="true" draw:auto-grow-width="false" fo:min-height="4.985cm" fo:min-width="0cm"/>
    </style:style>
    <style:style style:name="gr17" style:family="graphic" style:parent-style-name="standard">
      <style:graphic-properties draw:opacity="0%" draw:textarea-horizontal-align="center" draw:textarea-vertical-align="middle" draw:shadow-opacity="0%"/>
    </style:style>
    <style:style style:name="gr18" style:family="graphic" style:parent-style-name="standard">
      <style:graphic-properties draw:stroke="none" svg:stroke-color="#ffffff" draw:fill="none" draw:fill-color="#ffffff" draw:auto-grow-height="true" draw:auto-grow-width="false" fo:max-height="0cm" fo:min-height="10.039cm"/>
    </style:style>
    <style:style style:name="gr19" style:family="graphic" style:parent-style-name="standard">
      <style:graphic-properties draw:stroke="none" svg:stroke-color="#000000" draw:fill="none" draw:fill-color="#ffffff" draw:textarea-horizontal-align="left" draw:auto-grow-height="true" draw:auto-grow-width="true" fo:min-height="4.531cm" fo:min-width="24.373cm"/>
    </style:style>
    <style:style style:name="gr20" style:family="graphic" style:parent-style-name="standard">
      <style:graphic-properties draw:stroke="none" svg:stroke-color="#000000" draw:fill="none" draw:fill-color="#ffffff" draw:textarea-horizontal-align="left" draw:auto-grow-height="true" draw:auto-grow-width="true" fo:min-height="3.25cm" fo:min-width="15.668cm"/>
    </style:style>
    <style:style style:name="gr21" style:family="graphic" style:parent-style-name="standard">
      <style:graphic-properties draw:stroke="none" svg:stroke-color="#000000" draw:fill="none" draw:fill-color="#ffffff" draw:textarea-horizontal-align="left" draw:auto-grow-height="true" draw:auto-grow-width="true" fo:min-height="6.313cm" fo:min-width="24.373cm"/>
    </style:style>
    <style:style style:name="gr22" style:family="graphic" style:parent-style-name="standard">
      <style:graphic-properties draw:stroke="none" svg:stroke-color="#000000" draw:fill="none" draw:fill-color="#ffffff" draw:textarea-horizontal-align="left" draw:auto-grow-height="true" draw:auto-grow-width="true" fo:min-height="6.343cm" fo:min-width="15.668cm"/>
    </style:style>
    <style:style style:name="gr23" style:family="graphic" style:parent-style-name="standard">
      <style:graphic-properties draw:stroke="none" svg:stroke-color="#000000" draw:fill="none" draw:fill-color="#ffffff" draw:textarea-horizontal-align="left" draw:auto-grow-height="true" draw:auto-grow-width="true" fo:min-height="8.155cm" fo:min-width="17.806cm"/>
    </style:style>
    <style:style style:name="gr24" style:family="graphic" style:parent-style-name="standard">
      <style:graphic-properties draw:stroke="none" svg:stroke-color="#000000" draw:fill="none" draw:fill-color="#ffffff" draw:textarea-horizontal-align="left" draw:auto-grow-height="true" draw:auto-grow-width="true" fo:min-height="12.685cm" fo:min-width="23.365cm"/>
    </style:style>
    <style:style style:name="gr25" style:family="graphic" style:parent-style-name="standard">
      <style:graphic-properties draw:stroke="none" svg:stroke-color="#000000" draw:fill="none" draw:fill-color="#ffffff" draw:textarea-horizontal-align="left" draw:auto-grow-height="true" draw:auto-grow-width="true" fo:min-height="12.685cm" fo:min-width="12.248cm"/>
    </style:style>
    <style:style style:name="gr26" style:family="graphic" style:parent-style-name="standard">
      <style:graphic-properties draw:stroke="none" svg:stroke-color="#000000" draw:fill="none" draw:fill-color="#ffffff" draw:textarea-horizontal-align="left" draw:auto-grow-height="true" draw:auto-grow-width="true" fo:min-height="12.685cm" fo:min-width="22.509cm"/>
    </style:style>
    <style:style style:name="gr27" style:family="graphic" style:parent-style-name="standard">
      <style:graphic-properties draw:stroke="none" svg:stroke-color="#000000" draw:fill="none" draw:fill-color="#ffffff" draw:textarea-horizontal-align="left" draw:auto-grow-height="true" draw:auto-grow-width="false" fo:min-height="12.155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685cm" fo:min-width="22.664cm"/>
    </style:style>
    <style:style style:name="gr29" style:family="graphic" style:parent-style-name="standard">
      <style:graphic-properties draw:stroke="none" svg:stroke-color="#000000" draw:fill="none" draw:fill-color="#ffffff" draw:textarea-horizontal-align="left" draw:auto-grow-height="true" draw:auto-grow-width="true" fo:min-height="15.403cm" fo:min-width="22.664cm"/>
    </style:style>
    <style:style style:name="gr30" style:family="graphic" style:parent-style-name="standard">
      <style:graphic-properties draw:stroke="none" svg:stroke-color="#000000" draw:fill="none" draw:fill-color="#ffffff" draw:textarea-horizontal-align="left" draw:auto-grow-height="true" draw:auto-grow-width="true" fo:min-height="11.25cm" fo:min-width="22.664cm"/>
    </style:style>
    <style:style style:name="gr31" style:family="graphic" style:parent-style-name="standard">
      <style:graphic-properties draw:stroke="none" svg:stroke-color="#000000" draw:fill="none" draw:fill-color="#ffffff" draw:textarea-horizontal-align="left" draw:auto-grow-height="true" draw:auto-grow-width="true" fo:min-height="8.301cm" fo:min-width="19.087cm"/>
    </style:style>
    <style:style style:name="gr32" style:family="graphic" style:parent-style-name="standard">
      <style:graphic-properties draw:stroke="none" svg:stroke-color="#000000" draw:fill="none" draw:fill-color="#ffffff" draw:textarea-horizontal-align="left" draw:auto-grow-height="true" draw:auto-grow-width="true" fo:min-height="16.309cm" fo:min-width="25.656cm"/>
    </style:style>
    <style:style style:name="gr33" style:family="graphic" style:parent-style-name="standard">
      <style:graphic-properties draw:stroke="none" svg:stroke-color="#000000" draw:fill="none" draw:fill-color="#ffffff" draw:textarea-horizontal-align="left" draw:auto-grow-height="true" draw:auto-grow-width="true" fo:min-height="14.497cm" fo:min-width="25.656cm"/>
    </style:style>
    <style:style style:name="gr34" style:family="graphic" style:parent-style-name="standard">
      <style:graphic-properties draw:stroke="none" svg:stroke-color="#000000" draw:fill="none" draw:fill-color="#ffffff" draw:textarea-horizontal-align="left" draw:auto-grow-height="true" draw:auto-grow-width="true" fo:min-height="15.801cm" fo:min-width="23.929cm"/>
    </style:style>
    <style:style style:name="gr35" style:family="graphic" style:parent-style-name="standard">
      <style:graphic-properties draw:stroke="none" svg:stroke-color="#000000" draw:fill="none" draw:fill-color="#ffffff" draw:textarea-horizontal-align="left" draw:auto-grow-height="true" draw:auto-grow-width="true" fo:min-height="8.713cm" fo:min-width="20.953cm"/>
    </style:style>
    <style:style style:name="gr36" style:family="graphic" style:parent-style-name="standard">
      <style:graphic-properties draw:stroke="none" svg:stroke-color="#000000" draw:fill="none" draw:fill-color="#ffffff" draw:textarea-horizontal-align="left" draw:auto-grow-height="true" draw:auto-grow-width="true" fo:min-height="12.845cm" fo:min-width="22.917cm"/>
    </style:style>
    <style:style style:name="gr37" style:family="graphic" style:parent-style-name="standard">
      <style:graphic-properties draw:stroke="none" svg:stroke-color="#000000" draw:fill="none" draw:fill-color="#ffffff" draw:textarea-horizontal-align="left" draw:auto-grow-height="true" draw:auto-grow-width="true" fo:min-height="3.625cm" fo:min-width="19.242cm"/>
    </style:style>
    <style:style style:name="pr1" style:family="presentation" style:parent-style-name="lyt-bluegrey-title" style:list-style-name="L5">
      <style:graphic-properties draw:fill-color="#ffffff" draw:auto-grow-height="true" fo:min-height="2.844cm"/>
    </style:style>
    <style:style style:name="pr2" style:family="presentation" style:parent-style-name="lyt-bluegrey-subtitle">
      <style:graphic-properties draw:fill-color="#ffffff" draw:auto-grow-height="true" fo:min-height="14.087cm"/>
    </style:style>
    <style:style style:name="pr3" style:family="presentation" style:parent-style-name="lyt-bluegrey-notes">
      <style:graphic-properties draw:fill-color="#ffffff" draw:auto-grow-height="true" fo:min-height="13.365cm"/>
    </style:style>
    <style:style style:name="pr4" style:family="presentation" style:parent-style-name="lyt-bluegrey-title" style:list-style-name="L5">
      <style:graphic-properties draw:fill-color="#ffffff" draw:auto-grow-height="true" fo:min-height="2.844cm"/>
    </style:style>
    <style:style style:name="pr5" style:family="presentation" style:parent-style-name="lyt-bluegrey-title" style:list-style-name="L5">
      <style:graphic-properties draw:fill-color="#ffffff" draw:auto-grow-height="true" fo:min-height="3.507cm"/>
    </style:style>
    <style:style style:name="pr6" style:family="presentation" style:parent-style-name="lyt-bluegrey-outline1">
      <style:graphic-properties draw:fill-color="#ffffff" draw:auto-grow-height="true" fo:min-height="15.927cm"/>
    </style:style>
    <style:style style:name="pr7" style:family="presentation" style:parent-style-name="lyt-bluegrey-title" style:list-style-name="L5">
      <style:graphic-properties draw:fill-color="#ffffff" draw:auto-grow-height="true" fo:min-height="3.507cm"/>
    </style:style>
    <style:style style:name="pr8" style:family="presentation" style:parent-style-name="lyt-bluegrey-outline1">
      <style:graphic-properties draw:fill-color="#ffffff" draw:auto-grow-height="true" fo:min-height="15.389cm"/>
    </style:style>
    <style:style style:name="pr9" style:family="presentation" style:parent-style-name="lyt-bluegrey-title" style:list-style-name="L5">
      <style:graphic-properties draw:fill-color="#ffffff" draw:auto-grow-height="true" fo:min-height="3.507cm"/>
    </style:style>
    <style:style style:name="pr10" style:family="presentation" style:parent-style-name="lyt-bluegrey-title" style:list-style-name="L5">
      <style:graphic-properties draw:fill-color="#ffffff" draw:auto-grow-height="true" fo:min-height="3.507cm"/>
    </style:style>
    <style:style style:name="pr11" style:family="presentation" style:parent-style-name="lyt-bluegrey-title" style:list-style-name="L5">
      <style:graphic-properties draw:fill-color="#ffffff" draw:auto-grow-height="true" fo:min-height="3.507cm"/>
    </style:style>
    <style:style style:name="pr12" style:family="presentation" style:parent-style-name="lyt-bluegrey-title" style:list-style-name="L5">
      <style:graphic-properties draw:fill-color="#ffffff" draw:auto-grow-height="true" fo:min-height="3.507cm"/>
    </style:style>
    <style:style style:name="pr13" style:family="presentation" style:parent-style-name="lyt-bluegrey-title" style:list-style-name="L5">
      <style:graphic-properties draw:fill-color="#ffffff" draw:auto-grow-height="true" fo:min-height="3.507cm"/>
    </style:style>
    <style:style style:name="pr14" style:family="presentation" style:parent-style-name="lyt-bluegrey-outline1">
      <style:graphic-properties draw:fill-color="#ffffff" draw:auto-grow-height="true" fo:min-height="13.231cm"/>
    </style:style>
    <style:style style:name="pr15" style:family="presentation" style:parent-style-name="lyt-bluegrey-title" style:list-style-name="L5">
      <style:graphic-properties draw:fill-color="#ffffff" draw:auto-grow-height="true" fo:min-height="3.507cm"/>
    </style:style>
    <style:style style:name="pr16" style:family="presentation" style:parent-style-name="lyt-bluegrey-outline1">
      <style:graphic-properties draw:fill-color="#ffffff" draw:auto-grow-height="true" fo:min-height="14.161cm"/>
    </style:style>
    <style:style style:name="pr17" style:family="presentation" style:parent-style-name="lyt-bluegrey-title" style:list-style-name="L5">
      <style:graphic-properties draw:fill-color="#ffffff" draw:auto-grow-height="true" fo:min-height="3.507cm"/>
    </style:style>
    <style:style style:name="pr18" style:family="presentation" style:parent-style-name="lyt-bluegrey-outline1">
      <style:graphic-properties draw:fill-color="#ffffff" draw:auto-grow-height="true" fo:min-height="14.599cm"/>
    </style:style>
    <style:style style:name="pr19" style:family="presentation" style:parent-style-name="lyt-bluegrey-title" style:list-style-name="L5">
      <style:graphic-properties draw:fill-color="#ffffff" draw:auto-grow-height="true" fo:min-height="3.507cm"/>
    </style:style>
    <style:style style:name="pr20" style:family="presentation" style:parent-style-name="lyt-bluegrey-outline1">
      <style:graphic-properties draw:fill-color="#ffffff" draw:auto-grow-height="true" fo:min-height="14.486cm"/>
    </style:style>
    <style:style style:name="pr21" style:family="presentation" style:parent-style-name="lyt-bluegrey-title">
      <style:graphic-properties fo:min-height="3.506cm"/>
    </style:style>
    <style:style style:name="pr22" style:family="presentation" style:parent-style-name="lyt-bluegrey-notes">
      <style:graphic-properties draw:fill-color="#ffffff" fo:min-height="13.364cm"/>
    </style:style>
    <style:style style:name="pr23" style:family="presentation" style:parent-style-name="lyt-bluegrey-title" style:list-style-name="L5">
      <style:graphic-properties draw:fill-color="#ffffff" draw:auto-grow-height="true" fo:min-height="3.507cm"/>
    </style:style>
    <style:style style:name="pr24" style:family="presentation" style:parent-style-name="lyt-bluegrey-outline1">
      <style:graphic-properties draw:fill-color="#ffffff" draw:auto-grow-height="true" fo:min-height="13.512cm"/>
    </style:style>
    <style:style style:name="pr25" style:family="presentation" style:parent-style-name="lyt-bluegrey-outline1">
      <style:graphic-properties draw:stroke="none" draw:fill="none" fo:min-height="16cm"/>
    </style:style>
    <style:style style:name="pr26" style:family="presentation" style:parent-style-name="lyt-bluegrey-title" style:list-style-name="L5">
      <style:graphic-properties draw:fill-color="#ffffff" draw:auto-grow-height="true" fo:min-height="3.507cm"/>
    </style:style>
    <style:style style:name="pr27" style:family="presentation" style:parent-style-name="lyt-bluegrey-outline1">
      <style:graphic-properties draw:stroke="none" draw:fill="none" fo:min-height="1.326cm"/>
    </style:style>
    <style:style style:name="pr28" style:family="presentation" style:parent-style-name="lyt-bluegrey-title" style:list-style-name="L5">
      <style:graphic-properties draw:fill-color="#ffffff" draw:auto-grow-height="true" fo:min-height="3.507cm"/>
    </style:style>
    <style:style style:name="pr29" style:family="presentation" style:parent-style-name="lyt-bluegrey-outline1">
      <style:graphic-properties draw:fill-color="#ffffff" draw:auto-grow-height="true" fo:min-height="16.719cm"/>
    </style:style>
    <style:style style:name="pr30" style:family="presentation" style:parent-style-name="lyt-bluegrey-title" style:list-style-name="L5">
      <style:graphic-properties draw:fill-color="#ffffff" draw:auto-grow-height="true" fo:min-height="3.507cm"/>
    </style:style>
    <style:style style:name="pr31" style:family="presentation" style:parent-style-name="lyt-bluegrey-title" style:list-style-name="L5">
      <style:graphic-properties draw:fill-color="#ffffff" draw:auto-grow-height="true" fo:min-height="3.507cm"/>
    </style:style>
    <style:style style:name="pr32" style:family="presentation" style:parent-style-name="lyt-bluegrey-outline1">
      <style:graphic-properties draw:fill-color="#ffffff" draw:auto-grow-height="true" fo:min-height="16.693cm"/>
    </style:style>
    <style:style style:name="pr33" style:family="presentation" style:parent-style-name="lyt-bluegrey-title" style:list-style-name="L5">
      <style:graphic-properties draw:fill-color="#ffffff" draw:auto-grow-height="true" fo:min-height="3.507cm"/>
    </style:style>
    <style:style style:name="pr34" style:family="presentation" style:parent-style-name="lyt-bluegrey-outline1">
      <style:graphic-properties draw:fill-color="#ffffff" draw:auto-grow-height="true" fo:min-height="16.878cm"/>
    </style:style>
    <style:style style:name="pr35" style:family="presentation" style:parent-style-name="lyt-bluegrey-title" style:list-style-name="L5">
      <style:graphic-properties draw:fill-color="#ffffff" draw:auto-grow-height="true" fo:min-height="3.507cm"/>
    </style:style>
    <style:style style:name="pr36" style:family="presentation" style:parent-style-name="lyt-bluegrey-outline1">
      <style:graphic-properties draw:fill-color="#ffffff" draw:auto-grow-height="true" fo:min-height="16.319cm"/>
    </style:style>
    <style:style style:name="pr37" style:family="presentation" style:parent-style-name="lyt-bluegrey-title" style:list-style-name="L5">
      <style:graphic-properties draw:fill-color="#ffffff" draw:auto-grow-height="true" fo:min-height="3.507cm"/>
    </style:style>
    <style:style style:name="pr38" style:family="presentation" style:parent-style-name="lyt-bluegrey-title" style:list-style-name="L5">
      <style:graphic-properties draw:fill-color="#ffffff" draw:auto-grow-height="true" fo:min-height="3.507cm"/>
    </style:style>
    <style:style style:name="pr39" style:family="presentation" style:parent-style-name="lyt-bluegrey-outline1">
      <style:graphic-properties draw:fill-color="#ffffff" draw:auto-grow-height="true" fo:min-height="16.661cm"/>
    </style:style>
    <style:style style:name="pr40" style:family="presentation" style:parent-style-name="lyt-bluegrey-title" style:list-style-name="L5">
      <style:graphic-properties draw:fill-color="#ffffff" draw:auto-grow-height="true" fo:min-height="3.507cm"/>
    </style:style>
    <style:style style:name="pr41" style:family="presentation" style:parent-style-name="lyt-bluegrey-outline1">
      <style:graphic-properties draw:fill-color="#ffffff" draw:auto-grow-height="true" fo:min-height="17.643cm"/>
    </style:style>
    <style:style style:name="pr42" style:family="presentation" style:parent-style-name="lyt-bluegrey-title" style:list-style-name="L5">
      <style:graphic-properties draw:fill-color="#ffffff" draw:auto-grow-height="true" fo:min-height="3.507cm"/>
    </style:style>
    <style:style style:name="pr43" style:family="presentation" style:parent-style-name="lyt-bluegrey-title" style:list-style-name="L5">
      <style:graphic-properties draw:fill-color="#ffffff" draw:auto-grow-height="true" fo:min-height="3.507cm"/>
    </style:style>
    <style:style style:name="pr44" style:family="presentation" style:parent-style-name="lyt-bluegrey-title" style:list-style-name="L5">
      <style:graphic-properties draw:fill-color="#ffffff" draw:auto-grow-height="true" fo:min-height="3.507cm"/>
    </style:style>
    <style:style style:name="pr45" style:family="presentation" style:parent-style-name="lyt-bluegrey-title" style:list-style-name="L5">
      <style:graphic-properties draw:fill-color="#ffffff" draw:auto-grow-height="true" fo:min-height="3.507cm"/>
    </style:style>
    <style:style style:name="pr46" style:family="presentation" style:parent-style-name="lyt-bluegrey-outline1">
      <style:graphic-properties draw:fill-color="#ffffff" draw:auto-grow-height="true" fo:min-height="16.749cm"/>
    </style:style>
    <style:style style:name="pr47" style:family="presentation" style:parent-style-name="lyt-bluegrey-title" style:list-style-name="L5">
      <style:graphic-properties draw:fill-color="#ffffff" draw:auto-grow-height="true" fo:min-height="3.507cm"/>
    </style:style>
    <style:style style:name="pr48" style:family="presentation" style:parent-style-name="lyt-bluegrey-outline1">
      <style:graphic-properties draw:fill-color="#ffffff" draw:auto-grow-height="true" fo:min-height="16.69cm"/>
    </style:style>
    <style:style style:name="pr49" style:family="presentation" style:parent-style-name="lyt-bluegrey-title" style:list-style-name="L5">
      <style:graphic-properties draw:fill-color="#ffffff" draw:auto-grow-height="true" fo:min-height="3.507cm"/>
    </style:style>
    <style:style style:name="pr50" style:family="presentation" style:parent-style-name="lyt-bluegrey-outline1">
      <style:graphic-properties draw:fill-color="#ffffff" draw:auto-grow-height="true" fo:min-height="16.839cm"/>
    </style:style>
    <style:style style:name="pr51" style:family="presentation" style:parent-style-name="lyt-bluegrey-title" style:list-style-name="L5">
      <style:graphic-properties draw:fill-color="#ffffff" draw:auto-grow-height="true" fo:min-height="3.507cm"/>
    </style:style>
    <style:style style:name="pr52" style:family="presentation" style:parent-style-name="lyt-bluegrey-outline1">
      <style:graphic-properties draw:fill-color="#ffffff" draw:auto-grow-height="true" fo:min-height="16.219cm"/>
    </style:style>
    <style:style style:name="pr53" style:family="presentation" style:parent-style-name="lyt-bluegrey-title" style:list-style-name="L5">
      <style:graphic-properties draw:fill-color="#ffffff" draw:auto-grow-height="true" fo:min-height="3.507cm"/>
    </style:style>
    <style:style style:name="pr54" style:family="presentation" style:parent-style-name="lyt-bluegrey-title" style:list-style-name="L5">
      <style:graphic-properties draw:fill-color="#ffffff" draw:auto-grow-height="true" fo:min-height="3.507cm"/>
    </style:style>
    <style:style style:name="pr55" style:family="presentation" style:parent-style-name="lyt-bluegrey-outline1">
      <style:graphic-properties draw:fill-color="#ffffff" draw:auto-grow-height="true" fo:min-height="13.661cm"/>
    </style:style>
    <style:style style:name="pr56" style:family="presentation" style:parent-style-name="lyt-bluegrey-title" style:list-style-name="L5">
      <style:graphic-properties draw:fill-color="#ffffff" draw:auto-grow-height="true" fo:min-height="3.507cm"/>
    </style:style>
    <style:style style:name="pr57" style:family="presentation" style:parent-style-name="lyt-bluegrey-title" style:list-style-name="L5">
      <style:graphic-properties draw:fill-color="#ffffff" draw:auto-grow-height="true" fo:min-height="3.507cm"/>
    </style:style>
    <style:style style:name="pr58" style:family="presentation" style:parent-style-name="lyt-bluegrey-outline1">
      <style:graphic-properties draw:fill-color="#ffffff" draw:auto-grow-height="true" fo:min-height="14.169cm"/>
    </style:style>
    <style:style style:name="pr59" style:family="presentation" style:parent-style-name="lyt-bluegrey-title" style:list-style-name="L5">
      <style:graphic-properties draw:fill-color="#ffffff" draw:auto-grow-height="true" fo:min-height="3.507cm"/>
    </style:style>
    <style:style style:name="pr60" style:family="presentation" style:parent-style-name="lyt-bluegrey-outline1">
      <style:graphic-properties draw:fill-color="#ffffff" draw:auto-grow-height="true" fo:min-height="15.697cm"/>
    </style:style>
    <style:style style:name="pr61" style:family="presentation" style:parent-style-name="lyt-bluegrey-title" style:list-style-name="L5">
      <style:graphic-properties draw:fill-color="#ffffff" draw:auto-grow-height="true" fo:min-height="3.507cm"/>
    </style:style>
    <style:style style:name="pr62" style:family="presentation" style:parent-style-name="lyt-bluegrey-title" style:list-style-name="L5">
      <style:graphic-properties draw:fill-color="#ffffff" draw:auto-grow-height="true" fo:min-height="3.507cm"/>
    </style:style>
    <style:style style:name="pr63" style:family="presentation" style:parent-style-name="lyt-bluegrey-outline1">
      <style:graphic-properties draw:fill-color="#ffffff" draw:auto-grow-height="true" fo:min-height="4.5cm"/>
    </style:style>
    <style:style style:name="pr64" style:family="presentation" style:parent-style-name="lyt-bluegrey-title" style:list-style-name="L5">
      <style:graphic-properties draw:fill-color="#ffffff" draw:auto-grow-height="true" fo:min-height="3.507cm"/>
    </style:style>
    <style:style style:name="pr65" style:family="presentation" style:parent-style-name="lyt-bluegrey-outline1">
      <style:graphic-properties draw:fill-color="#ffffff" draw:auto-grow-height="true" fo:min-height="5.565cm"/>
    </style:style>
    <style:style style:name="pr66" style:family="presentation" style:parent-style-name="lyt-bluegrey-title" style:list-style-name="L5">
      <style:graphic-properties draw:fill-color="#ffffff" draw:auto-grow-height="true" fo:min-height="3.507cm"/>
    </style:style>
    <style:style style:name="pr67" style:family="presentation" style:parent-style-name="lyt-bluegrey-outline1">
      <style:graphic-properties draw:fill-color="#ffffff" draw:auto-grow-height="true" fo:min-height="7.565cm"/>
    </style:style>
    <style:style style:name="pr68" style:family="presentation" style:parent-style-name="lyt-bluegrey-title" style:list-style-name="L5">
      <style:graphic-properties draw:fill-color="#ffffff" draw:auto-grow-height="true" fo:min-height="3.507cm"/>
    </style:style>
    <style:style style:name="pr69" style:family="presentation" style:parent-style-name="lyt-bluegrey-outline1">
      <style:graphic-properties draw:fill-color="#ffffff" draw:auto-grow-height="true" fo:min-height="7.39cm"/>
    </style:style>
    <style:style style:name="pr70" style:family="presentation" style:parent-style-name="lyt-bluegrey-title" style:list-style-name="L5">
      <style:graphic-properties draw:fill-color="#ffffff" draw:auto-grow-height="true" fo:min-height="3.507cm"/>
    </style:style>
    <style:style style:name="pr71" style:family="presentation" style:parent-style-name="lyt-bluegrey-title" style:list-style-name="L5">
      <style:graphic-properties draw:fill-color="#ffffff" draw:auto-grow-height="true" fo:min-height="3.507cm"/>
    </style:style>
    <style:style style:name="pr72" style:family="presentation" style:parent-style-name="lyt-bluegrey-outline1">
      <style:graphic-properties draw:fill-color="#ffffff" draw:auto-grow-height="true" fo:min-height="3.858cm"/>
    </style:style>
    <style:style style:name="pr73" style:family="presentation" style:parent-style-name="lyt-bluegrey-title" style:list-style-name="L5">
      <style:graphic-properties draw:fill-color="#ffffff" draw:auto-grow-height="true" fo:min-height="3.507cm"/>
    </style:style>
    <style:style style:name="pr74" style:family="presentation" style:parent-style-name="lyt-bluegrey-outline1">
      <style:graphic-properties draw:fill-color="#ffffff" draw:auto-grow-height="true" fo:min-height="3.041cm"/>
    </style:style>
    <style:style style:name="pr75" style:family="presentation" style:parent-style-name="lyt-bluegrey-title" style:list-style-name="L5">
      <style:graphic-properties draw:fill-color="#ffffff" draw:auto-grow-height="true" fo:min-height="3.507cm"/>
    </style:style>
    <style:style style:name="pr76" style:family="presentation" style:parent-style-name="lyt-bluegrey-title" style:list-style-name="L5">
      <style:graphic-properties draw:fill-color="#ffffff" draw:auto-grow-height="true" fo:min-height="3.507cm"/>
    </style:style>
    <style:style style:name="pr77" style:family="presentation" style:parent-style-name="lyt-bluegrey-outline1">
      <style:graphic-properties draw:fill-color="#ffffff" draw:auto-grow-height="true" fo:min-height="16.752cm"/>
    </style:style>
    <style:style style:name="pr78" style:family="presentation" style:parent-style-name="lyt-bluegrey-title" style:list-style-name="L5">
      <style:graphic-properties draw:fill-color="#ffffff" draw:auto-grow-height="true" fo:min-height="3.507cm"/>
    </style:style>
    <style:style style:name="pr79" style:family="presentation" style:parent-style-name="lyt-bluegrey-title" style:list-style-name="L5">
      <style:graphic-properties draw:fill-color="#ffffff" draw:auto-grow-height="true" fo:min-height="3.507cm"/>
    </style:style>
    <style:style style:name="pr80" style:family="presentation" style:parent-style-name="lyt-bluegrey-outline1">
      <style:graphic-properties draw:fill-color="#ffffff" draw:auto-grow-height="true" fo:min-height="1.541cm"/>
    </style:style>
    <style:style style:name="pr81" style:family="presentation" style:parent-style-name="lyt-bluegrey-title" style:list-style-name="L5">
      <style:graphic-properties draw:fill-color="#ffffff" draw:auto-grow-height="true" fo:min-height="3.507cm"/>
    </style:style>
    <style:style style:name="pr82" style:family="presentation" style:parent-style-name="lyt-bluegrey-title" style:list-style-name="L5">
      <style:graphic-properties draw:fill-color="#ffffff" draw:auto-grow-height="true" fo:min-height="3.507cm"/>
    </style:style>
    <style:style style:name="pr83" style:family="presentation" style:parent-style-name="lyt-bluegrey-outline1">
      <style:graphic-properties draw:fill-color="#ffffff" draw:auto-grow-height="true" fo:min-height="4.299cm"/>
    </style:style>
    <style:style style:name="pr84" style:family="presentation" style:parent-style-name="lyt-bluegrey-title" style:list-style-name="L5">
      <style:graphic-properties draw:fill-color="#ffffff" draw:auto-grow-height="true" fo:min-height="3.507cm"/>
    </style:style>
    <style:style style:name="pr85" style:family="presentation" style:parent-style-name="lyt-bluegrey-outline1">
      <style:graphic-properties draw:fill-color="#ffffff" draw:auto-grow-height="true" fo:min-height="15.486cm"/>
    </style:style>
    <style:style style:name="pr86" style:family="presentation" style:parent-style-name="lyt-bluegrey-title" style:list-style-name="L5">
      <style:graphic-properties draw:fill-color="#ffffff" draw:auto-grow-height="true" fo:min-height="3.507cm"/>
    </style:style>
    <style:style style:name="pr87" style:family="presentation" style:parent-style-name="lyt-bluegrey-title" style:list-style-name="L5">
      <style:graphic-properties draw:fill-color="#ffffff" draw:auto-grow-height="true" fo:min-height="3.507cm"/>
    </style:style>
    <style:style style:name="pr88" style:family="presentation" style:parent-style-name="lyt-bluegrey-title" style:list-style-name="L5">
      <style:graphic-properties draw:fill-color="#ffffff" draw:auto-grow-height="true" fo:min-height="3.507cm"/>
    </style:style>
    <style:style style:name="pr89" style:family="presentation" style:parent-style-name="lyt-bluegrey-outline1">
      <style:graphic-properties draw:fill-color="#ffffff" draw:auto-grow-height="true" fo:min-height="16.041cm"/>
    </style:style>
    <style:style style:name="pr90" style:family="presentation" style:parent-style-name="lyt-bluegrey-title" style:list-style-name="L5">
      <style:graphic-properties draw:fill-color="#ffffff" draw:auto-grow-height="true" fo:min-height="3.507cm"/>
    </style:style>
    <style:style style:name="pr91" style:family="presentation" style:parent-style-name="lyt-bluegrey-title" style:list-style-name="L5">
      <style:graphic-properties draw:fill-color="#ffffff" draw:auto-grow-height="true" fo:min-height="3.507cm"/>
    </style:style>
    <style:style style:name="pr92" style:family="presentation" style:parent-style-name="lyt-bluegrey-title" style:list-style-name="L5">
      <style:graphic-properties draw:fill-color="#ffffff" draw:auto-grow-height="true" fo:min-height="3.507cm"/>
    </style:style>
    <style:style style:name="pr93" style:family="presentation" style:parent-style-name="lyt-bluegrey-title" style:list-style-name="L5">
      <style:graphic-properties draw:fill-color="#ffffff" draw:auto-grow-height="true" fo:min-height="3.507cm"/>
    </style:style>
    <style:style style:name="pr94" style:family="presentation" style:parent-style-name="lyt-bluegrey-title" style:list-style-name="L5">
      <style:graphic-properties draw:fill-color="#ffffff" draw:auto-grow-height="true" fo:min-height="3.507cm"/>
    </style:style>
    <style:style style:name="pr95" style:family="presentation" style:parent-style-name="lyt-bluegrey-title" style:list-style-name="L5">
      <style:graphic-properties draw:fill-color="#ffffff" draw:auto-grow-height="true" fo:min-height="3.507cm"/>
    </style:style>
    <style:style style:name="pr96" style:family="presentation" style:parent-style-name="lyt-bluegrey-outline1">
      <style:graphic-properties draw:fill-color="#ffffff" draw:auto-grow-height="true" fo:min-height="7.5cm"/>
    </style:style>
    <style:style style:name="pr97" style:family="presentation" style:parent-style-name="lyt-bluegrey-title" style:list-style-name="L5">
      <style:graphic-properties draw:fill-color="#ffffff" draw:auto-grow-height="true" fo:min-height="3.507cm"/>
    </style:style>
    <style:style style:name="pr98" style:family="presentation" style:parent-style-name="lyt-bluegrey-title" style:list-style-name="L5">
      <style:graphic-properties draw:fill-color="#ffffff" draw:auto-grow-height="true" fo:min-height="3.507cm"/>
    </style:style>
    <style:style style:name="pr99" style:family="presentation" style:parent-style-name="lyt-bluegrey-outline1">
      <style:graphic-properties draw:fill-color="#ffffff" draw:auto-grow-height="true" fo:min-height="2.592cm"/>
    </style:style>
    <style:style style:name="pr100" style:family="presentation" style:parent-style-name="lyt-bluegrey-title" style:list-style-name="L5">
      <style:graphic-properties draw:fill-color="#ffffff" draw:auto-grow-height="true" fo:min-height="3.507cm"/>
    </style:style>
    <style:style style:name="pr101" style:family="presentation" style:parent-style-name="lyt-bluegrey-title" style:list-style-name="L5">
      <style:graphic-properties draw:fill-color="#ffffff" draw:auto-grow-height="true" fo:min-height="3.507cm"/>
    </style:style>
    <style:style style:name="pr102" style:family="presentation" style:parent-style-name="lyt-bluegrey-title" style:list-style-name="L5">
      <style:graphic-properties draw:fill-color="#ffffff" draw:auto-grow-height="true" fo:min-height="3.507cm"/>
    </style:style>
    <style:style style:name="pr103" style:family="presentation" style:parent-style-name="lyt-bluegrey-title" style:list-style-name="L5">
      <style:graphic-properties draw:fill-color="#ffffff" draw:auto-grow-height="true" fo:min-height="3.507cm"/>
    </style:style>
    <style:style style:name="pr104" style:family="presentation" style:parent-style-name="lyt-bluegrey-title" style:list-style-name="L5">
      <style:graphic-properties draw:fill-color="#ffffff" draw:auto-grow-height="true" fo:min-height="3.507cm"/>
    </style:style>
    <style:style style:name="pr105" style:family="presentation" style:parent-style-name="lyt-bluegrey-title" style:list-style-name="L5">
      <style:graphic-properties draw:fill-color="#ffffff" draw:auto-grow-height="true" fo:min-height="3.507cm"/>
    </style:style>
    <style:style style:name="pr106" style:family="presentation" style:parent-style-name="lyt-bluegrey-outline1">
      <style:graphic-properties draw:fill-color="#ffffff" draw:auto-grow-height="true" fo:min-height="16.627cm"/>
    </style:style>
    <style:style style:name="pr107" style:family="presentation" style:parent-style-name="lyt-bluegrey-title" style:list-style-name="L5">
      <style:graphic-properties draw:fill-color="#ffffff" draw:auto-grow-height="true" fo:min-height="3.507cm"/>
    </style:style>
    <style:style style:name="pr108" style:family="presentation" style:parent-style-name="lyt-bluegrey-title" style:list-style-name="L5">
      <style:graphic-properties draw:fill-color="#ffffff" draw:auto-grow-height="true" fo:min-height="3.507cm"/>
    </style:style>
    <style:style style:name="pr109" style:family="presentation" style:parent-style-name="lyt-bluegrey-outline1">
      <style:graphic-properties draw:fill-color="#ffffff" draw:auto-grow-height="true" fo:min-height="17.06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color="#ffffff"/>
    </style:style>
    <style:style style:name="P4" style:family="paragraph">
      <style:paragraph-properties style:text-autospace="none"/>
    </style:style>
    <style:style style:name="P5" style:family="paragraph">
      <style:paragraph-properties style:text-autospace="none"/>
      <style:text-properties fo:font-family="Albany" style:font-family-generic="swiss" fo:font-size="14pt" style:font-family-asian="Consolas" style:font-family-generic-asian="swiss" style:font-pitch-asian="fixed" style:font-size-asian="14pt" style:font-family-complex="Consolas" style:font-family-generic-complex="swiss" style:font-pitch-complex="fixed" style:font-size-complex="14pt"/>
    </style:style>
    <style:style style:name="P6" style:family="paragraph">
      <style:paragraph-properties fo:margin-left="0.6cm" fo:margin-right="0cm" fo:text-indent="-0.6cm"/>
      <style:text-properties fo:font-size="32pt"/>
    </style:style>
    <style:style style:name="P7" style:family="paragraph">
      <style:text-properties fo:color="#ffffff" fo:font-size="18pt"/>
    </style:style>
    <style:style style:name="P8" style:family="paragraph">
      <style:text-properties fo:font-size="20pt"/>
    </style:style>
    <style:style style:name="P9" style:family="paragraph">
      <style:paragraph-properties fo:margin-left="1.4cm" fo:margin-right="0cm" fo:text-indent="-1.2cm"/>
    </style:style>
    <style:style style:name="P10" style:family="paragraph">
      <style:paragraph-properties fo:margin-top="0cm" fo:margin-bottom="0cm"/>
    </style:style>
    <style:style style:name="P11" style:family="paragraph">
      <style:paragraph-properties fo:margin-left="1.4cm" fo:margin-right="0cm" fo:margin-top="0cm" fo:margin-bottom="0cm" fo:text-indent="-1.2cm"/>
      <style:text-properties fo:font-family="Consolas" style:font-family-generic="modern" style:font-pitch="fixed"/>
    </style:style>
    <style:style style:name="P12" style:family="paragraph">
      <style:text-properties fo:color="#ffffff" fo:font-size="26pt" style:font-size-asian="26pt" style:font-size-complex="26pt"/>
    </style:style>
    <style:style style:name="P13" style:family="paragraph">
      <style:text-properties fo:color="#ffffff" fo:font-family="Consolas" style:font-family-generic="modern" style:font-pitch="fixed" fo:font-size="22pt" fo:font-weight="normal" style:font-size-asian="22pt" style:font-weight-asian="normal" style:font-size-complex="22pt" style:font-weight-complex="normal"/>
    </style:style>
    <style:style style:name="P14" style:family="paragraph">
      <style:text-properties fo:font-size="32pt"/>
    </style:style>
    <style:style style:name="P15" style:family="paragraph">
      <style:text-properties fo:color="#ffffff" fo:font-family="Consolas" style:font-family-generic="modern" style:font-pitch="fixed" fo:font-size="22pt" style:font-size-asian="22pt" style:font-size-complex="22pt"/>
    </style:style>
    <style:style style:name="P16" style:family="paragraph">
      <style:paragraph-properties fo:margin-left="1.4cm" fo:margin-right="0cm" fo:margin-top="0cm" fo:margin-bottom="0.5cm" fo:text-indent="-1.2cm"/>
      <style:text-properties fo:font-size="32pt" style:font-size-asian="32pt" style:font-size-complex="32pt"/>
    </style:style>
    <style:style style:name="P17" style:family="paragraph">
      <style:text-properties fo:font-size="16pt" fo:font-style="normal" style:font-size-asian="16pt" style:font-style-asian="normal" style:font-size-complex="16pt" style:font-style-complex="normal"/>
    </style:style>
    <style:style style:name="P18" style:family="paragraph">
      <style:text-properties fo:color="#ffffff" fo:font-size="20pt" style:font-size-asian="20pt" style:font-size-complex="20pt"/>
    </style:style>
    <style:style style:name="P19" style:family="paragraph">
      <style:paragraph-properties fo:text-align="center"/>
    </style:style>
    <style:style style:name="P20" style:family="paragraph">
      <style:text-properties fo:font-size="18pt"/>
    </style:style>
    <style:style style:name="P21" style:family="paragraph">
      <style:text-properties fo:color="#ffffff" fo:font-family="Consolas" style:font-family-generic="modern" style:font-pitch="fixed" fo:font-size="20pt" style:font-size-asian="20pt" style:font-size-complex="20pt"/>
    </style:style>
    <style:style style:name="T1" style:family="text">
      <style:text-properties fo:font-size="28pt" style:font-size-asian="28pt" style:font-size-complex="28pt"/>
    </style:style>
    <style:style style:name="T2" style:family="text">
      <style:text-properties fo:color="#ffffff"/>
    </style:style>
    <style:style style:name="T3" style:family="text">
      <style:text-properties style:use-window-font-color="true" style:text-outline="false" style:text-line-through-style="none" fo:font-family="Albany" style:font-family-generic="swiss"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4" style:family="text">
      <style:text-properties fo:font-size="32pt"/>
    </style:style>
    <style:style style:name="T5" style:family="text">
      <style:text-properties fo:color="#ffffff" fo:font-size="18pt"/>
    </style:style>
    <style:style style:name="T6" style:family="text">
      <style:text-properties fo:font-size="32pt" style:font-size-asian="32pt" style:font-size-complex="3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family="Consolas" style:font-family-generic="modern" style:font-pitch="fixed" fo:font-size="32pt" style:font-size-asian="32pt" style:font-size-complex="32pt"/>
    </style:style>
    <style:style style:name="T10" style:family="text">
      <style:text-properties fo:font-family="Consolas" style:font-family-generic="modern" style:font-pitch="fixed"/>
    </style:style>
    <style:style style:name="T11" style:family="text">
      <style:text-properties fo:font-family="Albian" fo:font-size="32pt" style:font-size-asian="32pt" style:font-size-complex="32pt"/>
    </style:style>
    <style:style style:name="T12" style:family="text">
      <style:text-properties fo:color="#ffffff" fo:font-family="Albian" fo:font-size="32pt" style:font-size-asian="32pt" style:font-size-complex="32pt"/>
    </style:style>
    <style:style style:name="T13" style:family="text">
      <style:text-properties fo:color="#ffffff" fo:font-family="Albian" fo:font-size="32pt" fo:font-weight="bold" style:font-size-asian="32pt" style:font-weight-asian="bold" style:font-size-complex="32pt" style:font-weight-complex="bold"/>
    </style:style>
    <style:style style:name="T14" style:family="text">
      <style:text-properties fo:color="#ffffff" fo:font-family="Consolas" style:font-family-generic="modern" style:font-pitch="fixed" fo:font-size="32pt" fo:font-weight="bold" style:font-size-asian="32pt" style:font-weight-asian="bold" style:font-size-complex="32pt" style:font-weight-complex="bold"/>
    </style:style>
    <style:style style:name="T15" style:family="text">
      <style:text-properties fo:color="#ffffff" fo:font-family="Albian" fo:font-size="32pt" fo:font-weight="normal" style:font-size-asian="32pt" style:font-weight-asian="normal" style:font-size-complex="32pt" style:font-weight-complex="normal"/>
    </style:style>
    <style:style style:name="T16" style:family="text">
      <style:text-properties fo:font-family="Consolas" style:font-family-generic="modern" style:font-pitch="fixed" fo:font-size="24pt" style:font-size-asian="24pt" style:font-size-complex="24pt"/>
    </style:style>
    <style:style style:name="T17" style:family="text">
      <style:text-properties fo:font-size="32pt" fo:font-style="italic" style:font-size-asian="32pt" style:font-style-asian="italic" style:font-size-complex="32pt" style:font-style-complex="italic"/>
    </style:style>
    <style:style style:name="T18" style:family="text">
      <style:text-properties fo:color="#ffffff" fo:font-family="Consolas" style:font-family-generic="modern" style:font-pitch="fixed"/>
    </style:style>
    <style:style style:name="T19" style:family="text">
      <style:text-properties fo:font-size="24pt" style:font-size-asian="24pt" style:font-size-complex="24pt"/>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family="Consolas" style:font-family-generic="modern" style:font-pitch="fixed" fo:font-size="18pt" style:font-size-asian="18pt" style:font-size-complex="18pt"/>
    </style:style>
    <style:style style:name="T22" style:family="text">
      <style:text-properties fo:color="#ffff99" fo:font-family="Consolas" style:font-family-generic="modern" style:font-pitch="fixed" fo:font-size="18pt" style:font-size-asian="18pt" style:font-size-complex="18pt"/>
    </style:style>
    <style:style style:name="T23" style:family="text">
      <style:text-properties fo:font-family="Albany" style:font-family-generic="swiss" fo:font-size="18pt" style:font-size-asian="18pt" style:font-size-complex="18pt"/>
    </style:style>
    <style:style style:name="T24" style:family="text">
      <style:text-properties fo:font-family="Albany" style:font-family-generic="swiss" fo:font-size="24pt" style:font-size-asian="24pt" style:font-size-complex="24pt"/>
    </style:style>
    <style:style style:name="T25" style:family="text">
      <style:text-properties fo:font-family="Consolas" style:font-family-generic="modern" style:font-pitch="fixed" fo:font-size="18pt" fo:font-weight="bold" style:font-size-asian="18pt" style:font-weight-asian="bold" style:font-size-complex="18pt" style:font-weight-complex="bold"/>
    </style:style>
    <style:style style:name="T26" style:family="text">
      <style:text-properties fo:font-family="Consolas" style:font-family-generic="modern" style:font-pitch="fixed" fo:font-size="28pt" style:font-size-asian="28pt" style:font-size-complex="28pt"/>
    </style:style>
    <style:style style:name="T27" style:family="text">
      <style:text-properties fo:color="#ffffff" fo:font-size="26pt" style:font-size-asian="26pt" style:font-size-complex="26pt"/>
    </style:style>
    <style:style style:name="T28" style:family="text">
      <style:text-properties fo:color="#ffffff" fo:font-family="Consolas" style:font-family-generic="modern" style:font-pitch="fixed" fo:font-size="26pt" style:font-size-asian="26pt" style:font-size-complex="26pt"/>
    </style:style>
    <style:style style:name="T29" style:family="text">
      <style:text-properties fo:color="#ffffff" fo:font-size="26pt" fo:font-weight="bold" style:font-size-asian="26pt" style:font-weight-asian="bold" style:font-size-complex="26pt" style:font-weight-complex="bold"/>
    </style:style>
    <style:style style:name="T30" style:family="text">
      <style:text-properties fo:color="#ffffff" fo:font-family="Consolas" style:font-family-generic="modern" style:font-pitch="fixed" fo:font-size="22pt" fo:font-weight="normal" style:font-size-asian="22pt" style:font-weight-asian="normal" style:font-size-complex="22pt" style:font-weight-complex="normal"/>
    </style:style>
    <style:style style:name="T31" style:family="text">
      <style:text-properties fo:color="#ffffff" fo:font-family="Consolas" style:font-family-generic="modern" style:font-pitch="fixed" fo:font-size="22pt" fo:font-weight="bold" style:font-size-asian="22pt" style:font-weight-asian="bold" style:font-size-complex="22pt" style:font-weight-complex="bold"/>
    </style:style>
    <style:style style:name="T32" style:family="text">
      <style:text-properties fo:color="#ffffff" fo:font-family="Arial" style:font-family-generic="swiss" style:font-pitch="variable" fo:font-size="22pt" fo:font-weight="normal" style:font-size-asian="22pt" style:font-weight-asian="normal" style:font-size-complex="22pt" style:font-weight-complex="normal"/>
    </style:style>
    <style:style style:name="T33" style:family="text">
      <style:text-properties fo:color="#ffffff" fo:font-weight="bold" style:font-weight-asian="bold" style:font-weight-complex="bold"/>
    </style:style>
    <style:style style:name="T34" style:family="text">
      <style:text-properties fo:color="#ffffff"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color="#ffffff" fo:font-family="Consolas" style:font-family-generic="modern" style:font-pitch="fixed" fo:font-size="22pt" style:font-size-asian="22pt" style:font-size-complex="22pt"/>
    </style:style>
    <style:style style:name="T37" style:family="text">
      <style:text-properties fo:color="#cccccc" fo:font-family="Consolas" style:font-family-generic="modern" style:font-pitch="fixed" fo:font-size="22pt" style:font-size-asian="22pt" style:font-size-complex="22pt"/>
    </style:style>
    <style:style style:name="T38" style:family="text">
      <style:text-properties fo:color="#ffff00" fo:font-family="Consolas" style:font-family-generic="modern" style:font-pitch="fixed" fo:font-size="22pt" style:font-size-asian="22pt" style:font-size-complex="22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Consolas" style:font-family-generic="modern" style:font-pitch="fixed" fo:font-size="32pt" style:font-size-asian="32pt" style:font-size-complex="32pt"/>
    </style:style>
    <style:style style:name="T41" style:family="text">
      <style:text-properties fo:color="#ffffff" fo:font-family="Arial" style:font-family-generic="swiss" style:font-pitch="variable" fo:font-size="32pt" fo:font-weight="bold" style:font-size-asian="32pt" style:font-weight-asian="bold" style:font-size-complex="32pt" style:font-weight-complex="bold"/>
    </style:style>
    <style:style style:name="T42" style:family="text">
      <style:text-properties fo:color="#ffffff" fo:font-family="Arial" style:font-family-generic="swiss" style:font-pitch="variable" fo:font-size="32pt" fo:font-weight="normal" style:font-size-asian="32pt" style:font-weight-asian="normal" style:font-size-complex="32pt" style:font-weight-complex="normal"/>
    </style:style>
    <style:style style:name="T43" style:family="text">
      <style:text-properties fo:color="#ffff99" fo:font-family="Arial" style:font-family-generic="swiss" style:font-pitch="variable" fo:font-size="32pt" style:font-size-asian="32pt" style:font-size-complex="32pt"/>
    </style:style>
    <style:style style:name="T44" style:family="text">
      <style:text-properties fo:color="#ffff00" fo:font-family="Consolas" style:font-family-generic="modern" style:font-pitch="fixed" fo:font-size="22pt" fo:font-weight="bold" style:font-size-asian="22pt" style:font-weight-asian="bold" style:font-size-complex="22pt" style:font-weight-complex="bold"/>
    </style:style>
    <style:style style:name="T45" style:family="text">
      <style:text-properties fo:color="#ffff99"/>
    </style:style>
    <style:style style:name="T46" style:family="text">
      <style:text-properties fo:color="#ffffff" fo:font-family="Arial" style:font-family-generic="swiss" style:font-pitch="variable" fo:font-size="32pt" fo:font-style="italic" style:font-size-asian="32pt" style:font-style-asian="italic" style:font-size-complex="32pt" style:font-style-complex="italic"/>
    </style:style>
    <style:style style:name="T47" style:family="text">
      <style:text-properties fo:color="#ffffff" fo:font-family="Arial" style:font-family-generic="swiss" style:font-pitch="variable" fo:font-size="20pt" style:font-size-asian="20pt" style:font-size-complex="20pt"/>
    </style:style>
    <style:style style:name="T48" style:family="text">
      <style:text-properties fo:color="#ffffff" fo:font-family="Arial" style:font-family-generic="swiss" style:font-pitch="variable" fo:font-size="20pt" fo:font-style="italic" style:font-size-asian="20pt" style:font-style-asian="italic" style:font-size-complex="20pt" style:font-style-complex="italic"/>
    </style:style>
    <style:style style:name="T49" style:family="text">
      <style:text-properties fo:color="#ffffff" fo:font-family="Consolas" style:font-family-generic="modern" style:font-pitch="fixed" fo:font-size="16pt" fo:font-style="normal" style:font-size-asian="16pt" style:font-style-asian="normal" style:font-size-complex="16pt" style:font-style-complex="normal"/>
    </style:style>
    <style:style style:name="T50" style:family="text">
      <style:text-properties fo:color="#ffffff" fo:font-family="Consolas" style:font-family-generic="modern" style:font-pitch="fixed" fo:font-size="16pt" fo:font-style="italic" style:font-size-asian="16pt" style:font-style-asian="italic" style:font-size-complex="16pt" style:font-style-complex="italic"/>
    </style:style>
    <style:style style:name="T51" style:family="text">
      <style:text-properties fo:color="#ffff99" fo:font-family="Consolas" style:font-family-generic="modern" style:font-pitch="fixed" fo:font-size="16pt" fo:font-style="normal" style:font-size-asian="16pt" style:font-style-asian="normal" style:font-size-complex="16pt" style:font-style-complex="normal"/>
    </style:style>
    <style:style style:name="T52" style:family="text">
      <style:text-properties fo:color="#ffffff" fo:font-family="Consolas" style:font-family-generic="modern" style:font-pitch="fixed" fo:font-size="16pt" fo:font-style="italic" fo:font-weight="bold" style:font-size-asian="16pt" style:font-style-asian="italic" style:font-weight-asian="bold" style:font-size-complex="16pt" style:font-style-complex="italic" style:font-weight-complex="bold"/>
    </style:style>
    <style:style style:name="T53" style:family="text">
      <style:text-properties fo:color="#ffff00" fo:font-size="16pt" fo:font-style="normal" style:font-size-asian="16pt" style:font-style-asian="normal" style:font-size-complex="16pt" style:font-style-complex="normal"/>
    </style:style>
    <style:style style:name="T54" style:family="text">
      <style:text-properties fo:color="#ffff00" fo:font-family="Consolas" style:font-family-generic="modern" style:font-pitch="fixed" fo:font-size="16pt" fo:font-style="normal" style:font-size-asian="16pt" style:font-style-asian="normal" style:font-size-complex="16pt" style:font-style-complex="normal"/>
    </style:style>
    <style:style style:name="T55" style:family="text">
      <style:text-properties fo:color="#ffffff" fo:font-family="Albany" style:font-family-generic="swiss" fo:font-size="32pt" style:font-size-asian="32pt" style:font-size-complex="32pt"/>
    </style:style>
    <style:style style:name="T56" style:family="text">
      <style:text-properties fo:color="#ffffff" fo:font-family="Consolas" style:font-family-generic="modern" style:font-pitch="fixed" fo:font-size="20pt" style:font-size-asian="20pt" style:font-size-complex="20pt"/>
    </style:style>
    <style:style style:name="T57" style:family="text">
      <style:text-properties fo:color="#ffffff" fo:font-family="Albany" style:font-family-generic="swiss" fo:font-size="32pt" fo:font-weight="bold" style:font-size-asian="32pt" style:font-weight-asian="bold" style:font-size-complex="32pt" style:font-weight-complex="bold"/>
    </style:style>
    <style:style style:name="T58" style:family="text">
      <style:text-properties fo:color="#ffffff" fo:font-family="Albany" style:font-family-generic="swiss" fo:font-size="32pt" fo:font-style="italic" style:font-size-asian="32pt" style:font-style-asian="italic" style:font-size-complex="32pt" style:font-style-complex="italic"/>
    </style:style>
    <style:style style:name="T59" style:family="text">
      <style:text-properties fo:color="#ffff00" fo:font-family="Consolas" style:font-family-generic="modern" style:font-pitch="fixed" fo:font-size="20pt" style:font-size-asian="20pt" style:font-size-complex="20pt"/>
    </style:style>
    <style:style style:name="T60" style:family="text">
      <style:text-properties fo:color="#ff3366" fo:font-family="Consolas" style:font-family-generic="modern" style:font-pitch="fixed" fo:font-size="20pt" fo:font-weight="bold" style:font-size-asian="20pt" style:font-weight-asian="bold" style:font-size-complex="20pt" style:font-weight-complex="bold"/>
    </style:style>
    <style:style style:name="T61" style:family="text">
      <style:text-properties fo:color="#ffffff" fo:font-family="Albany" style:font-family-generic="swiss" fo:font-size="28pt" style:font-size-asian="28pt" style:font-size-complex="28pt"/>
    </style:style>
    <style:style style:name="T62" style:family="text">
      <style:text-properties fo:font-family="Consolas" style:font-family-generic="modern" style:font-pitch="fixed" fo:font-size="20pt" style:font-size-asian="20pt" style:font-size-complex="20pt"/>
    </style:style>
    <style:style style:name="T63" style:family="text">
      <style:text-properties fo:color="#ffff99" fo:font-family="Consolas" style:font-family-generic="modern" style:font-pitch="fixed" fo:font-size="20pt" style:font-size-asian="20pt" style:font-size-complex="20pt"/>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ffffff" fo:font-size="24pt" style:font-size-asian="24pt" style:font-size-complex="24pt"/>
    </style:style>
    <style:style style:name="T67" style:family="text">
      <style:text-properties fo:color="#ffffff" fo:font-size="24pt" fo:font-weight="bold" style:font-size-asian="24pt" style:font-weight-asian="bold" style:font-size-complex="24pt" style:font-weight-complex="bold"/>
    </style:style>
    <style:style style:name="T68" style:family="text">
      <style:text-properties fo:color="#ffffff" fo:font-size="24pt" fo:font-style="italic" style:font-size-asian="24pt" style:font-style-asian="italic" style:font-size-complex="24pt" style:font-style-complex="italic"/>
    </style:style>
    <style:style style:name="T69" style:family="text">
      <style:text-properties fo:font-family="Albany" style:font-family-generic="swiss" fo:font-size="32pt" style:font-size-asian="32pt" style:font-size-complex="32pt"/>
    </style:style>
    <style:style style:name="T70" style:family="text">
      <style:text-properties fo:color="#ffffff" fo:font-size="24pt" fo:font-style="normal" style:font-size-asian="24pt" style:font-style-asian="normal" style:font-size-complex="24pt" style:font-style-complex="normal"/>
    </style:style>
    <style:style style:name="T71" style:family="text">
      <style:text-properties fo:color="#ffffff" style:text-outline="false" style:text-line-through-style="none" fo:font-family="Consolas" style:font-family-generic="modern" style:font-pitch="fixed" fo:font-size="26pt" fo:font-style="normal" fo:text-shadow="none" style:text-underline-style="none" fo:font-weight="normal" style:font-family-asian="LMMono9-Regular" style:font-size-asian="26pt" style:font-style-asian="normal" style:font-weight-asian="normal" style:font-family-complex="LMMono9-Regular" style:font-size-complex="26pt" style:font-style-complex="normal" style:font-weight-complex="normal" style:text-emphasize="none" style:font-relief="none"/>
    </style:style>
    <style:style style:name="T72" style:family="text">
      <style:text-properties fo:color="#ffffff" style:text-outline="false" style:text-line-through-style="none" fo:font-family="Arial" style:font-family-generic="swiss" style:font-pitch="variable" fo:font-size="32pt" fo:font-style="normal" fo:text-shadow="none" style:text-underline-style="none" fo:font-weight="normal" style:font-family-asian="LMMono9-Regular" style:font-size-asian="32pt" style:font-style-asian="normal" style:font-weight-asian="normal" style:font-family-complex="LMMono9-Regular" style:font-size-complex="32pt" style:font-style-complex="normal" style:font-weight-complex="normal" style:text-emphasize="none" style:font-relief="none"/>
    </style:style>
    <style:style style:name="T73" style:family="text">
      <style:text-properties fo:color="#ffff99" fo:font-family="Consolas" style:font-family-generic="modern" style:font-pitch="fixed" fo:font-size="22pt" style:font-size-asian="22pt" style:font-size-complex="22pt"/>
    </style:style>
    <style:style style:name="T74" style:family="text">
      <style:text-properties fo:color="#ffff99" fo:font-family="Consolas" style:font-family-generic="modern" style:font-pitch="fixed" fo:font-size="22pt" fo:font-weight="bold" style:font-size-asian="22pt" style:font-weight-asian="bold" style:font-size-complex="22pt" style:font-weight-complex="bold"/>
    </style:style>
    <style:style style:name="T75" style:family="text">
      <style:text-properties fo:color="#ffffff" fo:font-family="Arial" style:font-family-generic="swiss" style:font-pitch="variable" fo:font-size="32pt" fo:font-style="normal" style:font-size-asian="32pt" style:font-style-asian="normal" style:font-size-complex="32pt" style:font-style-complex="normal"/>
    </style:style>
    <style:style style:name="T76" style:family="text">
      <style:text-properties fo:color="#b3b3b3" fo:font-family="Arial" style:font-family-generic="swiss" style:font-pitch="variable" fo:font-size="32pt" style:font-size-asian="32pt" style:font-size-complex="32pt"/>
    </style:style>
    <style:style style:name="T77" style:family="text">
      <style:text-properties fo:color="#b3b3b3" fo:font-family="Consolas" style:font-family-generic="modern" style:font-pitch="fixed" fo:font-size="32pt" style:font-size-asian="32pt" style:font-size-complex="32pt"/>
    </style:style>
    <style:style style:name="T78" style:family="text">
      <style:text-properties fo:color="#b3b3b3" fo:font-family="Arial" style:font-family-generic="swiss" style:font-pitch="variable" fo:font-size="32pt" fo:font-weight="bold" style:font-size-asian="32pt" style:font-weight-asian="bold" style:font-size-complex="32pt" style:font-weight-complex="bold"/>
    </style:style>
    <style:style style:name="T79" style:family="text">
      <style:text-properties fo:color="#ffff00" fo:font-family="Consolas" style:font-family-generic="modern" style:font-pitch="fixed" fo:font-size="20pt" fo:font-weight="bold" style:font-size-asian="20pt" style:font-weight-asian="bold" style:font-size-complex="20pt" style:font-weight-complex="bold"/>
    </style:style>
    <style:style style:name="T80" style:family="text">
      <style:text-properties fo:color="#ffff00" fo:font-family="Arial" style:font-family-generic="swiss" style:font-pitch="variable" fo:font-size="32pt" fo:font-style="italic" style:font-size-asian="32pt" style:font-style-asian="italic" style:font-size-complex="32pt" style:font-style-complex="italic"/>
    </style:style>
    <style:style style:name="T81" style:family="text">
      <style:text-properties fo:color="#e6ff00" fo:font-family="Consolas" style:font-family-generic="modern" style:font-pitch="fixed" fo:font-size="22pt" style:font-size-asian="22pt" style:font-size-complex="22pt"/>
    </style:style>
    <style:style style:name="T82" style:family="text">
      <style:text-properties fo:color="#ffffff" fo:font-family="Arial" style:font-family-generic="swiss" style:font-pitch="variable" fo:font-size="22pt" style:font-size-asian="22pt" style:font-size-complex="22pt"/>
    </style:style>
    <style:style style:name="T83" style:family="text">
      <style:text-properties fo:color="#ffffff" fo:font-family="Arial" style:font-family-generic="swiss" style:font-pitch="variable" fo:font-size="22pt" fo:font-style="normal" style:font-size-asian="22pt" style:font-style-asian="normal" style:font-size-complex="22pt" style:font-style-complex="normal"/>
    </style:style>
    <style:style style:name="T84" style:family="text">
      <style:text-properties fo:color="#ffffff" fo:font-family="Arial" style:font-family-generic="swiss" style:font-pitch="variable" fo:font-size="22pt" fo:font-style="italic" style:font-size-asian="22pt" style:font-style-asian="italic" style:font-size-complex="22pt" style:font-style-complex="italic"/>
    </style:style>
    <style:style style:name="T85" style:family="text">
      <style:text-properties fo:color="#ffffff" fo:font-family="Arial" style:font-family-generic="swiss" style:font-pitch="variable" fo:font-size="24pt" style:font-size-asian="24pt" style:font-size-complex="24pt"/>
    </style:style>
    <style:style style:name="T86" style:family="text">
      <style:text-properties fo:color="#ffffff" fo:font-family="Consolas" style:font-family-generic="modern" style:font-pitch="fixed" fo:font-size="24pt" style:font-size-asian="24pt" style:font-size-complex="24pt"/>
    </style:style>
    <style:style style:name="T87" style:family="text">
      <style:text-properties fo:color="#ffffff" fo:font-family="Arial" style:font-family-generic="swiss" style:font-pitch="variable" fo:font-size="24pt" fo:font-weight="bold" style:font-size-asian="24pt" style:font-weight-asian="bold" style:font-size-complex="24pt" style:font-weight-complex="bold"/>
    </style:style>
    <style:style style:name="T88" style:family="text">
      <style:text-properties fo:color="#ffffff" fo:font-family="Arial" style:font-family-generic="swiss" style:font-pitch="variable" fo:font-size="24pt" fo:font-weight="normal" style:font-size-asian="24pt" style:font-weight-asian="normal" style:font-size-complex="24pt" style:font-weight-complex="normal"/>
    </style:style>
    <style:style style:name="T89" style:family="text">
      <style:text-properties fo:color="#ffff00" fo:font-family="Consolas" style:font-family-generic="modern" style:font-pitch="fixed" fo:font-size="22pt" fo:font-weight="normal" style:font-size-asian="22pt" style:font-weight-asian="normal" style:font-size-complex="22pt" style:font-weight-complex="normal"/>
    </style:style>
    <style:style style:name="T90" style:family="text">
      <style:text-properties fo:color="#ffffff" fo:font-size="22pt"/>
    </style:style>
    <style:style style:name="T91" style:family="text">
      <style:text-properties fo:color="#ffffff" fo:font-size="32pt" style:font-size-asian="32pt" style:font-size-complex="32pt"/>
    </style:style>
    <style:style style:name="T92" style:family="text">
      <style:text-properties fo:color="#ffff00" fo:font-size="32pt" style:font-size-asian="32pt" style:font-size-complex="32pt"/>
    </style:style>
    <style:style style:name="T93" style:family="text">
      <style:text-properties fo:color="#ffff00" fo:font-family="Arial" style:font-family-generic="swiss" style:font-pitch="variable" fo:font-size="32pt" fo:font-weight="bold" style:font-size-asian="32pt" style:font-weight-asian="bold" style:font-size-complex="32pt" style:font-weight-complex="bold"/>
    </style:style>
    <style:style style:name="T94" style:family="text">
      <style:text-properties fo:color="#ffff00"/>
    </style:style>
    <style:style style:name="T95" style:family="text">
      <style:text-properties fo:color="#ffffff" fo:font-family="Arial" style:font-family-generic="swiss" style:font-pitch="variable" fo:font-size="24pt" fo:font-style="italic" style:font-size-asian="24pt" style:font-style-asian="italic" style:font-size-complex="24pt" style:font-style-complex="italic"/>
    </style:style>
    <style:style style:name="T96" style:family="text">
      <style:text-properties fo:color="#ffffff" fo:font-family="Arial" style:font-family-generic="swiss" style:font-pitch="variable" fo:font-size="24pt" fo:font-style="normal" style:font-size-asian="24pt" style:font-style-asian="normal" style:font-size-complex="24pt" style:font-style-complex="normal"/>
    </style:style>
    <style:style style:name="T97" style:family="text">
      <style:text-properties fo:color="#ffff00" fo:font-family="Arial" style:font-family-generic="swiss" style:font-pitch="variable"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cm" text:min-label-width="1.2cm"/>
        <style:text-properties fo:color="#99284c" fo:font-size="100%"/>
      </text:list-level-style-number>
      <text:list-level-style-number text:level="2" style:num-suffix="." style:num-format="1">
        <style:list-level-properties text:space-before="1cm" text:min-label-width="1.2cm"/>
        <style:text-properties fo:color="#99284c" fo:font-size="100%"/>
      </text:list-level-style-number>
      <text:list-level-style-number text:level="3" style:num-suffix="." style:num-format="1">
        <style:list-level-properties text:space-before="1.8cm" text:min-label-width="1.2cm"/>
        <style:text-properties fo:color="#99284c" fo:font-size="100%"/>
      </text:list-level-style-number>
      <text:list-level-style-number text:level="4" style:num-suffix="." style:num-format="1">
        <style:list-level-properties text:space-before="2.6cm" text:min-label-width="1.2cm"/>
        <style:text-properties fo:color="#99284c" fo:font-size="100%"/>
      </text:list-level-style-number>
      <text:list-level-style-number text:level="5" style:num-suffix="." style:num-format="1">
        <style:list-level-properties text:space-before="3.4cm" text:min-label-width="1.2cm"/>
        <style:text-properties fo:color="#99284c" fo:font-size="100%"/>
      </text:list-level-style-number>
      <text:list-level-style-number text:level="6" style:num-suffix="." style:num-format="1">
        <style:list-level-properties text:space-before="4.2cm" text:min-label-width="1.2cm"/>
        <style:text-properties fo:color="#99284c" fo:font-size="100%"/>
      </text:list-level-style-number>
      <text:list-level-style-number text:level="7" style:num-suffix="." style:num-format="1">
        <style:list-level-properties text:space-before="5cm" text:min-label-width="1.2cm"/>
        <style:text-properties fo:color="#99284c" fo:font-size="100%"/>
      </text:list-level-style-number>
      <text:list-level-style-number text:level="8" style:num-suffix="." style:num-format="1">
        <style:list-level-properties text:space-before="5.8cm" text:min-label-width="1.2cm"/>
        <style:text-properties fo:color="#99284c" fo:font-size="100%"/>
      </text:list-level-style-number>
      <text:list-level-style-number text:level="9" style:num-suffix="." style:num-format="1">
        <style:list-level-properties text:space-before="6.6cm" text:min-label-width="1.2cm"/>
        <style:text-properties fo:color="#99284c"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4.5cm" svg:height="2.844cm" svg:x="1.5cm" svg:y="1.5cm" presentation:class="title" presentation:user-transformed="true">
          <draw:text-box>
            <text:p>Making Templates Easier</text:p>
          </draw:text-box>
        </draw:frame>
        <draw:frame presentation:style-name="pr2" draw:text-style-name="P2" draw:layer="layout" svg:width="24.5cm" svg:height="14.087cm" svg:x="1.5cm" svg:y="4.914cm" presentation:class="subtitle" presentation:user-transformed="true">
          <draw:text-box>
            <text:p>Roger Orr</text:p>
            <text:p/>
            <text:p>OR/2 Limited</text:p>
            <text:p/>
            <text:p><text:span text:style-name="T1"/></text:p>
            <text:p><text:span text:style-name="T1"/></text:p>
            <text:p><text:span text:style-name="T1"/></text:p>
            <text:p><text:span text:style-name="T1"/></text:p>
            <text:p><text:span text:style-name="T1"/></text:p>
          </draw:text-box>
        </draw:frame>
        <draw:frame draw:style-name="gr1" draw:text-style-name="P3" draw:layer="layout" svg:width="8.177cm" svg:height="0.963cm" svg:x="11.096cm" svg:y="19.537cm">
          <draw:text-box>
            <text:p><text:span text:style-name="T2">– </text:span><text:span text:style-name="T2">ACCU Cambridge 2017 –</text:span></text:p>
          </draw:text-box>
        </draw:frame>
        <draw:frame draw:style-name="gr2" draw:text-style-name="P5" draw:layer="layout" svg:width="5.5cm" svg:height="0.861cm" svg:x="22.5cm" svg:y="20cm">
          <draw:text-box>
            <text:p text:style-name="P4"><text:span text:style-name="T3">© Roger Orr Aug 2017</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grey" presentation:presentation-page-layout-name="AL1T0">
        <office:forms form:automatic-focus="false" form:apply-design-mode="false"/>
        <draw:frame presentation:style-name="pr4" draw:text-style-name="P1" draw:layer="layout" svg:width="24.5cm" svg:height="2.844cm" svg:x="1.5cm" svg:y="1.5cm" presentation:class="title" presentation:user-transformed="true">
          <draw:text-box>
            <text:p>Making Templates Easier</text:p>
          </draw:text-box>
        </draw:frame>
        <draw:frame presentation:style-name="pr2" draw:text-style-name="P6" draw:layer="layout" svg:width="24.5cm" svg:height="14.087cm" svg:x="1.5cm" svg:y="4.914cm" presentation:class="subtitle" presentation:user-transformed="true">
          <draw:text-box>
            <text:p><text:span text:style-name="T4">Roger Orr</text:span></text:p>
            <text:p><text:span text:style-name="T4"/></text:p>
            <text:p><text:span text:style-name="T4">OR/2 Limited</text:span></text:p>
            <text:p><text:span text:style-name="T4"/></text:p>
            <text:p><text:span text:style-name="T1">Templates have gone from being a 'nice-to-have' feature to a key part of C++</text:span></text:p>
            <text:p><text:span text:style-name="T1"/></text:p>
            <text:p><text:span text:style-name="T1">What is coming in C++ to help make it easier to use, and to write, templates?</text:span></text:p>
          </draw:text-box>
        </draw:frame>
        <draw:frame draw:style-name="gr4" draw:text-style-name="P7" draw:layer="layout" svg:width="7.19cm" svg:height="0.963cm" svg:x="11.096cm" svg:y="19.537cm">
          <draw:text-box>
            <text:p><text:span text:style-name="T5">– </text:span><text:span text:style-name="T5">ACCU London 2017 –</text:span></text:p>
          </draw:text-box>
        </draw:fram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5" draw:text-style-name="P1" draw:layer="layout" svg:width="25.199cm" svg:height="3.507cm" svg:x="1.4cm" svg:y="0.837cm" presentation:class="title">
          <draw:text-box draw:corner-radius="0.003cm">
            <text:p text:style-name="P1">Why it matters: generic code</text:p>
          </draw:text-box>
        </draw:frame>
        <draw:frame presentation:style-name="pr6" draw:text-style-name="P9" draw:layer="layout" svg:width="23.384cm" svg:height="15.927cm" svg:x="2.285cm" svg:y="5.738cm" presentation:class="outline" presentation:user-transformed="true">
          <draw:text-box draw:corner-radius="0.003cm">
            <text:list text:style-name="L2">
              <text:list-item>
                <text:p>Let's start by looking at why templates have become so important.</text:p>
              </text:list-item>
              <text:list-item>
                <text:p>One of the main driving forces in our technology is making things more generic</text:p>
              </text:list-item>
              <text:list-item>
                <text:p>From the earliest days of computers languages have supported breaking a single algorithm into smaller, re-usable, parts</text:p>
              </text:list-item>
              <text:list-item>
                <text:p>These subordinate routines, or sub-routines, could be called multiple times during the running of the program</text:p>
                <text:p><text:span text:style-name="T6"/></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Intro 1" draw:style-name="dp1" draw:master-page-name="lyt-bluegrey" presentation:presentation-page-layout-name="AL2T1">
        <office:forms form:automatic-focus="false" form:apply-design-mode="false"/>
        <draw:frame presentation:style-name="pr7" draw:text-style-name="P1" draw:layer="layout" svg:width="25.199cm" svg:height="3.507cm" svg:x="1.4cm" svg:y="0.837cm" presentation:class="title">
          <draw:text-box draw:corner-radius="0.003cm">
            <text:p text:style-name="P1">Why it matters: generic code</text:p>
          </draw:text-box>
        </draw:frame>
        <draw:frame presentation:style-name="pr8" draw:text-style-name="P9" draw:layer="layout" svg:width="23.384cm" svg:height="15.389cm" svg:x="2.285cm" svg:y="5.738cm" presentation:class="outline" presentation:user-transformed="true">
          <draw:text-box draw:corner-radius="0.003cm">
            <text:list text:style-name="L2">
              <text:list-item>
                <text:p>These sub-routines could also be re-used in <text:span text:style-name="T7">other </text:span><text:span text:style-name="T8">programs with the benefits that we now take for granted</text:span></text:p>
              </text:list-item>
              <text:list-item>
                <text:p><text:span text:style-name="T6">However, to be really useful, we need to be able to generalise the applicability of these small pieces of code</text:span></text:p>
              </text:list-item>
              <text:list-item>
                <text:p><text:span text:style-name="T6">Let's look at a simple example: </text:span><text:span text:style-name="T9">sort</text:span></text:p>
              </text:list-item>
            </text:list>
          </draw:text-box>
        </draw:frame>
        <presentation:notes draw:style-name="dp2">
          <draw:page-thumbnail draw:style-name="gr3"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11" draw:layer="layout" svg:width="23.384cm" svg:height="15.389cm" svg:x="2.285cm" svg:y="5.738cm" presentation:class="outline" presentation:user-transformed="true">
          <draw:text-box draw:corner-radius="0.003cm">
            <text:list text:style-name="L2">
              <text:list-header>
                <text:p text:style-name="P10"><text:span text:style-name="T9">void sort(int &amp;a, int &amp;b)</text:span></text:p>
                <text:p text:style-name="P10"><text:span text:style-name="T9">{</text:span></text:p>
                <text:p text:style-name="P10"><text:span text:style-name="T9"><text:s text:c="2"/></text:span><text:span text:style-name="T9">if (a &gt; b)</text:span></text:p>
                <text:p text:style-name="P10"><text:span text:style-name="T9"><text:s text:c="2"/></text:span><text:span text:style-name="T9">{</text:span></text:p>
                <text:p text:style-name="P10"><text:span text:style-name="T9"><text:s text:c="4"/></text:span><text:span text:style-name="T9">int c = a;</text:span></text:p>
                <text:p text:style-name="P10"><text:span text:style-name="T9"><text:s text:c="4"/></text:span><text:span text:style-name="T9">a = b;</text:span></text:p>
                <text:p text:style-name="P10"><text:span text:style-name="T9"><text:s text:c="4"/></text:span><text:span text:style-name="T9">b = c;</text:span></text:p>
                <text:p text:style-name="P10"><text:span text:style-name="T9"><text:s text:c="2"/></text:span><text:span text:style-name="T9">}</text:span></text:p>
                <text:p text:style-name="P10"><text:span text:style-name="T9">}</text:span></text:p>
                <text:p text:style-name="P10"><text:span text:style-name="T9"/></text:p>
              </text:list-header>
              <text:list-item>
                <text:p text:style-name="P10"><text:span text:style-name="T11">This works, but is not generic</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8" draw:layer="layout" svg:width="16.799cm" svg:height="13.365cm" svg:x="2.1cm" svg:y="14.107cm" presentation:class="notes" presentation:placeholder="true">
            <draw:text-box/>
          </draw:frame>
        </presentation:notes>
      </draw:page>
      <draw:page draw:name="page6" draw:style-name="dp1" draw:master-page-name="lyt-bluegrey" presentation:presentation-page-layout-name="AL2T1">
        <office:forms form:automatic-focus="false" form:apply-design-mode="false"/>
        <draw:frame presentation:style-name="pr10"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11" draw:layer="layout" svg:width="23.384cm" svg:height="15.389cm" svg:x="2.285cm" svg:y="5.738cm" presentation:class="outline" presentation:user-transformed="true">
          <draw:text-box draw:corner-radius="0.003cm">
            <text:list text:style-name="L2">
              <text:list-header>
                <text:p text:style-name="P10"><text:span text:style-name="T9">void sort(int &amp;a, int &amp;b);</text:span></text:p>
                <text:p text:style-name="P10"><text:span text:style-name="T9"/></text:p>
              </text:list-header>
              <text:list-item>
                <text:p text:style-name="P10"><text:span text:style-name="T11">Some obvious questions:</text:span></text:p>
              </text:list-item>
            </text:list>
            <text:list text:style-name="L3">
              <text:list-item>
                <text:list>
                  <text:list-item>
                    <text:p><text:span text:style-name="T12">Why only </text:span><text:span text:style-name="T13">two</text:span><text:span text:style-name="T12"> values?</text:span></text:p>
                  </text:list-item>
                  <text:list-item>
                    <text:p><text:span text:style-name="T12">Why only an </text:span><text:span text:style-name="T13">ascending</text:span><text:span text:style-name="T12"> sort?</text:span></text:p>
                  </text:list-item>
                  <text:list-item>
                    <text:p><text:span text:style-name="T12">Why only </text:span><text:span text:style-name="T14">int</text:span><text:span text:style-name="T12"> values?</text:span></text:p>
                  </text:list-item>
                  <text:list-item>
                    <text:p><text:span text:style-name="T12">Why sort </text:span><text:span text:style-name="T13">in-place</text:span><text:span text:style-name="T15">?</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3" draw:text-style-name="P8" draw:layer="layout" svg:width="16.799cm" svg:height="13.365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11"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9" draw:layer="layout" svg:width="23.384cm" svg:height="15.389cm" svg:x="2.285cm" svg:y="5.738cm" presentation:class="outline" presentation:user-transformed="true">
          <draw:text-box draw:corner-radius="0.003cm">
            <text:list text:style-name="L2">
              <text:list-item>
                <text:p><text:span text:style-name="T6">We can generalise the count by passing the values in an array, or generalise further yet by using collection classes</text:span></text:p>
              </text:list-item>
              <text:list-item>
                <text:p><text:span text:style-name="T6">We can generalise the comparison to allow different comparison orders</text:span></text:p>
              </text:list-item>
              <text:list-item>
                <text:p><text:span text:style-name="T6">We can generalise the type with templates</text:span></text:p>
              </text:list-item>
              <text:list-item>
                <text:p><text:span text:style-name="T6">Here's what we are now used to:</text:span></text:p>
                <text:p text:style-name="P10"><text:span text:style-name="T16">template&lt;class RA_Iterator, class Comp&gt;</text:span></text:p>
                <text:p text:style-name="P10"><text:span text:style-name="T16">void sort(RA_Iterator first, RA_Iterator last,</text:span></text:p>
                <text:p text:style-name="P10"><text:span text:style-name="T16"><text:s text:c="2"/></text:span><text:span text:style-name="T16">Comp comp);</text:span></text:p>
              </text:list-item>
            </text:list>
          </draw:text-box>
        </draw:fram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12"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9" draw:layer="layout" svg:width="23.384cm" svg:height="15.389cm" svg:x="2.285cm" svg:y="5.738cm" presentation:class="outline" presentation:user-transformed="true">
          <draw:text-box draw:corner-radius="0.003cm">
            <text:list text:style-name="L2">
              <text:list-item>
                <text:p><text:span text:style-name="T6">However, our contract is now more complicated and less explicit.</text:span></text:p>
              </text:list-item>
              <text:list-item>
                <text:p><text:span text:style-name="T6">In the original code, you had to provide two integers; but the code would always work.</text:span></text:p>
              </text:list-item>
              <text:list-item>
                <text:p><text:span text:style-name="T6">In the new code, you need to provide two iterators and a comparison operator.</text:span></text:p>
              </text:list-item>
              <text:list-item>
                <text:p><text:span text:style-name="T6">What are the </text:span><text:span text:style-name="T17">requirements</text:span><text:span text:style-name="T6"> on these entities?</text:span></text:p>
                <text:p><text:span text:style-name="T9"/></text:p>
              </text:list-item>
            </text:list>
          </draw:text-box>
        </draw:frame>
        <presentation:notes draw:style-name="dp2">
          <draw:page-thumbnail draw:style-name="gr3" draw:layer="layout" svg:width="14.848cm" svg:height="11.136cm" svg:x="3.075cm" svg:y="2.257cm" draw:page-number="8" presentation:class="page"/>
          <draw:frame presentation:style-name="pr3" draw:text-style-name="P8" draw:layer="layout" svg:width="16.799cm" svg:height="13.365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13" draw:text-style-name="P1" draw:layer="layout" svg:width="25.199cm" svg:height="3.507cm" svg:x="1.4cm" svg:y="0.837cm" presentation:class="title">
          <draw:text-box draw:corner-radius="0.003cm">
            <text:p text:style-name="P1">Template complexity</text:p>
          </draw:text-box>
        </draw:frame>
        <draw:frame presentation:style-name="pr14" draw:text-style-name="P9" draw:layer="layout" svg:width="23.384cm" svg:height="13.231cm" svg:x="2.285cm" svg:y="5.938cm" presentation:class="outline" presentation:user-transformed="true">
          <draw:text-box draw:corner-radius="0.003cm">
            <text:list text:style-name="L2">
              <text:list-item>
                <text:p>Syntactic requirements mean the compiler typically needs to see the implementation</text:p>
              </text:list-item>
              <text:list-item>
                <text:p>Constraints on implementation; for example if the value type is not copy constructible</text:p>
              </text:list-item>
              <text:list-item>
                <text:p>May wish to have different implementations for types with different functionality</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8" draw:layer="layout" svg:width="16.799cm" svg:height="13.365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15" draw:text-style-name="P1" draw:layer="layout" svg:width="25.199cm" svg:height="3.507cm" svg:x="1.4cm" svg:y="0.837cm" presentation:class="title">
          <draw:text-box draw:corner-radius="0.003cm">
            <text:p text:style-name="P1">Template complexity</text:p>
          </draw:text-box>
        </draw:frame>
        <draw:frame presentation:style-name="pr16" draw:text-style-name="P9" draw:layer="layout" svg:width="23.384cm" svg:height="14.161cm" svg:x="2.285cm" svg:y="5.938cm" presentation:class="outline" presentation:user-transformed="true">
          <draw:text-box draw:corner-radius="0.003cm">
            <text:list text:style-name="L2">
              <text:list-item>
                <text:p>People have invented clever techniques for extending the scope of templates, such as:</text:p>
              </text:list-item>
            </text:list>
            <text:list text:style-name="L3">
              <text:list-item>
                <text:list>
                  <text:list-item>
                    <text:p><text:span text:style-name="T2">Tag dispatching</text:span></text:p>
                  </text:list-item>
                  <text:list-item>
                    <text:p><text:span text:style-name="T2">SFINAE techniques like </text:span><text:span text:style-name="T18">enable_if</text:span><text:span text:style-name="T2"> </text:span></text:p>
                    <text:p><text:span text:style-name="T2"/></text:p>
                  </text:list-item>
                </text:list>
              </text:list-item>
            </text:list>
            <text:list text:style-name="L2">
              <text:list-item>
                <text:p><text:span text:style-name="T2">These techniques extend the C++ language by providing features that the language syntax does not explicitly support</text:span></text:p>
              </text:list-item>
            </text:list>
          </draw:text-box>
        </draw:frame>
        <presentation:notes draw:style-name="dp2">
          <draw:page-thumbnail draw:style-name="gr3" draw:layer="layout" svg:width="14.848cm" svg:height="11.136cm" svg:x="3.075cm" svg:y="2.257cm" draw:page-number="10" presentation:class="page"/>
          <draw:frame presentation:style-name="pr3" draw:text-style-name="P8" draw:layer="layout" svg:width="16.799cm" svg:height="13.365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17" draw:text-style-name="P1" draw:layer="layout" svg:width="25.199cm" svg:height="3.507cm" svg:x="1.4cm" svg:y="0.837cm" presentation:class="title">
          <draw:text-box draw:corner-radius="0.003cm">
            <text:p text:style-name="P1">Tag dispatching</text:p>
          </draw:text-box>
        </draw:frame>
        <draw:frame presentation:style-name="pr18" draw:text-style-name="P9" draw:layer="layout" svg:width="23.384cm" svg:height="14.599cm" svg:x="2.285cm" svg:y="5.938cm" presentation:class="outline" presentation:user-transformed="true">
          <draw:text-box draw:corner-radius="0.003cm">
            <text:list text:style-name="L2">
              <text:list-item>
                <text:p>The best known uses of tag dispatching are in the standard library </text:p>
              </text:list-item>
              <text:list-item>
                <text:p><text:span text:style-name="T19">Eg </text:span><text:span text:style-name="T16">search_n()</text:span><text:span text:style-name="T19"> delegates to possible implementations based on the </text:span><text:span text:style-name="T20">iterator category</text:span><text:span text:style-name="T19"> </text:span></text:p>
                <text:p text:style-name="P10"><text:span text:style-name="T21">iter search_n(iter first, iter last, diff count,</text:span></text:p>
                <text:p text:style-name="P10"><text:span text:style-name="T21"><text:s text:c="2"/></text:span><text:span text:style-name="T21">type const &amp;value)</text:span></text:p>
                <text:p text:style-name="P10"><text:span text:style-name="T21">{</text:span></text:p>
                <text:p text:style-name="P10"><text:span text:style-name="T21"><text:s text:c="2"/></text:span><text:span text:style-name="T21">typename std::</text:span><text:span text:style-name="T22">iterator_traits</text:span><text:span text:style-name="T21">&lt;iter&gt;::iterator_category cat;</text:span></text:p>
                <text:p text:style-name="P10"><text:span text:style-name="T21"><text:s text:c="2"/></text:span><text:span text:style-name="T21">return search_n_impl(first, last, count, value, cat);</text:span></text:p>
                <text:p text:style-name="P10"><text:span text:style-name="T21">}</text:span></text:p>
                <text:p text:style-name="P10"><text:span text:style-name="T23"/></text:p>
                <text:p text:style-name="P10"><text:span text:style-name="T24">Forwarding to function templates such as:</text:span></text:p>
                <text:p text:style-name="P10"><text:span text:style-name="T21"/></text:p>
                <text:p text:style-name="P10"><text:span text:style-name="T21">iter search_n_impl(iter first, iter last, diff count, type const &amp;value, </text:span><text:span text:style-name="T25">forward_access_iterator_tag</text:span><text:span text:style-name="T21">);</text:span></text:p>
                <text:p text:style-name="P10"><text:span text:style-name="T21">...</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8" draw:layer="layout" svg:width="16.799cm" svg:height="13.365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19" draw:text-style-name="P1" draw:layer="layout" svg:width="25.199cm" svg:height="3.507cm" svg:x="1.4cm" svg:y="0.837cm" presentation:class="title">
          <draw:text-box draw:corner-radius="0.003cm">
            <text:p text:style-name="P1">Tag dispatching</text:p>
          </draw:text-box>
        </draw:frame>
        <draw:frame presentation:style-name="pr20" draw:text-style-name="P9" draw:layer="layout" svg:width="23.384cm" svg:height="14.486cm" svg:x="2.285cm" svg:y="5.938cm" presentation:class="outline" presentation:user-transformed="true">
          <draw:text-box draw:corner-radius="0.003cm">
            <text:list text:style-name="L2">
              <text:list-item>
                <text:p>It's reasonably elegant – <text:span text:style-name="T26">iterator_traits</text:span> maps types to other types in a customisable way</text:p>
              </text:list-item>
              <text:list-item>
                <text:p>The implementation may have to duplicate quite a bit of code, and hide/obfuscate the implementing functions</text:p>
              </text:list-item>
              <text:list-item>
                <text:p>It's not obvious where the tag specific code occurs</text:p>
              </text:list-item>
              <text:list-item>
                <text:p>Errors if the tag dispatch fails can be obscure</text:p>
              </text:list-item>
            </text:list>
          </draw:text-box>
        </draw:frame>
        <presentation:notes draw:style-name="dp2">
          <draw:page-thumbnail draw:style-name="gr3" draw:layer="layout" svg:width="14.848cm" svg:height="11.136cm" svg:x="3.075cm" svg:y="2.257cm" draw:page-number="12" presentation:class="page"/>
          <draw:frame presentation:style-name="pr3" draw:text-style-name="P8" draw:layer="layout" svg:width="16.799cm" svg:height="13.365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draw:text-box>
            <text:p>“SFINAE”</text:p>
          </draw:text-box>
        </draw:frame>
        <draw:frame draw:style-name="gr5" draw:text-style-name="P12" draw:layer="layout" svg:width="24.967cm" svg:height="1.327cm" svg:x="1.5cm" svg:y="11.673cm">
          <draw:text-box>
            <text:p><text:span text:style-name="T27">This is the basis for </text:span><text:span text:style-name="T28">enable_if</text:span><text:span text:style-name="T27"> and other similar techniques</text:span></text:p>
          </draw:text-box>
        </draw:frame>
        <draw:frame draw:style-name="gr6" draw:text-style-name="P12" draw:layer="layout" svg:width="26.063cm" svg:height="6.43cm" svg:x="1.5cm" svg:y="4.173cm">
          <draw:text-box>
            <text:p><text:span text:style-name="T27">The technique of using substitution failure to remove unwanted</text:span></text:p>
            <text:p><text:span text:style-name="T27">overloads from the overload set is known as SFINAE.</text:span></text:p>
            <text:p><text:span text:style-name="T27"/></text:p>
            <text:p><text:span text:style-name="T27">This stands for “</text:span><text:span text:style-name="T29">S</text:span><text:span text:style-name="T27">ubstitution </text:span><text:span text:style-name="T29">F</text:span><text:span text:style-name="T27">ailure </text:span><text:span text:style-name="T29">I</text:span><text:span text:style-name="T27">s </text:span><text:span text:style-name="T29">N</text:span><text:span text:style-name="T27">ot </text:span><text:span text:style-name="T29">A</text:span><text:span text:style-name="T27">n </text:span><text:span text:style-name="T29">E</text:span><text:span text:style-name="T27">rror”</text:span></text:p>
            <text:p><text:span text:style-name="T27"/></text:p>
            <text:p><text:span text:style-name="T27">C++ programmers know how to pick a snappy acronym...</text:span></text:p>
          </draw:text-box>
        </draw:frame>
        <presentation:notes draw:style-name="dp2">
          <draw:page-thumbnail draw:style-name="gr3" draw:layer="layout" svg:width="14.848cm" svg:height="11.136cm" svg:x="3.075cm" svg:y="2.257cm" draw:page-number="13" presentation:class="page"/>
          <draw:frame presentation:style-name="pr22" draw:text-style-name="P8"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draw:text-box>
            <text:p>Near-trivial SFINAE example</text:p>
          </draw:text-box>
        </draw:frame>
        <draw:frame draw:style-name="gr7" draw:text-style-name="P13" draw:layer="layout" svg:width="21cm" svg:height="12.935cm" svg:x="1.459cm" svg:y="4.575cm">
          <draw:text-box>
            <text:p><text:span text:style-name="T30">template &lt;typename T&gt;</text:span></text:p>
            <text:p><text:span text:style-name="T30">void f(T t, typename </text:span><text:span text:style-name="T31">T::value_type </text:span><text:span text:style-name="T30">u);</text:span></text:p>
            <text:p><text:span text:style-name="T30"/></text:p>
            <text:p><text:span text:style-name="T30">template &lt;typename T&gt;</text:span></text:p>
            <text:p><text:span text:style-name="T30">void f(T t, T u);</text:span></text:p>
            <text:p><text:span text:style-name="T30"/></text:p>
            <text:p><text:span text:style-name="T30">int main()</text:span></text:p>
            <text:p><text:span text:style-name="T30">{</text:span></text:p>
            <text:p><text:span text:style-name="T30"><text:s text:c="3"/></text:span><text:span text:style-name="T30">f(1, 2); // </text:span><text:span text:style-name="T32">first f() non-viable when substituting </text:span><text:span text:style-name="T30">int</text:span></text:p>
            <text:p><text:span text:style-name="T30"/></text:p>
            <text:p><text:span text:style-name="T30"><text:s text:c="3"/></text:span><text:span text:style-name="T30">std::vector&lt;int&gt; v;</text:span></text:p>
            <text:p><text:span text:style-name="T30"><text:s text:c="3"/></text:span><text:span text:style-name="T30">f(v, 2); // </text:span><text:span text:style-name="T32">second f() not a match as types differ</text:span></text:p>
            <text:p><text:span text:style-name="T30">}</text:span></text:p>
          </draw:text-box>
        </draw:frame>
        <presentation:notes draw:style-name="dp2">
          <draw:page-thumbnail draw:style-name="gr3" draw:layer="layout" svg:width="14.848cm" svg:height="11.136cm" svg:x="3.075cm" svg:y="2.257cm" draw:page-number="14" presentation:class="page"/>
          <draw:frame presentation:style-name="pr22" draw:text-style-name="P8"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23" draw:text-style-name="P1" draw:layer="layout" svg:width="25.199cm" svg:height="3.507cm" svg:x="1.4cm" svg:y="0.837cm" presentation:class="title">
          <draw:text-box draw:corner-radius="0.003cm">
            <text:p>“SFINAE”</text:p>
          </draw:text-box>
        </draw:frame>
        <draw:frame presentation:style-name="pr24" draw:text-style-name="P9" draw:layer="layout" svg:width="23.384cm" svg:height="13.512cm" svg:x="2.285cm" svg:y="5.738cm" presentation:class="outline" presentation:user-transformed="true">
          <draw:text-box draw:corner-radius="0.003cm">
            <text:list text:style-name="L2">
              <text:list-item>
                <text:p>When a function template is called the compiler goes through two main stages</text:p>
              </text:list-item>
            </text:list>
            <text:list text:style-name="L4">
              <text:list-item>
                <text:list>
                  <text:list-item>
                    <text:p><text:span text:style-name="T2">Overload resolution – find the best possible <text:s/></text:span><text:span text:style-name="T33">declaration</text:span><text:span text:style-name="T2"> match for the arguments</text:span></text:p>
                  </text:list-item>
                  <text:list-item>
                    <text:p><text:span text:style-name="T34">Then </text:span><text:span text:style-name="T33">instantiate</text:span><text:span text:style-name="T34"> the best candidate</text:span></text:p>
                  </text:list-item>
                </text:list>
              </text:list-item>
            </text:list>
            <text:list text:style-name="L2">
              <text:list-item>
                <text:p>In stage 1, if substituting in an explicit template argument would result in ill-formed code, the compilation of the program does <text:span text:style-name="T7">not</text:span> fail. Instead <text:span text:style-name="T35">that specialization</text:span> is removed from the overload set</text:p>
              </text:list-item>
            </text:list>
          </draw:text-box>
        </draw:frame>
        <presentation:notes draw:style-name="dp2">
          <draw:page-thumbnail draw:style-name="gr3" draw:layer="layout" svg:width="14.848cm" svg:height="11.136cm" svg:x="3.075cm" svg:y="2.257cm" draw:page-number="15" presentation:class="page"/>
          <draw:frame presentation:style-name="pr3" draw:text-style-name="P8" draw:layer="layout" svg:width="16.799cm" svg:height="13.365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draw:text-box>
            <text:p>“SFINAE”</text:p>
          </draw:text-box>
        </draw:frame>
        <draw:frame presentation:style-name="pr25" draw:text-style-name="P14" draw:layer="layout" svg:width="23cm" svg:height="16cm" svg:x="3.5cm" svg:y="4.5cm">
          <draw:text-box>
            <text:list text:style-name="L2">
              <text:list-item>
                <text:p><text:span text:style-name="T4">However SFINAE can be quite hard to write and to use</text:span></text:p>
                <text:list>
                  <text:list-item>
                    <text:p><text:span text:style-name="T4">Need to write carefully</text:span></text:p>
                  </text:list-item>
                  <text:list-item>
                    <text:p><text:span text:style-name="T4">Complex errors if no overloads result</text:span></text:p>
                  </text:list-item>
                  <text:list-item>
                    <text:p><text:span text:style-name="T4">Easy to introduce ambiguity - may need to introduce additional, defaulted, template arguments</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2" draw:text-style-name="P8"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26" draw:text-style-name="P1" draw:layer="layout" svg:width="25.199cm" svg:height="3.507cm" svg:x="1.4cm" svg:y="0.837cm" presentation:class="title" presentation:user-transformed="true">
          <draw:text-box draw:corner-radius="0.003cm">
            <text:p text:style-name="P1">Additional, defaulted, arguments</text:p>
          </draw:text-box>
        </draw:frame>
        <draw:frame draw:style-name="gr8" draw:text-style-name="P15" draw:layer="layout" svg:width="24.446cm" svg:height="14cm" svg:x="1.554cm" svg:y="6cm">
          <draw:text-box>
            <text:p><text:span text:style-name="T36">struct V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Int,</text:span></text:p>
            <text:p><text:span text:style-name="T36"><text:s text:c="14"/></text:span><text:span text:style-name="T38">typename = std::enable_if_t&lt;</text:span></text:p>
            <text:p><text:span text:style-name="T38"><text:s text:c="18"/></text:span><text:span text:style-name="T38">std::is_integral_v&lt;Int&gt;&gt;&gt;</text:span></text:p>
            <text:p><text:span text:style-name="T36"><text:s text:c="4"/></text:span><text:span text:style-name="T36">V(In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Float,</text:span></text:p>
            <text:p><text:span text:style-name="T36"><text:s text:c="14"/></text:span><text:span text:style-name="T38">typename = std::enable_if_t&lt;</text:span></text:p>
            <text:p><text:span text:style-name="T38"><text:s text:c="18"/></text:span><text:span text:style-name="T38">std::is_floating_point_v&lt;Float&gt;&gt;&gt;</text:span></text:p>
            <text:p><text:span text:style-name="T36"><text:s text:c="4"/></text:span><text:span text:style-name="T36">V(Float f) : m_type(float_t) { /* ... */ }</text:span></text:p>
            <text:p><text:span text:style-name="T36">};</text:span></text:p>
          </draw:text-box>
        </draw:frame>
        <draw:frame presentation:style-name="pr27" draw:text-style-name="P14" draw:layer="layout" svg:width="25.5cm" svg:height="1.326cm" svg:x="1.5cm" svg:y="4.232cm">
          <draw:text-box>
            <text:list text:style-name="L2">
              <text:list-item>
                <text:p><text:span text:style-name="T39">Consider this attempt to use </text:span><text:span text:style-name="T40">enable_if</text:span></text:p>
              </text:list-item>
            </text:list>
          </draw:text-box>
        </draw:frame>
        <presentation:notes draw:style-name="dp2">
          <draw:page-thumbnail draw:style-name="gr3" draw:layer="layout" svg:width="14.848cm" svg:height="11.136cm" svg:x="3.075cm" svg:y="2.257cm" draw:page-number="17" presentation:class="page"/>
          <draw:frame presentation:style-name="pr3" draw:text-style-name="P8" draw:layer="layout" svg:width="16.799cm" svg:height="13.365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28" draw:text-style-name="P1" draw:layer="layout" svg:width="25.199cm" svg:height="3.507cm" svg:x="1.4cm" svg:y="0.837cm" presentation:class="title" presentation:user-transformed="true">
          <draw:text-box draw:corner-radius="0.003cm">
            <text:p text:style-name="P1">Additional, defaulted, arguments</text:p>
          </draw:text-box>
        </draw:frame>
        <draw:frame presentation:style-name="pr29" draw:text-style-name="P16" draw:layer="layout" svg:width="23.384cm" svg:height="16.719cm" svg:x="1.455cm" svg:y="3.959cm" presentation:class="outline" presentation:user-transformed="true">
          <draw:text-box draw:corner-radius="0.003cm">
            <text:list text:style-name="L2">
              <text:list-item>
                <text:p><text:span text:style-name="T39">Unfortunately this example does not compile when </text:span><text:span text:style-name="T41">used</text:span><text:span text:style-name="T42">:</text:span></text:p>
                <text:p><text:span text:style-name="T36">ambiguity_with_enable_if.cpp:25:5: error: 'template&lt;class Float, class&gt; V::V(Float)' cannot be overloaded</text:span></text:p>
                <text:p><text:span text:style-name="T36"><text:s text:c="5"/></text:span><text:span text:style-name="T36">V(Float f) : m_type(float_t) {}</text:span></text:p>
                <text:p><text:span text:style-name="T36"><text:s text:c="5"/></text:span><text:span text:style-name="T36">^</text:span></text:p>
                <text:p><text:span text:style-name="T36">ambiguity_with_enable_if.cpp:20:5: error: with 'template&lt;class Int, class&gt; V::V(Int)'</text:span></text:p>
                <text:p><text:span text:style-name="T36"><text:s text:c="5"/></text:span><text:span text:style-name="T36">V(Int i) : m_type(int_t) {}</text:span></text:p>
                <text:p><text:span text:style-name="T36"><text:s text:c="5"/></text:span><text:span text:style-name="T36">^</text:span></text:p>
              </text:list-item>
              <text:list-item>
                <text:p><text:span text:style-name="T39">We have two overloads of the </text:span><text:span text:style-name="T43">same</text:span><text:span text:style-name="T39"> constructor with the </text:span><text:span text:style-name="T43">same</text:span><text:span text:style-name="T39"> type</text:span></text:p>
              </text:list-item>
            </text:list>
          </draw:text-box>
        </draw:frame>
        <presentation:notes draw:style-name="dp2">
          <draw:page-thumbnail draw:style-name="gr3" draw:layer="layout" svg:width="14.848cm" svg:height="11.136cm" svg:x="3.075cm" svg:y="2.257cm" draw:page-number="18" presentation:class="page"/>
          <draw:frame presentation:style-name="pr3" draw:text-style-name="P8" draw:layer="layout" svg:width="16.799cm" svg:height="13.365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30" draw:text-style-name="P1" draw:layer="layout" svg:width="25.199cm" svg:height="3.507cm" svg:x="1.4cm" svg:y="0.837cm" presentation:class="title" presentation:user-transformed="true">
          <draw:text-box draw:corner-radius="0.003cm">
            <text:p text:style-name="P1">Additional, defaulted, arguments</text:p>
          </draw:text-box>
        </draw:frame>
        <draw:frame draw:style-name="gr9" draw:text-style-name="P15" draw:layer="layout" svg:width="26.583cm" svg:height="15.653cm" svg:x="1.5cm" svg:y="4cm">
          <draw:text-box>
            <text:p><text:span text:style-name="T36"><text:s text:c="4"/></text:span><text:span text:style-name="T36">enum { int_t, float_t } m_type;</text:span></text:p>
            <text:p><text:span text:style-name="T36"/></text:p>
            <text:p><text:span text:style-name="T44"><text:s text:c="4"/></text:span><text:span text:style-name="T44">template &lt;int&gt; struct dummy {};</text:span></text:p>
            <text:p><text:span text:style-name="T36"/></text:p>
            <text:p><text:span text:style-name="T37"><text:s text:c="4"/></text:span><text:span text:style-name="T37">// Constructor from 'Int' values</text:span></text:p>
            <text:p><text:span text:style-name="T36"><text:s text:c="4"/></text:span><text:span text:style-name="T36">template &lt;typename Int,</text:span></text:p>
            <text:p><text:span text:style-name="T36"><text:s text:c="14"/></text:span><text:span text:style-name="T36">typename = std::enable_if_t&lt;</text:span></text:p>
            <text:p><text:span text:style-name="T36"><text:s text:c="18"/></text:span><text:span text:style-name="T36">std::is_integral_v&lt;Int&gt;&gt;</text:span></text:p>
            <text:p><text:span text:style-name="T36"><text:s text:c="4"/></text:span><text:span text:style-name="T36">&gt;</text:span></text:p>
            <text:p><text:span text:style-name="T36"><text:s text:c="4"/></text:span><text:span text:style-name="T36">V(Int i</text:span><text:span text:style-name="T38">, </text:span><text:span text:style-name="T44">dummy&lt;0&gt; = {}</text:span><text:span text:style-name="T36">) : m_type(int_t) { /* ... <text:s/>*/}</text:span></text:p>
            <text:p><text:span text:style-name="T36"/></text:p>
            <text:p><text:span text:style-name="T37"><text:s text:c="4"/></text:span><text:span text:style-name="T37">// Constructor from 'Float' values</text:span></text:p>
            <text:p><text:span text:style-name="T36"><text:s text:c="4"/></text:span><text:span text:style-name="T36">template &lt;typename Float,</text:span></text:p>
            <text:p><text:span text:style-name="T36"><text:s text:c="14"/></text:span><text:span text:style-name="T36">typename = std::enable_if_t&lt;</text:span></text:p>
            <text:p><text:span text:style-name="T36"><text:s text:c="18"/></text:span><text:span text:style-name="T36">std::is_floating_point_v&lt;Float&gt;&gt;</text:span></text:p>
            <text:p><text:span text:style-name="T36"><text:s text:c="4"/></text:span><text:span text:style-name="T36">&gt;</text:span></text:p>
            <text:p><text:span text:style-name="T36"><text:s text:c="4"/></text:span><text:span text:style-name="T36">V(Float f</text:span><text:span text:style-name="T38">, </text:span><text:span text:style-name="T44">dummy&lt;1&gt; = {}</text:span><text:span text:style-name="T36">) : m_type(float_t) { /* ... */ }</text:span></text:p>
          </draw:text-box>
        </draw:frame>
        <presentation:notes draw:style-name="dp2">
          <draw:page-thumbnail draw:style-name="gr3" draw:layer="layout" svg:width="14.848cm" svg:height="11.136cm" svg:x="3.075cm" svg:y="2.257cm" draw:page-number="19" presentation:class="page"/>
          <draw:frame presentation:style-name="pr3" draw:text-style-name="P8" draw:layer="layout" svg:width="16.799cm" svg:height="13.365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31" draw:text-style-name="P1" draw:layer="layout" svg:width="25.199cm" svg:height="3.507cm" svg:x="1.4cm" svg:y="0.837cm" presentation:class="title" presentation:user-transformed="true">
          <draw:text-box draw:corner-radius="0.003cm">
            <text:p text:style-name="P1">How can we improve this?</text:p>
          </draw:text-box>
        </draw:frame>
        <draw:frame presentation:style-name="pr32" draw:text-style-name="P16" draw:layer="layout" svg:width="23.384cm" svg:height="16.693cm" svg:x="1.455cm" svg:y="3.959cm" presentation:class="outline" presentation:user-transformed="true">
          <draw:text-box draw:corner-radius="0.003cm">
            <text:list text:style-name="L2">
              <text:list-item>
                <text:p>Template use has advanced a long way since they were first introduced, spawning template meta-programming (TMP), a whole technology, en route</text:p>
              </text:list-item>
              <text:list-item>
                <text:p>While there is much that library components can help with, we need better language support</text:p>
              </text:list-item>
              <text:list-item>
                <text:p>C++17 includes '<text:span text:style-name="T45">constexpr if</text:span>'</text:p>
              </text:list-item>
              <text:list-item>
                <text:p>The C++20 WP includes <text:span text:style-name="T45">concepts </text:span>- a (partial/lite) way to constrain templates in syntax, rather than via esoteric overloading techniques</text:p>
              </text:list-item>
            </text:list>
          </draw:text-box>
        </draw:frame>
        <presentation:notes draw:style-name="dp2">
          <draw:page-thumbnail draw:style-name="gr3" draw:layer="layout" svg:width="14.848cm" svg:height="11.136cm" svg:x="3.075cm" svg:y="2.257cm" draw:page-number="20" presentation:class="page"/>
          <draw:frame presentation:style-name="pr3" draw:text-style-name="P8" draw:layer="layout" svg:width="16.799cm" svg:height="13.365cm" svg:x="2.1cm" svg:y="14.107cm" presentation:class="notes" presentation:placeholder="true">
            <draw:text-box/>
          </draw:frame>
        </presentation:notes>
      </draw:page>
      <draw:page draw:name="constexpr if" draw:style-name="dp1" draw:master-page-name="lyt-bluegrey" presentation:presentation-page-layout-name="AL2T1">
        <office:forms form:automatic-focus="false" form:apply-design-mode="false"/>
        <draw:frame presentation:style-name="pr33" draw:text-style-name="P1" draw:layer="layout" svg:width="25.199cm" svg:height="3.507cm" svg:x="1.4cm" svg:y="0.837cm" presentation:class="title" presentation:user-transformed="true">
          <draw:text-box draw:corner-radius="0.003cm">
            <text:p text:style-name="P1">C++17: constexpr if</text:p>
          </draw:text-box>
        </draw:frame>
        <draw:frame presentation:style-name="pr34" draw:text-style-name="P16" draw:layer="layout" svg:width="23.384cm" svg:height="16.878cm" svg:x="1.455cm" svg:y="3.959cm" presentation:class="outline" presentation:user-transformed="true">
          <draw:text-box draw:corner-radius="0.003cm">
            <text:list text:style-name="L2">
              <text:list-item>
                <text:p><text:span text:style-name="T39">Originally named 'static if' when proposed in 2012 (N3329)</text:span></text:p>
              </text:list-item>
              <text:list-item>
                <text:p><text:span text:style-name="T39">Allows </text:span><text:span text:style-name="T46">compilation </text:span><text:span text:style-name="T39">time testing of a constant expression where the code in the branch that is not taken is </text:span><text:span text:style-name="T46">discarded</text:span><text:span text:style-name="T39">*</text:span></text:p>
              </text:list-item>
              <text:list-item>
                <text:p><text:span text:style-name="T39">Note that </text:span><text:span text:style-name="T40">constepxr if</text:span><text:span text:style-name="T39"> can be used both inside and outside a function template</text:span></text:p>
              </text:list-item>
              <text:list-item>
                <text:p><text:span text:style-name="T39">Already available, at the time of writing, for gcc and clang (trunk builds) and MSVC 2017 (pre-release with /std:c++latest)</text:span></text:p>
              </text:list-item>
            </text:list>
            <text:list text:style-name="L3">
              <text:list-item>
                <text:list>
                  <text:list-item>
                    <text:list>
                      <text:list-item>
                        <text:list>
                          <text:list-item>
                            <text:list>
                              <text:list-item>
                                <text:list>
                                  <text:list-item>
                                    <text:list>
                                      <text:list-item>
                                        <text:list>
                                          <text:list-header>
                                            <text:p><text:span text:style-name="T39"/></text:p>
                                          </text:list-header>
                                        </text:list>
                                      </text:list-item>
                                    </text:list>
                                  </text:list-item>
                                </text:list>
                              </text:list-item>
                            </text:list>
                          </text:list-item>
                        </text:list>
                      </text:list-item>
                    </text:list>
                  </text:list-item>
                </text:list>
              </text:list-item>
            </text:list>
            <text:list text:style-name="L2">
              <text:list-header>
                <text:p><text:span text:style-name="T47">* '</text:span><text:span text:style-name="T48">discarded</text:span><text:span text:style-name="T47">' is a new term added to support this feature</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8" draw:layer="layout" svg:width="16.799cm" svg:height="13.365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35" draw:text-style-name="P1" draw:layer="layout" svg:width="25.199cm" svg:height="3.507cm" svg:x="1.4cm" svg:y="0.837cm" presentation:class="title">
          <draw:text-box draw:corner-radius="0.003cm">
            <text:p text:style-name="P1"><text:span text:style-name="T10">constexpr if</text:span> can simplify code</text:p>
          </draw:text-box>
        </draw:frame>
        <draw:frame presentation:style-name="pr36" draw:text-style-name="P16" draw:layer="layout" svg:width="23.384cm" svg:height="16.319cm" svg:x="2.285cm" svg:y="3.939cm" presentation:class="outline" presentation:user-transformed="true">
          <draw:text-box draw:corner-radius="0.003cm">
            <text:list text:style-name="L2">
              <text:list-item>
                <text:p>Here's some C++14 code to print a tuple:</text:p>
              </text:list-item>
            </text:list>
          </draw:text-box>
        </draw:frame>
        <draw:frame draw:style-name="gr10" draw:text-style-name="P17" draw:layer="layout" svg:width="24.607cm" svg:height="15.339cm" svg:x="2.475cm" svg:y="5.605cm">
          <draw:text-box>
            <text:p><text:span text:style-name="T49">template &lt;size_t Pos, class... Args&gt; // </text:span><text:span text:style-name="T50">Primary recursive template</text:span></text:p>
            <text:p><text:span text:style-name="T51">struct print_tuple</text:span><text:span text:style-name="T49"> {</text:span></text:p>
            <text:p><text:span text:style-name="T49"><text:s text:c="2"/></text:span><text:span text:style-name="T49">std::ostream &amp;</text:span><text:span text:style-name="T51">operator()</text:span><text:span text:style-name="T49">(std::ostream &amp;os, std::tuple&lt;Args...&gt; const &amp;t) {</text:span></text:p>
            <text:p><text:span text:style-name="T49"><text:s text:c="4"/></text:span><text:span text:style-name="T49">return print_tuple&lt;Pos-1, Args...&gt;()(os, t) &lt;&lt; ' ' &lt;&lt; std::get&lt;Pos&gt;(t);</text:span></text:p>
            <text:p><text:span text:style-name="T49"><text:s text:c="2"/></text:span><text:span text:style-name="T49">}</text:span></text:p>
            <text:p><text:span text:style-name="T49">};</text:span></text:p>
            <text:p><text:span text:style-name="T49"/></text:p>
            <text:p><text:span text:style-name="T49">template &lt;class... Args&gt; // </text:span><text:span text:style-name="T50">Partial specialisation to </text:span><text:span text:style-name="T52">terminate recursion</text:span></text:p>
            <text:p><text:span text:style-name="T49">struct print_tuple&lt;0, Args...&gt; {</text:span></text:p>
            <text:p><text:span text:style-name="T49"><text:s text:c="2"/></text:span><text:span text:style-name="T49">std::ostream &amp;operator()(std::ostream &amp;os, std::tuple&lt;Args...&gt; const &amp;t) {</text:span></text:p>
            <text:p><text:span text:style-name="T49"><text:s text:c="4"/></text:span><text:span text:style-name="T49">return os &lt;&lt; std::get&lt;0&gt;(t);</text:span></text:p>
            <text:p><text:span text:style-name="T49"><text:s text:c="2"/></text:span><text:span text:style-name="T49">}</text:span></text:p>
            <text:p><text:span text:style-name="T49">};</text:span></text:p>
            <text:p><text:span text:style-name="T49"><text:s/></text:span></text:p>
            <text:p><text:span text:style-name="T49">template &lt;class... Args&gt;</text:span></text:p>
            <text:p><text:span text:style-name="T51">std::ostream &amp;operator&lt;&lt;(std::ostream &amp;os, std::tuple&lt;Args...&gt; const &amp;t)</text:span><text:span text:style-name="T49"> {</text:span></text:p>
            <text:p><text:span text:style-name="T49"><text:s text:c="2"/></text:span><text:span text:style-name="T49">return print_tuple&lt;sizeof...(Args)-1, Args...&gt;()(os, t);</text:span></text:p>
            <text:p><text:span text:style-name="T49">}</text:span></text:p>
            <text:p><text:span text:style-name="T49"/></text:p>
            <text:p><text:span text:style-name="T49">// </text:span><text:span text:style-name="T50">Explicit specialisation for </text:span><text:span text:style-name="T52">empty tuple</text:span></text:p>
            <text:p><text:span text:style-name="T49">template &lt;&gt; std::ostream &amp;operator&lt;&lt;(std::ostream &amp;os, std::tuple&lt;&gt; const &amp;) {</text:span></text:p>
            <text:p><text:span text:style-name="T49"><text:s text:c="2"/></text:span><text:span text:style-name="T49">return os;</text:span></text:p>
            <text:p><text:span text:style-name="T49">}</text:span><text:span text:style-name="T53"> </text:span></text:p>
          </draw:text-box>
        </draw:frame>
        <presentation:notes draw:style-name="dp2">
          <draw:page-thumbnail draw:style-name="gr3" draw:layer="layout" svg:width="14.848cm" svg:height="11.136cm" svg:x="3.075cm" svg:y="2.257cm" draw:page-number="22" presentation:class="page"/>
          <draw:frame presentation:style-name="pr3" draw:text-style-name="P8" draw:layer="layout" svg:width="16.799cm" svg:height="13.365cm" svg:x="2.1cm" svg:y="14.107cm" presentation:class="notes" presentation:placeholder="true">
            <draw:text-box/>
          </draw:frame>
        </presentation:notes>
      </draw:page>
      <draw:page draw:name="page23" draw:style-name="dp1" draw:master-page-name="lyt-bluegrey" presentation:presentation-page-layout-name="AL2T1">
        <office:forms form:automatic-focus="false" form:apply-design-mode="false"/>
        <draw:frame presentation:style-name="pr37" draw:text-style-name="P1" draw:layer="layout" svg:width="25.199cm" svg:height="3.507cm" svg:x="1.4cm" svg:y="0.837cm" presentation:class="title">
          <draw:text-box draw:corner-radius="0.003cm">
            <text:p text:style-name="P1"><text:span text:style-name="T10">constexpr if</text:span> can simplify code</text:p>
          </draw:text-box>
        </draw:frame>
        <draw:frame presentation:style-name="pr36" draw:text-style-name="P16" draw:layer="layout" svg:width="23.384cm" svg:height="16.319cm" svg:x="2.285cm" svg:y="3.939cm" presentation:class="outline" presentation:user-transformed="true">
          <draw:text-box draw:corner-radius="0.003cm">
            <text:list text:style-name="L2">
              <text:list-item>
                <text:p>Using compile-time templates (“template meta-programming”) often leads naturally to a recursive implementation</text:p>
              </text:list-item>
              <text:list-item>
                <text:p>However, the rules for instantiation mean care is needed for the termination of the recursion – you cannot refer to the 'invalid' template</text:p>
              </text:list-item>
              <text:list-item>
                <text:p>Note that <text:span text:style-name="T10">std::integer_sequence</text:span> can simplify some of the cases (although implementing this, without 'compiler magic', required the same care!)</text:p>
              </text:list-item>
            </text:list>
          </draw:text-box>
        </draw:frame>
        <presentation:notes draw:style-name="dp2">
          <draw:page-thumbnail draw:style-name="gr3" draw:layer="layout" svg:width="14.848cm" svg:height="11.136cm" svg:x="3.075cm" svg:y="2.257cm" draw:page-number="23" presentation:class="page"/>
          <draw:frame presentation:style-name="pr3" draw:text-style-name="P8" draw:layer="layout" svg:width="16.799cm" svg:height="13.365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38" draw:text-style-name="P1" draw:layer="layout" svg:width="25.199cm" svg:height="3.507cm" svg:x="1.4cm" svg:y="0.837cm" presentation:class="title">
          <draw:text-box draw:corner-radius="0.003cm">
            <text:p text:style-name="P1"><text:span text:style-name="T10">constexpr if</text:span> can simplify code</text:p>
          </draw:text-box>
        </draw:frame>
        <draw:frame presentation:style-name="pr39" draw:text-style-name="P16" draw:layer="layout" svg:width="23.384cm" svg:height="16.661cm" svg:x="2.285cm" svg:y="3.939cm" presentation:class="outline" presentation:user-transformed="true">
          <draw:text-box draw:corner-radius="0.003cm">
            <text:list text:style-name="L2">
              <text:list-item>
                <text:p>With C++17 this can become:</text:p>
                <text:p/>
                <text:p/>
                <text:p/>
                <text:p/>
                <text:p/>
              </text:list-item>
            </text:list>
            <text:list text:style-name="L3">
              <text:list-item>
                <text:list>
                  <text:list-header>
                    <text:p/>
                  </text:list-header>
                </text:list>
              </text:list-item>
            </text:list>
            <text:list text:style-name="L2">
              <text:list-item>
                <text:p>No longer need to explicitly specialise for the recursion termination / empty tuple</text:p>
              </text:list-item>
              <text:list-item>
                <text:p>Can use a function not a function object</text:p>
              </text:list-item>
            </text:list>
          </draw:text-box>
        </draw:frame>
        <draw:frame draw:style-name="gr11" draw:text-style-name="P17" draw:layer="layout" svg:width="24.525cm" svg:height="9.435cm" svg:x="2.475cm" svg:y="5.605cm">
          <draw:text-box>
            <text:p><text:span text:style-name="T49">template &lt;size_t Pos, class... Args&gt;</text:span></text:p>
            <text:p><text:span text:style-name="T49">std::ostream &amp;print_tuple(std::ostream &amp;os, std::tuple&lt;Args...&gt; const &amp;t) {</text:span></text:p>
            <text:p><text:span text:style-name="T49"><text:s text:c="2"/></text:span><text:span text:style-name="T54">if constexpr</text:span><text:span text:style-name="T49">(Pos &lt; sizeof...(Args)) {</text:span></text:p>
            <text:p><text:span text:style-name="T49"><text:s text:c="4"/></text:span><text:span text:style-name="T54">if constexpr</text:span><text:span text:style-name="T49">(Pos) os &lt;&lt; ' ';</text:span></text:p>
            <text:p><text:span text:style-name="T49"><text:s text:c="4"/></text:span><text:span text:style-name="T49">os &lt;&lt; std::get&lt;Pos&gt;(t);</text:span></text:p>
            <text:p><text:span text:style-name="T49"><text:s text:c="4"/></text:span><text:span text:style-name="T49">print_tuple&lt;Pos+1, Args...&gt;(os, t); // Recursion</text:span></text:p>
            <text:p><text:span text:style-name="T49"><text:s text:c="2"/></text:span><text:span text:style-name="T49">}</text:span></text:p>
            <text:p><text:span text:style-name="T49"><text:s text:c="2"/></text:span><text:span text:style-name="T49">return os;</text:span></text:p>
            <text:p><text:span text:style-name="T49">}</text:span></text:p>
            <text:p><text:span text:style-name="T54"/></text:p>
            <text:p><text:span text:style-name="T49">template &lt;class... Args&gt;</text:span></text:p>
            <text:p><text:span text:style-name="T49">std::ostream &amp;operator&lt;&lt;(std::ostream &amp;os, std::tuple&lt;Args...&gt; const &amp;t) {</text:span></text:p>
            <text:p><text:span text:style-name="T49"><text:s text:c="2"/></text:span><text:span text:style-name="T49">return print_tuple&lt;0, Args...&gt;(os, t);</text:span></text:p>
            <text:p><text:span text:style-name="T49">}</text:span></text:p>
          </draw:text-box>
        </draw:frame>
        <presentation:notes draw:style-name="dp2">
          <draw:page-thumbnail draw:style-name="gr3" draw:layer="layout" svg:width="14.848cm" svg:height="11.136cm" svg:x="3.075cm" svg:y="2.257cm" draw:page-number="24" presentation:class="page"/>
          <draw:frame presentation:style-name="pr3" draw:text-style-name="P8" draw:layer="layout" svg:width="16.799cm" svg:height="13.365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40" draw:text-style-name="P1" draw:layer="layout" svg:width="25.199cm" svg:height="3.507cm" svg:x="1.4cm" svg:y="0.837cm" presentation:class="title" presentation:user-transformed="true">
          <draw:text-box draw:corner-radius="0.003cm">
            <text:p text:style-name="P1">C++17: constexpr if</text:p>
          </draw:text-box>
        </draw:frame>
        <draw:frame presentation:style-name="pr41" draw:text-style-name="P16" draw:layer="layout" svg:width="23.384cm" svg:height="17.643cm" svg:x="1.455cm" svg:y="3.959cm" presentation:class="outline" presentation:user-transformed="true">
          <draw:text-box draw:corner-radius="0.003cm">
            <text:list text:style-name="L2">
              <text:list-item>
                <text:p><text:span text:style-name="T55">This provides a more precise targetting in implementations, such as with tag dispatch:</text:span></text:p>
              </text:list-item>
              <text:list-item>
                <text:p><text:span text:style-name="T56">iter my_algorithm(iter first, iter last, diff count,</text:span><text:span text:style-name="T56"><text:line-break/></text:span><text:span text:style-name="T56"> <text:s/>type const &amp;value)</text:span><text:span text:style-name="T56"><text:line-break/></text:span><text:span text:style-name="T56">{</text:span><text:span text:style-name="T56"><text:line-break/></text:span><text:span text:style-name="T56"> <text:s/>// ...</text:span><text:span text:style-name="T56"><text:line-break/></text:span><text:span text:style-name="T56"> <text:s/>if constexpr(std::is_base_of_v(</text:span><text:span text:style-name="T56"><text:line-break/></text:span><text:span text:style-name="T56"> <text:s text:c="3"/>std::random_access_iterator_tag, typename</text:span><text:span text:style-name="T56"><text:line-break/></text:span><text:span text:style-name="T56"> <text:s text:c="3"/>std::iterator_traits&lt;iter&gt;::iterator_category))</text:span><text:span text:style-name="T56"><text:line-break/></text:span><text:span text:style-name="T56"> <text:s/>{</text:span><text:span text:style-name="T56"><text:line-break/></text:span><text:span text:style-name="T56"> <text:s text:c="3"/>// use of += and -=</text:span><text:span text:style-name="T56"><text:line-break/></text:span><text:span text:style-name="T56"> <text:s/>}</text:span><text:span text:style-name="T56"><text:line-break/></text:span><text:span text:style-name="T56"> <text:s/>else</text:span><text:span text:style-name="T56"><text:line-break/></text:span><text:span text:style-name="T56"> <text:s/>{</text:span><text:span text:style-name="T56"><text:line-break/></text:span><text:span text:style-name="T56"> <text:s text:c="3"/>// use of ++ and -–</text:span><text:span text:style-name="T56"><text:line-break/></text:span><text:span text:style-name="T56"> <text:s/>}</text:span><text:span text:style-name="T56"><text:line-break/></text:span><text:span text:style-name="T56"> <text:s/>// ...</text:span><text:span text:style-name="T56"><text:line-break/></text:span><text:span text:style-name="T56">}</text:span></text:p>
                <text:p text:style-name="P10"><text:span text:style-name="T56"/></text:p>
              </text:list-item>
            </text:list>
          </draw:text-box>
        </draw:frame>
        <presentation:notes draw:style-name="dp2">
          <draw:page-thumbnail draw:style-name="gr3" draw:layer="layout" svg:width="14.848cm" svg:height="11.136cm" svg:x="3.075cm" svg:y="2.257cm" draw:page-number="25" presentation:class="page"/>
          <draw:frame presentation:style-name="pr3" draw:text-style-name="P8" draw:layer="layout" svg:width="16.799cm" svg:height="13.365cm" svg:x="2.1cm" svg:y="14.107cm" presentation:class="notes" presentation:placeholder="true">
            <draw:text-box/>
          </draw:frame>
        </presentation:notes>
      </draw:page>
      <draw:page draw:name="page26" draw:style-name="dp1" draw:master-page-name="lyt-bluegrey" presentation:presentation-page-layout-name="AL2T1">
        <office:forms form:automatic-focus="false" form:apply-design-mode="false"/>
        <draw:frame presentation:style-name="pr42" draw:text-style-name="P1" draw:layer="layout" svg:width="25.199cm" svg:height="3.507cm" svg:x="1.4cm" svg:y="0.837cm" presentation:class="title" presentation:user-transformed="true">
          <draw:text-box draw:corner-radius="0.003cm">
            <text:p text:style-name="P1">C++17: constexpr if</text:p>
          </draw:text-box>
        </draw:frame>
        <draw:frame presentation:style-name="pr41" draw:text-style-name="P16" draw:layer="layout" svg:width="23.384cm" svg:height="17.643cm" svg:x="1.455cm" svg:y="3.959cm" presentation:class="outline" presentation:user-transformed="true">
          <draw:text-box draw:corner-radius="0.003cm">
            <text:list text:style-name="L2">
              <text:list-item>
                <text:p><text:span text:style-name="T55">The separation of interface and implementation can simplify complex interactions</text:span></text:p>
              </text:list-item>
              <text:list-item>
                <text:p><text:span text:style-name="T55">If the possible classifications of template arguments overlap it requires care to avoid ambiguities at the call site</text:span></text:p>
              </text:list-item>
              <text:list-item>
                <text:p><text:span text:style-name="T55">When implemented using constexpr if there is no ambiguity at the </text:span><text:span text:style-name="T57">call</text:span><text:span text:style-name="T55"> site and the implementer can select the appropriate set of constexpr if expressions</text:span></text:p>
                <text:p><text:span text:style-name="T56"/></text:p>
              </text:list-item>
            </text:list>
          </draw:text-box>
        </draw:frame>
        <presentation:notes draw:style-name="dp2">
          <draw:page-thumbnail draw:style-name="gr3" draw:layer="layout" svg:width="14.848cm" svg:height="11.136cm" svg:x="3.075cm" svg:y="2.257cm" draw:page-number="26" presentation:class="page"/>
          <draw:frame presentation:style-name="pr3" draw:text-style-name="P8" draw:layer="layout" svg:width="16.799cm" svg:height="13.365cm" svg:x="2.1cm" svg:y="14.107cm" presentation:class="notes" presentation:placeholder="true">
            <draw:text-box/>
          </draw:frame>
        </presentation:notes>
      </draw:page>
      <draw:page draw:name="page27" draw:style-name="dp1" draw:master-page-name="lyt-bluegrey" presentation:presentation-page-layout-name="AL2T1">
        <office:forms form:automatic-focus="false" form:apply-design-mode="false"/>
        <draw:frame presentation:style-name="pr43" draw:text-style-name="P1" draw:layer="layout" svg:width="25.199cm" svg:height="3.507cm" svg:x="1.4cm" svg:y="0.837cm" presentation:class="title" presentation:user-transformed="true">
          <draw:text-box draw:corner-radius="0.003cm">
            <text:p text:style-name="P1">C++17: constexpr if</text:p>
          </draw:text-box>
        </draw:frame>
        <draw:frame presentation:style-name="pr41" draw:text-style-name="P16" draw:layer="layout" svg:width="23.384cm" svg:height="17.643cm" svg:x="1.455cm" svg:y="3.959cm" presentation:class="outline" presentation:user-transformed="true">
          <draw:text-box draw:corner-radius="0.003cm">
            <text:list text:style-name="L2">
              <text:list-item>
                <text:p><text:span text:style-name="T55">The separation of interface and implementation can also allow simpler diagnosis of </text:span><text:span text:style-name="T58">missing</text:span><text:span text:style-name="T55"> requirements</text:span></text:p>
                <text:p><text:span text:style-name="T56">template &lt;typename iter, typename diff, typename type&gt;</text:span><text:span text:style-name="T56"><text:line-break/></text:span><text:span text:style-name="T56">iter my_algorithm(iter first, iter last, diff count,</text:span><text:span text:style-name="T56"><text:line-break/></text:span><text:span text:style-name="T56"> <text:s/>type const &amp;value)</text:span><text:span text:style-name="T56"><text:line-break/></text:span><text:span text:style-name="T56">{</text:span><text:span text:style-name="T56"><text:line-break/></text:span><text:span text:style-name="T56"> <text:s/>static_assert(has_iterator_category&lt;</text:span><text:span text:style-name="T56"><text:line-break/></text:span><text:span text:style-name="T56"> <text:s text:c="3"/>typename std::iterator_traits&lt;iter&gt;&gt;::value, </text:span><text:span text:style-name="T56"><text:line-break/></text:span><text:span text:style-name="T56"> <text:s text:c="5"/>"Need iterator_traits for the iterator type");</text:span></text:p>
                <text:p text:style-name="P10"><text:span text:style-name="T56"><text:s text:c="2"/></text:span><text:span text:style-name="T56">// ... rest of implementation as above</text:span></text:p>
                <text:p text:style-name="P10"><text:span text:style-name="T56">}</text:span></text:p>
                <text:p text:style-name="P10"><text:span text:style-name="T56"/></text:p>
              </text:list-item>
            </text:list>
          </draw:text-box>
        </draw:frame>
        <presentation:notes draw:style-name="dp2">
          <draw:page-thumbnail draw:style-name="gr3" draw:layer="layout" svg:width="14.848cm" svg:height="11.136cm" svg:x="3.075cm" svg:y="2.257cm" draw:page-number="27" presentation:class="page"/>
          <draw:frame presentation:style-name="pr3" draw:text-style-name="P8" draw:layer="layout" svg:width="16.799cm" svg:height="13.365cm" svg:x="2.1cm" svg:y="14.107cm" presentation:class="notes" presentation:placeholder="true">
            <draw:text-box/>
          </draw:frame>
        </presentation:notes>
      </draw:page>
      <draw:page draw:name="page28" draw:style-name="dp1" draw:master-page-name="lyt-bluegrey" presentation:presentation-page-layout-name="AL2T1">
        <office:forms form:automatic-focus="false" form:apply-design-mode="false"/>
        <draw:frame presentation:style-name="pr44" draw:text-style-name="P1" draw:layer="layout" svg:width="25.199cm" svg:height="3.507cm" svg:x="1.4cm" svg:y="0.837cm" presentation:class="title" presentation:user-transformed="true">
          <draw:text-box draw:corner-radius="0.003cm">
            <text:p text:style-name="P1">C++17: constexpr if</text:p>
          </draw:text-box>
        </draw:frame>
        <draw:frame presentation:style-name="pr41" draw:text-style-name="P16" draw:layer="layout" svg:width="23.384cm" svg:height="17.643cm" svg:x="1.455cm" svg:y="3.959cm" presentation:class="outline" presentation:user-transformed="true">
          <draw:text-box draw:corner-radius="0.003cm">
            <text:list text:style-name="L2">
              <text:list-item>
                <text:p><text:span text:style-name="T55">Finally constexpr if can of course be used in conjunction with all </text:span><text:span text:style-name="T58">existing</text:span><text:span text:style-name="T55"> SFINAE techniques</text:span></text:p>
              </text:list-item>
              <text:list-item>
                <text:p><text:span text:style-name="T55">You might for instance enable a template by using </text:span><text:span text:style-name="T40">std::enable_if</text:span><text:span text:style-name="T55"> and provide an optimised implementation path with constexpr if</text:span></text:p>
                <text:p text:style-name="P10"><text:span text:style-name="T56"/></text:p>
              </text:list-item>
            </text:list>
          </draw:text-box>
        </draw:frame>
        <presentation:notes draw:style-name="dp2">
          <draw:page-thumbnail draw:style-name="gr3" draw:layer="layout" svg:width="14.848cm" svg:height="11.136cm" svg:x="3.075cm" svg:y="2.257cm" draw:page-number="28" presentation:class="page"/>
          <draw:frame presentation:style-name="pr3" draw:text-style-name="P8" draw:layer="layout" svg:width="16.799cm" svg:height="13.365cm" svg:x="2.1cm" svg:y="14.107cm" presentation:class="notes" presentation:placeholder="true">
            <draw:text-box/>
          </draw:frame>
        </presentation:notes>
      </draw:page>
      <draw:page draw:name="page29" draw:style-name="dp1" draw:master-page-name="lyt-bluegrey" presentation:presentation-page-layout-name="AL2T1">
        <office:forms form:automatic-focus="false" form:apply-design-mode="false"/>
        <draw:frame presentation:style-name="pr45" draw:text-style-name="P1" draw:layer="layout" svg:width="25.199cm" svg:height="3.507cm" svg:x="1.4cm" svg:y="0.837cm" presentation:class="title" presentation:user-transformed="true">
          <draw:text-box draw:corner-radius="0.003cm">
            <text:p text:style-name="P1">C++17: constexpr if</text:p>
          </draw:text-box>
        </draw:frame>
        <draw:frame presentation:style-name="pr46" draw:text-style-name="P16" draw:layer="layout" svg:width="23.384cm" svg:height="16.749cm" svg:x="1.455cm" svg:y="3.959cm" presentation:class="outline" presentation:user-transformed="true">
          <draw:text-box draw:corner-radius="0.003cm">
            <text:list text:style-name="L2">
              <text:list-item>
                <text:p><text:span text:style-name="T55">Can use constexpr if outside templates too – e.g. where you might currently use </text:span><text:span text:style-name="T40">#if</text:span><text:span text:style-name="T55"> </text:span></text:p>
                <text:p><text:span text:style-name="T56">int main()</text:span><text:span text:style-name="T56"><text:line-break/></text:span><text:span text:style-name="T56">{</text:span><text:span text:style-name="T56"><text:line-break/></text:span><text:span text:style-name="T56"> <text:s/></text:span><text:span text:style-name="T59">if constexpr</text:span><text:span text:style-name="T56">(sizeof(int) == 4)</text:span><text:span text:style-name="T56"><text:line-break/></text:span><text:span text:style-name="T56"> <text:s text:c="3"/>return 4;</text:span><text:span text:style-name="T56"><text:line-break/></text:span><text:span text:style-name="T56"> <text:s/>else </text:span><text:span text:style-name="T59">if constexpr</text:span><text:span text:style-name="T56">(sizeof(int) == 8)</text:span><text:span text:style-name="T56"><text:line-break/></text:span><text:span text:style-name="T56"> <text:s text:c="3"/>return 8;</text:span><text:span text:style-name="T56"><text:line-break/></text:span><text:span text:style-name="T56"> <text:s/>else</text:span><text:span text:style-name="T56"><text:line-break/></text:span><text:span text:style-name="T56"> <text:s text:c="3"/>return 0; // uh oh...</text:span><text:span text:style-name="T56"><text:line-break/></text:span><text:span text:style-name="T56">}</text:span></text:p>
                <text:p><text:span text:style-name="T55"/></text:p>
              </text:list-item>
              <text:list-item>
                <text:p><text:span text:style-name="T55">Another benefit over </text:span><text:span text:style-name="T40">#if </text:span><text:span text:style-name="T55">is that all the code must be compilable, which reduces 'bit-rot'</text:span></text:p>
                <text:p><text:span text:style-name="T56"/></text:p>
              </text:list-item>
            </text:list>
          </draw:text-box>
        </draw:frame>
        <presentation:notes draw:style-name="dp2">
          <draw:page-thumbnail draw:style-name="gr3" draw:layer="layout" svg:width="14.848cm" svg:height="11.136cm" svg:x="3.075cm" svg:y="2.257cm" draw:page-number="29" presentation:class="page"/>
          <draw:frame presentation:style-name="pr3" draw:text-style-name="P8" draw:layer="layout" svg:width="16.799cm" svg:height="13.365cm" svg:x="2.1cm" svg:y="14.107cm" presentation:class="notes" presentation:placeholder="true">
            <draw:text-box/>
          </draw:frame>
        </presentation:notes>
      </draw:page>
      <draw:page draw:name="page30" draw:style-name="dp1" draw:master-page-name="lyt-bluegrey" presentation:presentation-page-layout-name="AL2T1">
        <office:forms form:automatic-focus="false" form:apply-design-mode="false"/>
        <draw:frame presentation:style-name="pr47" draw:text-style-name="P1" draw:layer="layout" svg:width="25.199cm" svg:height="3.507cm" svg:x="1.4cm" svg:y="0.837cm" presentation:class="title" presentation:user-transformed="true">
          <draw:text-box draw:corner-radius="0.003cm">
            <text:p text:style-name="P1">C++17: constexpr if</text:p>
          </draw:text-box>
        </draw:frame>
        <draw:frame presentation:style-name="pr48" draw:text-style-name="P16" draw:layer="layout" svg:width="23.384cm" svg:height="16.69cm" svg:x="1.455cm" svg:y="3.959cm" presentation:class="outline" presentation:user-transformed="true">
          <draw:text-box draw:corner-radius="0.003cm">
            <text:list text:style-name="L2">
              <text:list-item>
                <text:p><text:span text:style-name="T55">It is harder to use with </text:span><text:span text:style-name="T40">static_assert</text:span><text:span text:style-name="T55">:</text:span></text:p>
                <text:p><text:span text:style-name="T56">int main()</text:span><text:span text:style-name="T56"><text:line-break/></text:span><text:span text:style-name="T56">{</text:span><text:span text:style-name="T56"><text:line-break/></text:span><text:span text:style-name="T56"> <text:s/>if constexpr(sizeof(int) == 4)</text:span><text:span text:style-name="T56"><text:line-break/></text:span><text:span text:style-name="T56"> <text:s text:c="3"/>return 4;</text:span><text:span text:style-name="T56"><text:line-break/></text:span><text:span text:style-name="T56"> <text:s/>else if constexpr(sizeof(int) == 8)</text:span><text:span text:style-name="T56"><text:line-break/></text:span><text:span text:style-name="T56"> <text:s text:c="3"/>return 8;</text:span><text:span text:style-name="T56"><text:line-break/></text:span><text:span text:style-name="T56"> <text:s/>else</text:span><text:span text:style-name="T56"><text:line-break/></text:span><text:span text:style-name="T56"> <text:s text:c="3"/></text:span><text:span text:style-name="T59">static_assert</text:span><text:span text:style-name="T56">(0, "sizeof(int) invalid"); </text:span><text:span text:style-name="T60">// ERROR</text:span><text:span text:style-name="T56"><text:line-break/></text:span><text:span text:style-name="T56">}</text:span></text:p>
              </text:list-item>
              <text:list-item>
                <text:p><text:span text:style-name="T55">In a non-template context all the branches must be compilable – the discarded branches simply cause no ODR-use</text:span></text:p>
              </text:list-item>
              <text:list-item>
                <text:p><text:span text:style-name="T61">(This might change in the future)</text:span></text:p>
                <text:p><text:span text:style-name="T56"/></text:p>
              </text:list-item>
            </text:list>
          </draw:text-box>
        </draw:frame>
        <presentation:notes draw:style-name="dp2">
          <draw:page-thumbnail draw:style-name="gr3" draw:layer="layout" svg:width="14.848cm" svg:height="11.136cm" svg:x="3.075cm" svg:y="2.257cm" draw:page-number="30" presentation:class="page"/>
          <draw:frame presentation:style-name="pr3" draw:text-style-name="P8" draw:layer="layout" svg:width="16.799cm" svg:height="13.365cm" svg:x="2.1cm" svg:y="14.107cm" presentation:class="notes" presentation:placeholder="true">
            <draw:text-box/>
          </draw:frame>
        </presentation:notes>
      </draw:page>
      <draw:page draw:name="page31" draw:style-name="dp1" draw:master-page-name="lyt-bluegrey" presentation:presentation-page-layout-name="AL2T1">
        <office:forms form:automatic-focus="false" form:apply-design-mode="false"/>
        <draw:frame presentation:style-name="pr49" draw:text-style-name="P1" draw:layer="layout" svg:width="25.199cm" svg:height="3.507cm" svg:x="1.4cm" svg:y="0.837cm" presentation:class="title" presentation:user-transformed="true">
          <draw:text-box draw:corner-radius="0.003cm">
            <text:p text:style-name="P1">C++17: constexpr if</text:p>
          </draw:text-box>
        </draw:frame>
        <draw:frame presentation:style-name="pr50" draw:text-style-name="P16" draw:layer="layout" svg:width="23.384cm" svg:height="16.839cm" svg:x="1.455cm" svg:y="3.959cm" presentation:class="outline" presentation:user-transformed="true">
          <draw:text-box draw:corner-radius="0.003cm">
            <text:list text:style-name="L2">
              <text:list-item>
                <text:p><text:span text:style-name="T55">A template could provide a workaround:</text:span></text:p>
                <text:p><text:span text:style-name="T62">template &lt;typename T&gt;</text:span><text:span text:style-name="T62"><text:line-break/></text:span><text:span text:style-name="T62">void argument_invalid(T={})</text:span><text:span text:style-name="T62"><text:line-break/></text:span><text:span text:style-name="T62">{</text:span><text:span text:style-name="T62"><text:line-break/></text:span><text:span text:style-name="T62"> <text:s/>static_assert(sizeof(T) == 0, "argument invalid");</text:span><text:span text:style-name="T62"><text:line-break/></text:span><text:span text:style-name="T62">}</text:span><text:span text:style-name="T62"><text:line-break/></text:span><text:span text:style-name="T62"><text:line-break/></text:span><text:span text:style-name="T62">int main()</text:span><text:span text:style-name="T62"><text:line-break/></text:span><text:span text:style-name="T62">{</text:span><text:span text:style-name="T62"><text:line-break/></text:span><text:span text:style-name="T62"> <text:s/>if constexpr(sizeof(int) == 4)</text:span><text:span text:style-name="T62"><text:line-break/></text:span><text:span text:style-name="T62"> <text:s text:c="3"/>return 4;</text:span><text:span text:style-name="T62"><text:line-break/></text:span><text:span text:style-name="T62"> <text:s/>else if constexpr(sizeof(int) == 8)</text:span><text:span text:style-name="T62"><text:line-break/></text:span><text:span text:style-name="T62"> <text:s text:c="3"/>return 8;</text:span><text:span text:style-name="T62"><text:line-break/></text:span><text:span text:style-name="T62"> <text:s/>else</text:span><text:span text:style-name="T62"><text:line-break/></text:span><text:span text:style-name="T62"> <text:s text:c="3"/></text:span><text:span text:style-name="T63">argument_invalid&lt;int&gt;()</text:span><text:span text:style-name="T62">; // not ODR-used</text:span><text:span text:style-name="T62"><text:line-break/></text:span><text:span text:style-name="T62">}</text:span></text:p>
              </text:list-item>
            </text:list>
          </draw:text-box>
        </draw:frame>
        <presentation:notes draw:style-name="dp2">
          <draw:page-thumbnail draw:style-name="gr3" draw:layer="layout" svg:width="14.848cm" svg:height="11.136cm" svg:x="3.075cm" svg:y="2.257cm" draw:page-number="31" presentation:class="page"/>
          <draw:frame presentation:style-name="pr3" draw:text-style-name="P8" draw:layer="layout" svg:width="16.799cm" svg:height="13.365cm" svg:x="2.1cm" svg:y="14.107cm" presentation:class="notes" presentation:placeholder="true">
            <draw:text-box/>
          </draw:frame>
        </presentation:notes>
      </draw:page>
      <draw:page draw:name="page32" draw:style-name="dp1" draw:master-page-name="lyt-bluegrey" presentation:presentation-page-layout-name="AL2T1">
        <office:forms form:automatic-focus="false" form:apply-design-mode="false"/>
        <draw:frame presentation:style-name="pr51" draw:text-style-name="P1" draw:layer="layout" svg:width="25.199cm" svg:height="3.507cm" svg:x="1.4cm" svg:y="0.837cm" presentation:class="title" presentation:user-transformed="true">
          <draw:text-box draw:corner-radius="0.003cm">
            <text:p text:style-name="P1">C++17: constexpr if</text:p>
          </draw:text-box>
        </draw:frame>
        <draw:frame presentation:style-name="pr52" draw:text-style-name="P16" draw:layer="layout" svg:width="23.384cm" svg:height="16.219cm" svg:x="1.455cm" svg:y="3.959cm" presentation:class="outline" presentation:user-transformed="true">
          <draw:text-box draw:corner-radius="0.003cm">
            <text:list text:style-name="L2">
              <text:list-item>
                <text:p><text:span text:style-name="T55">With MSVC, and causing the 'else' to trigger, you get a readable diagnostic:</text:span></text:p>
                <text:p><text:span text:style-name="T62">prog.cpp(6): error C2338: argument is invalid</text:span></text:p>
                <text:p text:style-name="P10"><text:span text:style-name="T62">prog.cpp(16): note: see reference to function template instantiation 'void argument_invalid&lt;int&gt;(T)' being compiled</text:span></text:p>
                <text:p text:style-name="P10"><text:span text:style-name="T62"><text:s text:c="8"/></text:span><text:span text:style-name="T62">with</text:span></text:p>
                <text:p text:style-name="P10"><text:span text:style-name="T62"><text:s text:c="8"/></text:span><text:span text:style-name="T62">[</text:span></text:p>
                <text:p text:style-name="P10"><text:span text:style-name="T62"><text:s text:c="12"/></text:span><text:span text:style-name="T62">T=int</text:span></text:p>
                <text:p text:style-name="P10"><text:span text:style-name="T62"><text:s text:c="8"/></text:span><text:span text:style-name="T62">]</text:span></text:p>
              </text:list-item>
            </text:list>
          </draw:text-box>
        </draw:frame>
        <presentation:notes draw:style-name="dp2">
          <draw:page-thumbnail draw:style-name="gr3" draw:layer="layout" svg:width="14.848cm" svg:height="11.136cm" svg:x="3.075cm" svg:y="2.257cm" draw:page-number="32" presentation:class="page"/>
          <draw:frame presentation:style-name="pr3" draw:text-style-name="P8" draw:layer="layout" svg:width="16.799cm" svg:height="13.365cm" svg:x="2.1cm" svg:y="14.107cm" presentation:class="notes" presentation:placeholder="true">
            <draw:text-box/>
          </draw:frame>
        </presentation:notes>
      </draw:page>
      <draw:page draw:name="page33" draw:style-name="dp1" draw:master-page-name="lyt-bluegrey" presentation:presentation-page-layout-name="AL2T1">
        <office:forms form:automatic-focus="false" form:apply-design-mode="false"/>
        <draw:frame presentation:style-name="pr53" draw:text-style-name="P1" draw:layer="layout" svg:width="25.199cm" svg:height="3.507cm" svg:x="1.4cm" svg:y="0.837cm" presentation:class="title">
          <draw:text-box draw:corner-radius="0.003cm">
            <text:p text:style-name="P1">Concepts and template troubles</text:p>
          </draw:text-box>
        </draw:frame>
        <draw:frame presentation:style-name="pr14" draw:text-style-name="P9" draw:layer="layout" svg:width="23.384cm" svg:height="13.231cm" svg:x="2.285cm" svg:y="5.938cm" presentation:class="outline" presentation:user-transformed="true">
          <draw:text-box draw:corner-radius="0.003cm">
            <text:list text:style-name="L2">
              <text:list-item>
                <text:p>Library writers rely on documenting their assumptions about template parameters</text:p>
              </text:list-item>
            </text:list>
            <text:list text:style-name="L3">
              <text:list-item>
                <text:list>
                  <text:list-item>
                    <text:p><text:span text:style-name="T2">It is hard to get this right</text:span></text:p>
                  </text:list-item>
                  <text:list-item>
                    <text:p><text:span text:style-name="T2">Compilers don't read documentation</text:span></text:p>
                  </text:list-item>
                  <text:list-item>
                    <text:p><text:span text:style-name="T2">Diagnosis of failure is painful (for the user)</text:span></text:p>
                  </text:list-item>
                </text:list>
              </text:list-item>
            </text:list>
            <text:list text:style-name="L2">
              <text:list-item>
                <text:p>Enter concepts!</text:p>
              </text:list-item>
              <text:list-item>
                <text:p>“Concepts introduce a type system for templates that makes templates easier to use and easier to write.” <text:span text:style-name="T19">- N2081, Sep 2006</text:span></text:p>
              </text:list-item>
            </text:list>
          </draw:text-box>
        </draw:frame>
        <presentation:notes draw:style-name="dp2">
          <draw:page-thumbnail draw:style-name="gr3" draw:layer="layout" svg:width="14.848cm" svg:height="11.136cm" svg:x="3.075cm" svg:y="2.257cm" draw:page-number="33" presentation:class="page"/>
          <draw:frame presentation:style-name="pr3" draw:text-style-name="P8" draw:layer="layout" svg:width="16.799cm" svg:height="13.365cm" svg:x="2.1cm" svg:y="14.107cm" presentation:class="notes" presentation:placeholder="true">
            <draw:text-box/>
          </draw:frame>
        </presentation:notes>
      </draw:page>
      <draw:page draw:name="page34" draw:style-name="dp1" draw:master-page-name="lyt-bluegrey" presentation:presentation-page-layout-name="AL2T1">
        <office:forms form:automatic-focus="false" form:apply-design-mode="false"/>
        <draw:frame presentation:style-name="pr54" draw:text-style-name="P1" draw:layer="layout" svg:width="25.199cm" svg:height="3.507cm" svg:x="1.4cm" svg:y="0.837cm" presentation:class="title">
          <draw:text-box draw:corner-radius="0.003cm">
            <text:p text:style-name="P1">How, and why, did we get here?</text:p>
          </draw:text-box>
        </draw:frame>
        <draw:frame presentation:style-name="pr55" draw:text-style-name="P9" draw:layer="layout" svg:width="23.384cm" svg:height="13.661cm" svg:x="2.285cm" svg:y="5.938cm" presentation:class="outline" presentation:user-transformed="true">
          <draw:text-box draw:corner-radius="0.003cm">
            <text:list text:style-name="L2">
              <text:list-item>
                <text:p>One of the earliest papers on Concepts was Bjarne's paper “Concept Checking - A more abstract complement to type checking” from Oct 2003</text:p>
              </text:list-item>
              <text:list-item>
                <text:p>The fundamental problem that makes it hard in C++ is that templates are not constrained, so by default <text:span text:style-name="T7">any</text:span><text:span text:style-name="T8"> possible type may be used to instantiate a template</text:span></text:p>
              </text:list-item>
              <text:list-item>
                <text:p><text:span text:style-name="T8">Type checking occurs when some part of the </text:span><text:span text:style-name="T64">instantiation</text:span><text:span text:style-name="T8"> </text:span><text:span text:style-name="T65">fails, not the </text:span><text:span text:style-name="T64">signature</text:span></text:p>
              </text:list-item>
            </text:list>
          </draw:text-box>
        </draw:frame>
        <presentation:notes draw:style-name="dp2">
          <draw:page-thumbnail draw:style-name="gr3" draw:layer="layout" svg:width="14.848cm" svg:height="11.136cm" svg:x="3.075cm" svg:y="2.257cm" draw:page-number="34" presentation:class="page"/>
          <draw:frame presentation:style-name="pr3" draw:text-style-name="P8" draw:layer="layout" svg:width="16.799cm" svg:height="13.365cm" svg:x="2.1cm" svg:y="14.107cm" presentation:class="notes" presentation:placeholder="true">
            <draw:text-box/>
          </draw:frame>
        </presentation:notes>
      </draw:page>
      <draw:page draw:name="page35" draw:style-name="dp1" draw:master-page-name="lyt-bluegrey" presentation:presentation-page-layout-name="AL2T1">
        <office:forms form:automatic-focus="false" form:apply-design-mode="false"/>
        <draw:frame presentation:style-name="pr56" draw:text-style-name="P1" draw:layer="layout" svg:width="25.199cm" svg:height="3.507cm" svg:x="1.4cm" svg:y="0.837cm" presentation:class="title">
          <draw:text-box draw:corner-radius="0.003cm">
            <text:p text:style-name="P1">How, and why, did we get here?</text:p>
          </draw:text-box>
        </draw:frame>
        <draw:frame draw:style-name="gr12" draw:layer="layout" svg:width="21cm" svg:height="12.355cm" svg:x="3cm" svg:y="5.5cm">
          <draw:text-box>
            <text:p><text:span text:style-name="T36">template &lt;typename T&gt;</text:span></text:p>
            <text:p><text:span text:style-name="T36">T sum(T a, T b)</text:span><text:span text:style-name="T2">;</text:span></text:p>
            <text:p/>
            <text:p/>
            <text:p/>
          </draw:text-box>
        </draw:frame>
        <draw:frame draw:style-name="gr13" draw:text-style-name="P18" draw:layer="layout" svg:width="23cm" svg:height="11.3cm" svg:x="3cm" svg:y="8.5cm">
          <draw:text-box>
            <text:p><text:span text:style-name="T66">The template declaration tells you nothing about what the characteristics are for appropriate types to use with this template</text:span></text:p>
            <text:p><text:span text:style-name="T66"/></text:p>
            <text:p><text:span text:style-name="T66">There are two different levels of characteristics of course: </text:span><text:span text:style-name="T67">syntax</text:span><text:span text:style-name="T66"> and </text:span><text:span text:style-name="T67">semantics</text:span></text:p>
            <text:p><text:span text:style-name="T66"/></text:p>
            <text:p><text:span text:style-name="T66">Syntax answers the question “will it compile?”</text:span></text:p>
            <text:p><text:span text:style-name="T66"/></text:p>
            <text:p><text:span text:style-name="T66">Semantics answers the question “what does it </text:span><text:span text:style-name="T68">do</text:span><text:span text:style-name="T66">?”</text:span></text:p>
          </draw:text-box>
        </draw:frame>
        <presentation:notes draw:style-name="dp2">
          <draw:page-thumbnail draw:style-name="gr3" draw:layer="layout" svg:width="14.848cm" svg:height="11.136cm" svg:x="3.075cm" svg:y="2.257cm" draw:page-number="35" presentation:class="page"/>
          <draw:frame presentation:style-name="pr3" draw:text-style-name="P8" draw:layer="layout" svg:width="16.799cm" svg:height="13.365cm" svg:x="2.1cm" svg:y="14.107cm" presentation:class="notes" presentation:placeholder="true">
            <draw:text-box/>
          </draw:frame>
        </presentation:notes>
      </draw:page>
      <draw:page draw:name="page36" draw:style-name="dp1" draw:master-page-name="lyt-bluegrey" presentation:presentation-page-layout-name="AL2T1">
        <office:forms form:automatic-focus="false" form:apply-design-mode="false"/>
        <draw:frame presentation:style-name="pr57" draw:text-style-name="P1" draw:layer="layout" svg:width="25.199cm" svg:height="3.507cm" svg:x="1.4cm" svg:y="0.837cm" presentation:class="title">
          <draw:text-box draw:corner-radius="0.003cm">
            <text:p text:style-name="P1">How, and why, did we get here?</text:p>
          </draw:text-box>
        </draw:frame>
        <draw:frame presentation:style-name="pr58" draw:text-style-name="P9" draw:layer="layout" svg:width="23.715cm" svg:height="14.169cm" svg:x="2.285cm" svg:y="5cm" presentation:class="outline" presentation:user-transformed="true">
          <draw:text-box draw:corner-radius="0.003cm">
            <text:list text:style-name="L2">
              <text:list-item>
                <text:p>Currently one way forward is to document the restrictions, for example the C++ standard library documents a lot of syntactic, and semantic, requirements, eg:</text:p>
                <text:p/>
              </text:list-item>
            </text:list>
          </draw:text-box>
        </draw:frame>
        <draw:frame draw:style-name="gr14" draw:text-style-name="P3" draw:layer="layout" svg:width="22.5cm" svg:height="1.371cm" svg:x="3cm" svg:y="11.5cm">
          <draw:text-box>
            <text:p><text:span text:style-name="T2">Table 18 — LessThanComparable requirements [lessthancomparable]</text:span></text:p>
          </draw:text-box>
        </draw:frame>
        <draw:frame draw:style-name="gr15" draw:text-style-name="P3" draw:layer="layout" svg:width="4.5cm" svg:height="2.387cm" svg:x="3cm" svg:y="13.613cm">
          <draw:text-box>
            <text:p><text:span text:style-name="T2">Expression</text:span></text:p>
            <text:p><text:span text:style-name="T2"/></text:p>
            <text:p><text:span text:style-name="T2">a &lt; b</text:span></text:p>
          </draw:text-box>
        </draw:frame>
        <draw:frame draw:style-name="gr15" draw:text-style-name="P3" draw:layer="layout" svg:width="6cm" svg:height="2.387cm" svg:x="7.5cm" svg:y="13.613cm">
          <draw:text-box>
            <text:p><text:span text:style-name="T2">Return Type</text:span></text:p>
            <text:p><text:span text:style-name="T2"/></text:p>
            <text:p><text:span text:style-name="T2">convertible to bool</text:span></text:p>
          </draw:text-box>
        </draw:frame>
        <draw:frame draw:style-name="gr16" draw:text-style-name="P3" draw:layer="layout" svg:width="12.5cm" svg:height="5.235cm" svg:x="13.5cm" svg:y="13.5cm">
          <draw:text-box>
            <text:p><text:span text:style-name="T2">Requirement</text:span></text:p>
            <text:p><text:span text:style-name="T2"/></text:p>
            <text:p><text:span text:style-name="T2">&lt; is a strict weak ordering relation*</text:span></text:p>
            <text:p><text:span text:style-name="T2"/></text:p>
            <text:p><text:span text:style-name="T2">* that is: </text:span></text:p>
            <text:p><text:span text:style-name="T2"><text:s text:c="4"/></text:span><text:span text:style-name="T2">!(x &lt; x)</text:span></text:p>
            <text:p><text:span text:style-name="T2"><text:s text:c="4"/></text:span><text:span text:style-name="T2">(a &lt; b) &amp;&amp; (b &lt; c) =&gt; (a &lt; c)</text:span></text:p>
          </draw:text-box>
        </draw:frame>
        <draw:rect draw:style-name="gr17" draw:text-style-name="P19" draw:layer="layout" svg:width="23.5cm" svg:height="8.5cm" svg:x="2.5cm" svg:y="11.166cm">
          <text:p/>
        </draw:rect>
        <presentation:notes draw:style-name="dp2">
          <draw:page-thumbnail draw:style-name="gr3" draw:layer="layout" svg:width="14.848cm" svg:height="11.136cm" svg:x="3.075cm" svg:y="2.257cm" draw:page-number="36" presentation:class="page"/>
          <draw:frame presentation:style-name="pr3" draw:text-style-name="P8" draw:layer="layout" svg:width="16.799cm" svg:height="13.365cm" svg:x="2.1cm" svg:y="14.107cm" presentation:class="notes" presentation:placeholder="true">
            <draw:text-box/>
          </draw:frame>
        </presentation:notes>
      </draw:page>
      <draw:page draw:name="page37" draw:style-name="dp1" draw:master-page-name="lyt-bluegrey" presentation:presentation-page-layout-name="AL2T1">
        <office:forms form:automatic-focus="false" form:apply-design-mode="false"/>
        <draw:frame presentation:style-name="pr59" draw:text-style-name="P1" draw:layer="layout" svg:width="25.199cm" svg:height="3.507cm" svg:x="1.4cm" svg:y="0.837cm" presentation:class="title">
          <draw:text-box draw:corner-radius="0.003cm">
            <text:p text:style-name="P1">How, and why, did we get here?</text:p>
          </draw:text-box>
        </draw:frame>
        <draw:frame presentation:style-name="pr60" draw:text-style-name="P9" draw:layer="layout" svg:width="23.384cm" svg:height="15.697cm" svg:x="2.285cm" svg:y="5cm" presentation:class="outline" presentation:user-transformed="true">
          <draw:text-box draw:corner-radius="0.003cm">
            <text:list text:style-name="L2">
              <text:list-item>
                <text:p>As documentation <text:span text:style-name="T7">cannot </text:span>be read by the compiler … and <text:span text:style-name="T7">may</text:span> not be read by the programmer, the result is typically horrendous compiler errors – e.g. </text:p>
                <text:p text:style-name="P10"><text:span text:style-name="T62">class X{};</text:span></text:p>
                <text:p text:style-name="P10"><text:span text:style-name="T62">std::set&lt;X&gt; x;</text:span></text:p>
                <text:p text:style-name="P10"><text:span text:style-name="T62">x.insert(X{});</text:span></text:p>
                <text:p text:style-name="P10"><text:span text:style-name="T62"/></text:p>
              </text:list-item>
              <text:list-item>
                <text:p><text:span text:style-name="T69">I get 50 – 100 lines of error text from this!</text:span></text:p>
              </text:list-item>
              <text:list-item>
                <text:p><text:span text:style-name="T69">I'm missing the '&lt;' operator for X so it does not satisfy </text:span><text:span text:style-name="T55">LessThanComparable</text:span></text:p>
              </text:list-item>
            </text:list>
          </draw:text-box>
        </draw:frame>
        <presentation:notes draw:style-name="dp2">
          <draw:page-thumbnail draw:style-name="gr3" draw:layer="layout" svg:width="14.848cm" svg:height="11.136cm" svg:x="3.075cm" svg:y="2.257cm" draw:page-number="37" presentation:class="page"/>
          <draw:frame presentation:style-name="pr3" draw:text-style-name="P8" draw:layer="layout" svg:width="16.799cm" svg:height="13.365cm" svg:x="2.1cm" svg:y="14.107cm" presentation:class="notes" presentation:placeholder="true">
            <draw:text-box/>
          </draw:frame>
        </presentation:notes>
      </draw:page>
      <draw:page draw:name="page38" draw:style-name="dp1" draw:master-page-name="lyt-bluegrey" presentation:presentation-page-layout-name="AL2T1">
        <office:forms form:automatic-focus="false" form:apply-design-mode="false"/>
        <draw:frame presentation:style-name="pr61" draw:text-style-name="P1" draw:layer="layout" svg:width="25.199cm" svg:height="3.507cm" svg:x="1.4cm" svg:y="0.837cm" presentation:class="title" presentation:user-transformed="true">
          <draw:text-box draw:corner-radius="0.003cm">
            <text:p text:style-name="P1">A simple template</text:p>
          </draw:text-box>
        </draw:frame>
        <draw:frame draw:style-name="gr18" draw:text-style-name="P7" draw:layer="layout" svg:width="22.5cm" svg:height="10.289cm" svg:x="2.5cm" svg:y="4.9cm">
          <draw:text-box>
            <text:p><text:span text:style-name="T66">Consider a template that takes two </text:span><text:span text:style-name="T68">different </text:span><text:span text:style-name="T70">types</text:span><text:span text:style-name="T66">:</text:span></text:p>
            <text:p><text:span text:style-name="T5"/></text:p>
            <text:p><text:span text:style-name="T36"><text:s text:c="4"/></text:span><text:span text:style-name="T36">template &lt;typename T, typename U&gt;</text:span></text:p>
            <text:p><text:span text:style-name="T36"><text:s text:c="4"/></text:span><text:span text:style-name="T36">bool check(T &amp;&amp; lhs, U &amp;&amp; rhs) { /* ... */ }</text:span></text:p>
            <text:p><text:span text:style-name="T36"/></text:p>
            <text:p><text:span text:style-name="T66">The function can deal with </text:span><text:span text:style-name="T68">any</text:span><text:span text:style-name="T66"> two types for which code is syntactically correct</text:span></text:p>
            <text:p><text:span text:style-name="T66"/></text:p>
            <text:p><text:span text:style-name="T66">As we mentioned earlier though, compilation errors are reported during the </text:span><text:span text:style-name="T68">instantiation </text:span><text:span text:style-name="T70">of the function template</text:span></text:p>
          </draw:text-box>
        </draw:frame>
        <draw:frame draw:style-name="gr19" draw:text-style-name="P15" draw:layer="layout" svg:width="24.873cm" svg:height="4.781cm" svg:x="2.5cm" svg:y="16cm">
          <draw:text-box>
            <text:p><text:span text:style-name="T36">Basic_Template_Failure.cpp: In instantiation of</text:span></text:p>
            <text:p><text:span text:style-name="T36"><text:s/></text:span><text:span text:style-name="T36">'bool check(T&amp;&amp;, U&amp;&amp;) [with T = int&amp;; U = int*]':</text:span></text:p>
            <text:p><text:span text:style-name="T36">... comparison between pointer and integer [-fpermissive]</text:span></text:p>
            <text:p><text:span text:style-name="T36"><text:s/></text:span><text:span text:style-name="T36">bool check(T &amp;&amp; lhs, U &amp;&amp; rhs) { return lhs == rhs; }</text:span></text:p>
            <text:p><text:span text:style-name="T36"><text:s text:c="41"/></text:span><text:span text:style-name="T36">~~~~^~~~~~</text:span></text:p>
          </draw:text-box>
        </draw:frame>
        <presentation:notes draw:style-name="dp2">
          <draw:page-thumbnail draw:style-name="gr3" draw:layer="layout" svg:width="14.848cm" svg:height="11.136cm" svg:x="3.075cm" svg:y="2.257cm" draw:page-number="38" presentation:class="page"/>
          <draw:frame presentation:style-name="pr3" draw:text-style-name="P8" draw:layer="layout" svg:width="16.799cm" svg:height="13.365cm" svg:x="2.1cm" svg:y="14.107cm" presentation:class="notes" presentation:placeholder="true">
            <draw:text-box/>
          </draw:frame>
        </presentation:notes>
      </draw:page>
      <draw:page draw:name="Concepts" draw:style-name="dp1" draw:master-page-name="lyt-bluegrey" presentation:presentation-page-layout-name="AL2T1">
        <office:forms form:automatic-focus="false" form:apply-design-mode="false"/>
        <draw:frame presentation:style-name="pr62" draw:text-style-name="P1" draw:layer="layout" svg:width="25.199cm" svg:height="3.507cm" svg:x="1.4cm" svg:y="0.837cm" presentation:class="title" presentation:user-transformed="true">
          <draw:text-box draw:corner-radius="0.003cm">
            <text:p text:style-name="P1">Simplifying with concepts</text:p>
          </draw:text-box>
        </draw:frame>
        <draw:frame presentation:style-name="pr63" draw:text-style-name="P16" draw:layer="layout" svg:width="23.384cm" svg:height="4.5cm" svg:x="2cm" svg:y="8.5cm" presentation:class="outline" presentation:user-transformed="true">
          <draw:text-box draw:corner-radius="0.003cm">
            <text:list text:style-name="L2">
              <text:list-item>
                <text:p><text:span text:style-name="T39">Use the concept, with appropriate template parameters, in the </text:span><text:span text:style-name="T41">requires </text:span><text:span text:style-name="T42">clause</text:span></text:p>
              </text:list-item>
              <text:list-item>
                <text:p><text:span text:style-name="T39">Calling </text:span><text:span text:style-name="T40">check()</text:span><text:span text:style-name="T39"> with </text:span><text:span text:style-name="T40">int</text:span><text:span text:style-name="T39"> and </text:span><text:span text:style-name="T40">char *</text:span><text:span text:style-name="T39"> gives</text:span></text:p>
              </text:list-item>
            </text:list>
          </draw:text-box>
        </draw:frame>
        <draw:frame draw:style-name="gr20" draw:text-style-name="P20" draw:layer="layout" svg:width="16.168cm" svg:height="3.5cm" svg:x="2.063cm" svg:y="4.5cm">
          <draw:text-box>
            <text:list text:style-name="L1">
              <text:list-header>
                <text:p><text:span text:style-name="T36">template &lt;typename T, typename U&gt;</text:span></text:p>
                <text:p><text:span text:style-name="T31">requires </text:span><text:span text:style-name="T44">Equality_comparable&lt;T, U&gt;</text:span></text:p>
                <text:p><text:span text:style-name="T36">bool check(T &amp;&amp; lhs, U &amp;&amp; rhs);</text:span></text:p>
              </text:list-header>
            </text:list>
          </draw:text-box>
        </draw:frame>
        <draw:frame draw:style-name="gr21" draw:text-style-name="P15" draw:layer="layout" svg:width="24.873cm" svg:height="6.563cm" svg:x="1.699cm" svg:y="13.5cm">
          <draw:text-box>
            <text:p><text:span text:style-name="T36">Basic_Concept.cpp:33:29: error: cannot call function </text:span></text:p>
            <text:p><text:span text:style-name="T36">'bool check(T&amp;&amp;, U&amp;&amp;) [with T = int&amp;; U = char*&amp;]'</text:span></text:p>
            <text:p><text:span text:style-name="T36"><text:s text:c="3"/></text:span><text:span text:style-name="T36">return check(argc, argv[0]);</text:span></text:p>
            <text:p><text:span text:style-name="T36"/></text:p>
            <text:p><text:span text:style-name="T36">Basic_Concept.cpp:29:6: note: <text:s text:c="2"/>concept</text:span></text:p>
            <text:p><text:span text:style-name="T36"><text:s text:c="2"/></text:span><text:span text:style-name="T36">'Equality_comparable&lt;int&amp;, char*&amp;&gt;' was not satisfied</text:span></text:p>
          </draw:text-box>
        </draw:frame>
        <presentation:notes draw:style-name="dp2">
          <draw:page-thumbnail draw:style-name="gr3" draw:layer="layout" svg:width="14.848cm" svg:height="11.136cm" svg:x="3.075cm" svg:y="2.257cm" draw:page-number="39" presentation:class="page"/>
          <draw:frame presentation:style-name="pr3" draw:text-style-name="P8" draw:layer="layout" svg:width="16.799cm" svg:height="13.365cm" svg:x="2.1cm" svg:y="14.107cm" presentation:class="notes" presentation:placeholder="true">
            <draw:text-box/>
          </draw:frame>
        </presentation:notes>
      </draw:page>
      <draw:page draw:name="page40" draw:style-name="dp1" draw:master-page-name="lyt-bluegrey" presentation:presentation-page-layout-name="AL2T1">
        <office:forms form:automatic-focus="false" form:apply-design-mode="false"/>
        <draw:frame presentation:style-name="pr64" draw:text-style-name="P1" draw:layer="layout" svg:width="25.199cm" svg:height="3.507cm" svg:x="1.4cm" svg:y="0.837cm" presentation:class="title" presentation:user-transformed="true">
          <draw:text-box draw:corner-radius="0.003cm">
            <text:p text:style-name="P1">Defining a named concept</text:p>
          </draw:text-box>
        </draw:frame>
        <draw:frame presentation:style-name="pr65" draw:text-style-name="P16" draw:layer="layout" svg:width="23.384cm" svg:height="5.565cm" svg:x="2.116cm" svg:y="13cm" presentation:class="outline" presentation:user-transformed="true">
          <draw:text-box draw:corner-radius="0.003cm">
            <text:list text:style-name="L2">
              <text:list-item>
                <text:p><text:span text:style-name="T39">The concept is </text:span><text:span text:style-name="T41">named</text:span><text:span text:style-name="T39"> and can be </text:span><text:span text:style-name="T41">shared</text:span><text:span text:style-name="T39"> by multiple template declarations</text:span></text:p>
              </text:list-item>
              <text:list-item>
                <text:p><text:span text:style-name="T39">Naming also allows us to express some of the </text:span><text:span text:style-name="T41">semantic </text:span><text:span text:style-name="T42">constraints on the type.</text:span></text:p>
              </text:list-item>
            </text:list>
          </draw:text-box>
        </draw:frame>
        <draw:frame draw:style-name="gr22" draw:text-style-name="P20" draw:layer="layout" svg:width="16.168cm" svg:height="6.593cm" svg:x="3.5cm" svg:y="4.907cm">
          <draw:text-box>
            <text:list text:style-name="L1">
              <text:list-header>
                <text:p><text:span text:style-name="T36">template&lt;typename T, typename U&gt;</text:span></text:p>
                <text:p><text:span text:style-name="T31">concept</text:span><text:span text:style-name="T36"> </text:span><text:span text:style-name="T31">Equality_comparable</text:span><text:span text:style-name="T36"> =</text:span></text:p>
                <text:p><text:span text:style-name="T36"><text:s text:c="2"/></text:span><text:span text:style-name="T36">requires(T t, U u) {</text:span></text:p>
                <text:p><text:span text:style-name="T36"><text:s text:c="4"/></text:span><text:span text:style-name="T36">{ t == u } -&gt; bool;</text:span></text:p>
                <text:p><text:span text:style-name="T36"><text:s text:c="2"/></text:span><text:span text:style-name="T36">};</text:span></text:p>
                <text:p><text:span text:style-name="T36"/></text:p>
                <text:p><text:span text:style-name="T36"/></text:p>
              </text:list-header>
            </text:list>
          </draw:text-box>
        </draw:frame>
        <presentation:notes draw:style-name="dp2">
          <draw:page-thumbnail draw:style-name="gr3" draw:layer="layout" svg:width="14.848cm" svg:height="11.136cm" svg:x="3.075cm" svg:y="2.257cm" draw:page-number="40" presentation:class="page"/>
          <draw:frame presentation:style-name="pr3" draw:text-style-name="P8" draw:layer="layout" svg:width="16.799cm" svg:height="13.365cm" svg:x="2.1cm" svg:y="14.107cm" presentation:class="notes" presentation:placeholder="true">
            <draw:text-box/>
          </draw:frame>
        </presentation:notes>
      </draw:page>
      <draw:page draw:name="page41" draw:style-name="dp1" draw:master-page-name="lyt-bluegrey" presentation:presentation-page-layout-name="AL2T1">
        <office:forms form:automatic-focus="false" form:apply-design-mode="false"/>
        <draw:frame presentation:style-name="pr66" draw:text-style-name="P1" draw:layer="layout" svg:width="25.199cm" svg:height="3.507cm" svg:x="1.4cm" svg:y="0.837cm" presentation:class="title" presentation:user-transformed="true">
          <draw:text-box draw:corner-radius="0.003cm">
            <text:p text:style-name="P1">Defining a named concept -TS</text:p>
          </draw:text-box>
        </draw:frame>
        <draw:frame presentation:style-name="pr67" draw:text-style-name="P16" draw:layer="layout" svg:width="23.384cm" svg:height="7.565cm" svg:x="2.116cm" svg:y="11.5cm" presentation:class="outline" presentation:user-transformed="true">
          <draw:text-box draw:corner-radius="0.003cm">
            <text:list text:style-name="L2">
              <text:list-item>
                <text:p><text:span text:style-name="T39">The variable-style syntax that was in the Concepts TS requires </text:span><text:span text:style-name="T40">bool</text:span></text:p>
              </text:list-item>
              <text:list-item>
                <text:p><text:span text:style-name="T39">Concept definitions were simplified by the Toronto WG21 meeting in early July</text:span></text:p>
              </text:list-item>
            </text:list>
          </draw:text-box>
        </draw:frame>
        <draw:frame draw:style-name="gr22" draw:text-style-name="P20" draw:layer="layout" svg:width="16.168cm" svg:height="6.593cm" svg:x="3.5cm" svg:y="4.907cm">
          <draw:text-box>
            <text:list text:style-name="L1">
              <text:list-header>
                <text:p><text:span text:style-name="T36">template&lt;typename T, typename U&gt;</text:span></text:p>
                <text:p><text:span text:style-name="T30">concept</text:span><text:span text:style-name="T36"> </text:span><text:span text:style-name="T31">bool</text:span><text:span text:style-name="T36"> </text:span><text:span text:style-name="T31">Equality_comparable </text:span><text:span text:style-name="T36">=</text:span></text:p>
                <text:p><text:span text:style-name="T36"><text:s text:c="2"/></text:span><text:span text:style-name="T36">requires(T t, U u) {</text:span></text:p>
                <text:p><text:span text:style-name="T36"><text:s text:c="4"/></text:span><text:span text:style-name="T36">{ t == u } -&gt; bool;</text:span></text:p>
                <text:p><text:span text:style-name="T36"><text:s text:c="2"/></text:span><text:span text:style-name="T36">};</text:span></text:p>
                <text:p><text:span text:style-name="T36"/></text:p>
                <text:p><text:span text:style-name="T36"/></text:p>
              </text:list-header>
            </text:list>
          </draw:text-box>
        </draw:frame>
        <presentation:notes draw:style-name="dp2">
          <draw:page-thumbnail draw:style-name="gr3" draw:layer="layout" svg:width="14.848cm" svg:height="11.136cm" svg:x="3.075cm" svg:y="2.257cm" draw:page-number="41" presentation:class="page"/>
          <draw:frame presentation:style-name="pr3" draw:text-style-name="P8" draw:layer="layout" svg:width="16.799cm" svg:height="13.365cm" svg:x="2.1cm" svg:y="14.107cm" presentation:class="notes" presentation:placeholder="true">
            <draw:text-box/>
          </draw:frame>
        </presentation:notes>
      </draw:page>
      <draw:page draw:name="page42" draw:style-name="dp1" draw:master-page-name="lyt-bluegrey" presentation:presentation-page-layout-name="AL2T1">
        <office:forms form:automatic-focus="false" form:apply-design-mode="false"/>
        <draw:frame presentation:style-name="pr68" draw:text-style-name="P1" draw:layer="layout" svg:width="25.199cm" svg:height="3.507cm" svg:x="1.4cm" svg:y="0.837cm" presentation:class="title" presentation:user-transformed="true">
          <draw:text-box draw:corner-radius="0.003cm">
            <text:p text:style-name="P1">Named concepts</text:p>
          </draw:text-box>
        </draw:frame>
        <draw:frame presentation:style-name="pr69" draw:text-style-name="P16" draw:layer="layout" svg:width="23.384cm" svg:height="7.39cm" svg:x="1.455cm" svg:y="3.959cm" presentation:class="outline" presentation:user-transformed="true">
          <draw:text-box draw:corner-radius="0.003cm">
            <text:list text:style-name="L2">
              <text:list-item>
                <text:p><text:span text:style-name="T39">The </text:span><text:span text:style-name="T41">Equality_comparable</text:span><text:span text:style-name="T39"> concept is asymmetric as it only checks </text:span><text:span text:style-name="T40">t == u</text:span><text:span text:style-name="T39">.</text:span></text:p>
              </text:list-item>
              <text:list-item>
                <text:p><text:span text:style-name="T39">This matches our only use case but is not suitable for use as a </text:span><text:span text:style-name="T46">general</text:span><text:span text:style-name="T39"> concept.</text:span></text:p>
              </text:list-item>
            </text:list>
            <text:p><text:span text:style-name="T71">EqualityComparable</text:span><text:span text:style-name="T72"> in the Ranges TS uses:</text:span></text:p>
          </draw:text-box>
        </draw:frame>
        <draw:frame draw:style-name="gr23" draw:text-style-name="P20" draw:layer="layout" svg:width="18.306cm" svg:height="8.405cm" svg:x="2.332cm" svg:y="12.001cm">
          <draw:text-box>
            <text:list text:style-name="L1">
              <text:list-header>
                <text:p><text:span text:style-name="T36">template&lt;typename T, typename U&gt;</text:span></text:p>
                <text:p><text:span text:style-name="T36">concept bool </text:span><text:span text:style-name="T31">WeaklyEqualityComparable</text:span><text:span text:style-name="T36"> =</text:span></text:p>
                <text:p><text:span text:style-name="T36"><text:s text:c="2"/></text:span><text:span text:style-name="T36">requires(T t, U u) {</text:span></text:p>
                <text:p><text:span text:style-name="T73"><text:s text:c="4"/></text:span><text:span text:style-name="T73">{ t == u } -&gt; bool;</text:span></text:p>
                <text:p><text:span text:style-name="T73"><text:s text:c="4"/></text:span><text:span text:style-name="T73">{ </text:span><text:span text:style-name="T74">u == t</text:span><text:span text:style-name="T73"> } -&gt; bool;</text:span></text:p>
                <text:p><text:span text:style-name="T73"><text:s text:c="4"/></text:span><text:span text:style-name="T73">{ </text:span><text:span text:style-name="T74">t != u</text:span><text:span text:style-name="T73"> } -&gt; bool;</text:span></text:p>
                <text:p><text:span text:style-name="T73"><text:s text:c="4"/></text:span><text:span text:style-name="T73">{ </text:span><text:span text:style-name="T74">u != t</text:span><text:span text:style-name="T73"> } -&gt; bool;</text:span></text:p>
                <text:p><text:span text:style-name="T36"><text:s text:c="2"/></text:span><text:span text:style-name="T36">};</text:span></text:p>
              </text:list-header>
            </text:list>
          </draw:text-box>
        </draw:frame>
        <presentation:notes draw:style-name="dp2">
          <draw:page-thumbnail draw:style-name="gr3" draw:layer="layout" svg:width="14.848cm" svg:height="11.136cm" svg:x="3.075cm" svg:y="2.257cm" draw:page-number="42" presentation:class="page"/>
          <draw:frame presentation:style-name="pr3" draw:text-style-name="P8" draw:layer="layout" svg:width="16.799cm" svg:height="13.365cm" svg:x="2.1cm" svg:y="14.107cm" presentation:class="notes" presentation:placeholder="true">
            <draw:text-box/>
          </draw:frame>
        </presentation:notes>
      </draw:page>
      <draw:page draw:name="page43" draw:style-name="dp1" draw:master-page-name="lyt-bluegrey" presentation:presentation-page-layout-name="AL2T1">
        <office:forms form:automatic-focus="false" form:apply-design-mode="false"/>
        <draw:frame presentation:style-name="pr70" draw:text-style-name="P1" draw:layer="layout" svg:width="25.199cm" svg:height="3.507cm" svg:x="1.4cm" svg:y="0.837cm" presentation:class="title" presentation:user-transformed="true">
          <draw:text-box draw:corner-radius="0.003cm">
            <text:p text:style-name="P1">Named concepts</text:p>
          </draw:text-box>
        </draw:frame>
        <draw:frame presentation:style-name="pr63" draw:text-style-name="P16" draw:layer="layout" svg:width="23.384cm" svg:height="4.5cm" svg:x="1.455cm" svg:y="3.959cm" presentation:class="outline" presentation:user-transformed="true">
          <draw:text-box draw:corner-radius="0.003cm">
            <text:list text:style-name="L2">
              <text:list-item>
                <text:p><text:span text:style-name="T39">If we use this we have the </text:span><text:span text:style-name="T46">reverse</text:span><text:span text:style-name="T39"> problem: you can argue our template is now </text:span><text:span text:style-name="T46">over</text:span><text:span text:style-name="T75">-constrained</text:span></text:p>
              </text:list-item>
            </text:list>
          </draw:text-box>
        </draw:frame>
        <draw:frame draw:style-name="gr24" draw:text-style-name="P20" draw:layer="layout" svg:width="23.865cm" svg:height="12.935cm" svg:x="2.26cm" svg:y="8.095cm">
          <draw:text-box>
            <text:list text:style-name="L1">
              <text:list-header>
                <text:p><text:span text:style-name="T36">struct Test{</text:span></text:p>
                <text:p><text:span text:style-name="T36"><text:s text:c="2"/></text:span><text:span text:style-name="T36">bool operator==(Test);</text:span></text:p>
                <text:p><text:span text:style-name="T36">};</text:span></text:p>
                <text:p><text:span text:style-name="T36"/></text:p>
                <text:p><text:span text:style-name="T36">bool foo(Test v, Test v2)</text:span></text:p>
                <text:p><text:span text:style-name="T36">{</text:span></text:p>
                <text:p><text:span text:style-name="T36"><text:s text:c="2"/></text:span><text:span text:style-name="T36">return check(v, v2);</text:span></text:p>
                <text:p><text:span text:style-name="T36">}</text:span></text:p>
                <text:p><text:span text:style-name="T36"/></text:p>
                <text:p><text:span text:style-name="T36">Basic_Concept_Failure.cpp: In function 'int main()'</text:span></text:p>
                <text:p><text:span text:style-name="T36">Basic_Concept_Failure.cpp:39:20: error: </text:span></text:p>
                <text:p><text:span text:style-name="T36">cannot call function 'bool check(T&amp;&amp;, U&amp;&amp;)'</text:span></text:p>
                <text:p><text:span text:style-name="T36"><text:s text:c="3"/></text:span><text:span text:style-name="T36">return check(v, v2);</text:span></text:p>
                <text:p><text:span text:style-name="T36">... concept 'WeaklyEqualityComparable&lt;Test&amp;, Test&amp;&gt;'</text:span></text:p>
              </text:list-header>
            </text:list>
          </draw:text-box>
        </draw:frame>
        <presentation:notes draw:style-name="dp2">
          <draw:page-thumbnail draw:style-name="gr3" draw:layer="layout" svg:width="14.848cm" svg:height="11.136cm" svg:x="3.075cm" svg:y="2.257cm" draw:page-number="43" presentation:class="page"/>
          <draw:frame presentation:style-name="pr3" draw:text-style-name="P8" draw:layer="layout" svg:width="16.799cm" svg:height="13.365cm" svg:x="2.1cm" svg:y="14.107cm" presentation:class="notes" presentation:placeholder="true">
            <draw:text-box/>
          </draw:frame>
        </presentation:notes>
      </draw:page>
      <draw:page draw:name="page44" draw:style-name="dp1" draw:master-page-name="lyt-bluegrey" presentation:presentation-page-layout-name="AL2T1">
        <office:forms form:automatic-focus="false" form:apply-design-mode="false"/>
        <draw:frame presentation:style-name="pr71" draw:text-style-name="P1" draw:layer="layout" svg:width="25.199cm" svg:height="3.507cm" svg:x="1.4cm" svg:y="0.837cm" presentation:class="title" presentation:user-transformed="true">
          <draw:text-box draw:corner-radius="0.003cm">
            <text:p text:style-name="P1">Named concepts</text:p>
          </draw:text-box>
        </draw:frame>
        <draw:frame presentation:style-name="pr72" draw:text-style-name="P16" draw:layer="layout" svg:width="23.384cm" svg:height="3.858cm" svg:x="1.455cm" svg:y="3.959cm" presentation:class="outline" presentation:user-transformed="true">
          <draw:text-box draw:corner-radius="0.003cm">
            <text:list text:style-name="L2">
              <text:list-item>
                <text:p><text:span text:style-name="T39">In order to call our </text:span><text:span text:style-name="T40">check</text:span><text:span text:style-name="T39"> function we have to declare, but not necessarily define, an extra function.</text:span></text:p>
              </text:list-item>
            </text:list>
          </draw:text-box>
        </draw:frame>
        <draw:frame draw:style-name="gr25" draw:text-style-name="P20" draw:layer="layout" svg:width="12.748cm" svg:height="12.935cm" svg:x="2.26cm" svg:y="8.095cm">
          <draw:text-box>
            <text:list text:style-name="L1">
              <text:list-header>
                <text:p><text:span text:style-name="T36">struct Test{</text:span></text:p>
                <text:p><text:span text:style-name="T36"><text:s text:c="2"/></text:span><text:span text:style-name="T36">bool operator==(Test);</text:span></text:p>
                <text:p><text:span text:style-name="T36"><text:s text:c="2"/></text:span><text:span text:style-name="T44">bool operator!=(Test);</text:span></text:p>
                <text:p><text:span text:style-name="T36">};</text:span></text:p>
                <text:p><text:span text:style-name="T36"/></text:p>
                <text:p><text:span text:style-name="T36">– </text:span><text:span text:style-name="T36">or --</text:span></text:p>
                <text:p><text:span text:style-name="T36"/></text:p>
                <text:p><text:span text:style-name="T44">bool operator!=(Test, Test);</text:span></text:p>
                <text:p><text:span text:style-name="T36"/></text:p>
                <text:p><text:span text:style-name="T36">bool foo(Test v, Test v2)</text:span></text:p>
                <text:p><text:span text:style-name="T36">{</text:span></text:p>
                <text:p><text:span text:style-name="T36"><text:s text:c="2"/></text:span><text:span text:style-name="T36">return check(v, v2); // Ok</text:span></text:p>
                <text:p><text:span text:style-name="T36">}</text:span></text:p>
                <text:p><text:span text:style-name="T36"/></text:p>
              </text:list-header>
            </text:list>
          </draw:text-box>
        </draw:frame>
        <presentation:notes draw:style-name="dp2">
          <draw:page-thumbnail draw:style-name="gr3" draw:layer="layout" svg:width="14.848cm" svg:height="11.136cm" svg:x="3.075cm" svg:y="2.257cm" draw:page-number="44" presentation:class="page"/>
          <draw:frame presentation:style-name="pr3" draw:text-style-name="P8" draw:layer="layout" svg:width="16.799cm" svg:height="13.365cm" svg:x="2.1cm" svg:y="14.107cm" presentation:class="notes" presentation:placeholder="true">
            <draw:text-box/>
          </draw:frame>
        </presentation:notes>
      </draw:page>
      <draw:page draw:name="page45" draw:style-name="dp1" draw:master-page-name="lyt-bluegrey" presentation:presentation-page-layout-name="AL2T1">
        <office:forms form:automatic-focus="false" form:apply-design-mode="false"/>
        <draw:frame presentation:style-name="pr73" draw:text-style-name="P1" draw:layer="layout" svg:width="25.199cm" svg:height="3.507cm" svg:x="1.4cm" svg:y="0.837cm" presentation:class="title" presentation:user-transformed="true">
          <draw:text-box draw:corner-radius="0.003cm">
            <text:p text:style-name="P1">Named concepts</text:p>
          </draw:text-box>
        </draw:frame>
        <draw:frame presentation:style-name="pr74" draw:text-style-name="P16" draw:layer="layout" svg:width="23.384cm" svg:height="3.041cm" svg:x="1.455cm" svg:y="3.959cm" presentation:class="outline" presentation:user-transformed="true">
          <draw:text-box draw:corner-radius="0.003cm">
            <text:list text:style-name="L2">
              <text:list-item>
                <text:p><text:span text:style-name="T39">If the arguments to operator== differ in type we have a little more work to do.</text:span></text:p>
              </text:list-item>
            </text:list>
          </draw:text-box>
        </draw:frame>
        <draw:frame draw:style-name="gr26" draw:text-style-name="P20" draw:layer="layout" svg:width="23.009cm" svg:height="12.935cm" svg:x="2.26cm" svg:y="8.095cm">
          <draw:text-box>
            <text:list text:style-name="L1">
              <text:list-header>
                <text:p><text:span text:style-name="T36">struct Test{</text:span></text:p>
                <text:p><text:span text:style-name="T36"><text:s text:c="2"/></text:span><text:span text:style-name="T36">bool operator==(int);</text:span></text:p>
                <text:p><text:span text:style-name="T36">};</text:span></text:p>
                <text:p><text:span text:style-name="T36"/></text:p>
                <text:p><text:span text:style-name="T36">bool foo(Test v)</text:span></text:p>
                <text:p><text:span text:style-name="T36">{</text:span></text:p>
                <text:p><text:span text:style-name="T36"><text:s text:c="2"/></text:span><text:span text:style-name="T36">return check(v, 0);</text:span></text:p>
                <text:p><text:span text:style-name="T36">}</text:span></text:p>
                <text:p><text:span text:style-name="T36"/></text:p>
                <text:p><text:span text:style-name="T36">Basic_Concept_Failure2.cpp: In function 'int main()'</text:span></text:p>
              </text:list-header>
              <text:list-item>
                <text:p><text:span text:style-name="T36">Basic_Concept_Failure2.cpp:39:20: error: </text:span></text:p>
              </text:list-item>
              <text:list-item>
                <text:p><text:span text:style-name="T36">cannot call function 'bool check(T&amp;&amp;, U&amp;&amp;)'</text:span></text:p>
              </text:list-item>
              <text:list-item>
                <text:p><text:span text:style-name="T36"><text:s text:c="3"/></text:span><text:span text:style-name="T36">return check(v, 0);</text:span></text:p>
              </text:list-item>
              <text:list-item>
                <text:p><text:span text:style-name="T36">... concept 'WeaklyEqualityComparable&lt;Test&amp;, int&gt;'</text:span></text:p>
              </text:list-item>
            </text:list>
          </draw:text-box>
        </draw:frame>
        <presentation:notes draw:style-name="dp2">
          <draw:page-thumbnail draw:style-name="gr3" draw:layer="layout" svg:width="14.848cm" svg:height="11.136cm" svg:x="3.075cm" svg:y="2.257cm" draw:page-number="45" presentation:class="page"/>
          <draw:frame presentation:style-name="pr3" draw:text-style-name="P8" draw:layer="layout" svg:width="16.799cm" svg:height="13.365cm" svg:x="2.1cm" svg:y="14.107cm" presentation:class="notes" presentation:placeholder="true">
            <draw:text-box/>
          </draw:frame>
        </presentation:notes>
      </draw:page>
      <draw:page draw:name="page46" draw:style-name="dp1" draw:master-page-name="lyt-bluegrey" presentation:presentation-page-layout-name="AL2T1">
        <office:forms form:automatic-focus="false" form:apply-design-mode="false"/>
        <draw:frame presentation:style-name="pr75" draw:text-style-name="P1" draw:layer="layout" svg:width="25.199cm" svg:height="3.507cm" svg:x="1.4cm" svg:y="0.837cm" presentation:class="title" presentation:user-transformed="true">
          <draw:text-box draw:corner-radius="0.003cm">
            <text:p text:style-name="P1">Named concepts</text:p>
          </draw:text-box>
        </draw:frame>
        <draw:frame presentation:style-name="pr74" draw:text-style-name="P16" draw:layer="layout" svg:width="23.384cm" svg:height="3.041cm" svg:x="1.455cm" svg:y="3.959cm" presentation:class="outline" presentation:user-transformed="true">
          <draw:text-box draw:corner-radius="0.003cm">
            <text:list text:style-name="L2">
              <text:list-item>
                <text:p><text:span text:style-name="T39">In order to call our </text:span><text:span text:style-name="T40">check</text:span><text:span text:style-name="T39"> function we now have to declare </text:span><text:span text:style-name="T41">three</text:span><text:span text:style-name="T39"> extra functions.</text:span></text:p>
              </text:list-item>
            </text:list>
          </draw:text-box>
        </draw:frame>
        <draw:frame draw:style-name="gr27" draw:text-style-name="P20" draw:layer="layout" svg:width="17.451cm" svg:height="12.405cm" svg:x="2.26cm" svg:y="8.095cm">
          <draw:text-box>
            <text:list text:style-name="L1">
              <text:list-header>
                <text:p><text:span text:style-name="T36">struct Test{</text:span></text:p>
                <text:p><text:span text:style-name="T36"><text:s text:c="2"/></text:span><text:span text:style-name="T36">bool operator==(int);</text:span></text:p>
                <text:p><text:span text:style-name="T44"><text:s text:c="2"/></text:span><text:span text:style-name="T44">bool operator!=(int);</text:span></text:p>
                <text:p><text:span text:style-name="T36">};</text:span></text:p>
                <text:p><text:span text:style-name="T36"/></text:p>
                <text:p><text:span text:style-name="T36">// These two </text:span><text:span text:style-name="T31">cannot </text:span><text:span text:style-name="T30">be defined in-class</text:span></text:p>
                <text:p><text:span text:style-name="T44">bool operator==(int, Test);</text:span></text:p>
                <text:p><text:span text:style-name="T44">bool operator!=(int, Test);</text:span></text:p>
                <text:p><text:span text:style-name="T44"/></text:p>
                <text:p><text:span text:style-name="T36">bool foo(Test v)</text:span></text:p>
                <text:p><text:span text:style-name="T36">{</text:span></text:p>
                <text:p><text:span text:style-name="T36"><text:s text:c="2"/></text:span><text:span text:style-name="T36">return check(v, 0); // Ok</text:span></text:p>
                <text:p><text:span text:style-name="T36">}</text:span></text:p>
              </text:list-header>
            </text:list>
          </draw:text-box>
        </draw:frame>
        <presentation:notes draw:style-name="dp2">
          <draw:page-thumbnail draw:style-name="gr3" draw:layer="layout" svg:width="14.848cm" svg:height="11.136cm" svg:x="3.075cm" svg:y="2.257cm" draw:page-number="46" presentation:class="page"/>
          <draw:frame presentation:style-name="pr3" draw:text-style-name="P8" draw:layer="layout" svg:width="16.799cm" svg:height="13.365cm" svg:x="2.1cm" svg:y="14.107cm" presentation:class="notes" presentation:placeholder="true">
            <draw:text-box/>
          </draw:frame>
        </presentation:notes>
      </draw:page>
      <draw:page draw:name="page47" draw:style-name="dp1" draw:master-page-name="lyt-bluegrey" presentation:presentation-page-layout-name="AL2T1">
        <office:forms form:automatic-focus="false" form:apply-design-mode="false"/>
        <draw:frame presentation:style-name="pr76" draw:text-style-name="P1" draw:layer="layout" svg:width="25.199cm" svg:height="3.507cm" svg:x="1.4cm" svg:y="0.837cm" presentation:class="title" presentation:user-transformed="true">
          <draw:text-box draw:corner-radius="0.003cm">
            <text:p text:style-name="P1">Named concepts</text:p>
          </draw:text-box>
        </draw:frame>
        <draw:frame presentation:style-name="pr77" draw:text-style-name="P16" draw:layer="layout" svg:width="23.384cm" svg:height="16.752cm" svg:x="1.5cm" svg:y="4cm" presentation:class="outline" presentation:user-transformed="true">
          <draw:text-box draw:corner-radius="0.003cm">
            <text:list text:style-name="L2">
              <text:list-item>
                <text:p><text:span text:style-name="T76">In order to call our </text:span><text:span text:style-name="T77">check</text:span><text:span text:style-name="T76"> function we now have to declare </text:span><text:span text:style-name="T78">three</text:span><text:span text:style-name="T76"> extra functions.</text:span></text:p>
              </text:list-item>
              <text:list-item>
                <text:p><text:span text:style-name="T39">This is arguably a good idea as it encourages/enforces more consistent operator declarations for types.</text:span></text:p>
              </text:list-item>
              <text:list-item>
                <text:p><text:span text:style-name="T39">It can increase the work needed to adapt a class to comply with a concept.</text:span></text:p>
              </text:list-item>
              <text:list-item>
                <text:p><text:span text:style-name="T39">Providing a requires </text:span><text:span text:style-name="T46">clause</text:span><text:span text:style-name="T39"> is less affected by this issue as each function template has its own clause – but it raises the complexity of </text:span><text:span text:style-name="T41">each</text:span><text:span text:style-name="T39"> function declaration, and breaks DRY.</text:span></text:p>
              </text:list-item>
            </text:list>
          </draw:text-box>
        </draw:frame>
        <presentation:notes draw:style-name="dp2">
          <draw:page-thumbnail draw:style-name="gr3" draw:layer="layout" svg:width="14.848cm" svg:height="11.136cm" svg:x="3.075cm" svg:y="2.257cm" draw:page-number="47" presentation:class="page"/>
          <draw:frame presentation:style-name="pr3" draw:text-style-name="P8" draw:layer="layout" svg:width="16.799cm" svg:height="13.365cm" svg:x="2.1cm" svg:y="14.107cm" presentation:class="notes" presentation:placeholder="true">
            <draw:text-box/>
          </draw:frame>
        </presentation:notes>
      </draw:page>
      <draw:page draw:name="page48" draw:style-name="dp1" draw:master-page-name="lyt-bluegrey" presentation:presentation-page-layout-name="AL2T1">
        <office:forms form:automatic-focus="false" form:apply-design-mode="false"/>
        <draw:frame presentation:style-name="pr78" draw:text-style-name="P1" draw:layer="layout" svg:width="25.199cm" svg:height="3.507cm" svg:x="1.4cm" svg:y="0.837cm" presentation:class="title" presentation:user-transformed="true">
          <draw:text-box draw:corner-radius="0.003cm">
            <text:p text:style-name="P1">Simplifying complex overloads</text:p>
          </draw:text-box>
        </draw:frame>
        <draw:frame draw:style-name="gr8" draw:text-style-name="P15" draw:layer="layout" svg:width="24.446cm" svg:height="14cm" svg:x="1.554cm" svg:y="6cm">
          <draw:text-box>
            <text:p><text:span text:style-name="T36">struct V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Int,</text:span></text:p>
            <text:p><text:span text:style-name="T36"><text:s text:c="14"/></text:span><text:span text:style-name="T38">typename = std::enable_if_t&lt;</text:span></text:p>
            <text:p><text:span text:style-name="T38"><text:s text:c="18"/></text:span><text:span text:style-name="T38">std::is_integral&lt;Int&gt;::value&gt;&gt;</text:span></text:p>
            <text:p><text:span text:style-name="T36"><text:s text:c="4"/></text:span><text:span text:style-name="T36">V(In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Float,</text:span></text:p>
            <text:p><text:span text:style-name="T36"><text:s text:c="14"/></text:span><text:span text:style-name="T38">typename = std::enable_if_t&lt;</text:span></text:p>
            <text:p><text:span text:style-name="T38"><text:s text:c="18"/></text:span><text:span text:style-name="T38">std::is_floating_point&lt;Float&gt;::value&gt;&gt;</text:span></text:p>
            <text:p><text:span text:style-name="T36"><text:s text:c="4"/></text:span><text:span text:style-name="T36">V(Float f) : m_type(float_t) { /* ... */ }</text:span></text:p>
            <text:p><text:span text:style-name="T36">};</text:span></text:p>
          </draw:text-box>
        </draw:frame>
        <draw:frame presentation:style-name="pr27" draw:text-style-name="P14" draw:layer="layout" svg:width="25.5cm" svg:height="1.326cm" svg:x="1.5cm" svg:y="4.232cm">
          <draw:text-box>
            <text:list text:style-name="L2">
              <text:list-item>
                <text:p><text:span text:style-name="T39">Consider this earlier attempt to use </text:span><text:span text:style-name="T40">enable_if</text:span></text:p>
              </text:list-item>
            </text:list>
          </draw:text-box>
        </draw:frame>
        <presentation:notes draw:style-name="dp2">
          <draw:page-thumbnail draw:style-name="gr3" draw:layer="layout" svg:width="14.848cm" svg:height="11.136cm" svg:x="3.075cm" svg:y="2.257cm" draw:page-number="48" presentation:class="page"/>
          <draw:frame presentation:style-name="pr3" draw:text-style-name="P8" draw:layer="layout" svg:width="16.799cm" svg:height="13.365cm" svg:x="2.1cm" svg:y="14.107cm" presentation:class="notes" presentation:placeholder="true">
            <draw:text-box/>
          </draw:frame>
        </presentation:notes>
      </draw:page>
      <draw:page draw:name="page49" draw:style-name="dp1" draw:master-page-name="lyt-bluegrey" presentation:presentation-page-layout-name="AL2T1">
        <office:forms form:automatic-focus="false" form:apply-design-mode="false"/>
        <draw:frame presentation:style-name="pr79" draw:text-style-name="P1" draw:layer="layout" svg:width="25.199cm" svg:height="3.507cm" svg:x="1.4cm" svg:y="0.837cm" presentation:class="title" presentation:user-transformed="true">
          <draw:text-box draw:corner-radius="0.003cm">
            <text:p text:style-name="P1">Concepts simplifying overloads</text:p>
          </draw:text-box>
        </draw:frame>
        <draw:frame draw:style-name="gr28" draw:text-style-name="P15" draw:layer="layout" svg:width="23.164cm" svg:height="12.935cm" svg:x="1.583cm" svg:y="6.604cm">
          <draw:text-box>
            <text:p><text:span text:style-name="T36">struct T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Int&gt;</text:span></text:p>
            <text:p><text:span text:style-name="T36"><text:s text:c="8"/></text:span><text:span text:style-name="T44">requires</text:span><text:span text:style-name="T38"> std::is_integral_v&lt;Int&gt;</text:span></text:p>
            <text:p><text:span text:style-name="T36"><text:s text:c="4"/></text:span><text:span text:style-name="T36">V(In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Float&gt;</text:span></text:p>
            <text:p><text:span text:style-name="T36"><text:s text:c="8"/></text:span><text:span text:style-name="T44">requires</text:span><text:span text:style-name="T38"> std::is_floating_point_v&lt;Float&gt;</text:span></text:p>
            <text:p><text:span text:style-name="T36"><text:s text:c="4"/></text:span><text:span text:style-name="T36">V(Float f) : m_type(float_t) { /* ... */ }</text:span></text:p>
            <text:p><text:span text:style-name="T36">};</text:span></text:p>
            <text:p><text:span text:style-name="T36"/></text:p>
          </draw:text-box>
        </draw:frame>
        <draw:frame presentation:style-name="pr80" draw:text-style-name="P16" draw:layer="layout" svg:width="23.384cm" svg:height="1.541cm" svg:x="1.455cm" svg:y="3.959cm" presentation:class="outline" presentation:user-transformed="true">
          <draw:text-box draw:corner-radius="0.003cm">
            <text:list text:style-name="L2">
              <text:list-item>
                <text:p><text:span text:style-name="T39">We </text:span><text:span text:style-name="T46">could </text:span><text:span text:style-name="T75">use requires clauses:</text:span></text:p>
              </text:list-item>
            </text:list>
          </draw:text-box>
        </draw:frame>
        <presentation:notes draw:style-name="dp2">
          <draw:page-thumbnail draw:style-name="gr3" draw:layer="layout" svg:width="14.848cm" svg:height="11.136cm" svg:x="3.075cm" svg:y="2.257cm" draw:page-number="49" presentation:class="page"/>
          <draw:frame presentation:style-name="pr3" draw:text-style-name="P8" draw:layer="layout" svg:width="16.799cm" svg:height="13.365cm" svg:x="2.1cm" svg:y="14.107cm" presentation:class="notes" presentation:placeholder="true">
            <draw:text-box/>
          </draw:frame>
        </presentation:notes>
      </draw:page>
      <draw:page draw:name="page50" draw:style-name="dp1" draw:master-page-name="lyt-bluegrey" presentation:presentation-page-layout-name="AL2T1">
        <office:forms form:automatic-focus="false" form:apply-design-mode="false"/>
        <draw:frame presentation:style-name="pr81" draw:text-style-name="P1" draw:layer="layout" svg:width="25.199cm" svg:height="3.507cm" svg:x="1.4cm" svg:y="0.837cm" presentation:class="title" presentation:user-transformed="true">
          <draw:text-box draw:corner-radius="0.003cm">
            <text:p text:style-name="P1">Concepts simplifying overloads</text:p>
          </draw:text-box>
        </draw:frame>
        <draw:frame draw:style-name="gr29" draw:text-style-name="P15" draw:layer="layout" svg:width="23.164cm" svg:height="15.653cm" svg:x="1.5cm" svg:y="5.441cm">
          <draw:text-box>
            <text:p><text:span text:style-name="T36">template &lt;typename T&gt;</text:span></text:p>
            <text:p><text:span text:style-name="T36">concept Int = std::is_integral_v&lt;T&gt;;</text:span></text:p>
            <text:p><text:span text:style-name="T36"/></text:p>
            <text:p><text:span text:style-name="T36">template &lt;typename T&gt; </text:span></text:p>
            <text:p><text:span text:style-name="T36">concept Float = std::is_floating_point_v&lt;T&gt;;</text:span></text:p>
            <text:p><text:span text:style-name="T36"/></text:p>
            <text:p><text:span text:style-name="T36">struct T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T&gt; </text:span><text:span text:style-name="T44">requires</text:span><text:span text:style-name="T38"> Int&lt;T&gt;</text:span></text:p>
            <text:p><text:span text:style-name="T36"><text:s text:c="4"/></text:span><text:span text:style-name="T36">V(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T&gt; </text:span><text:span text:style-name="T44">requires</text:span><text:span text:style-name="T38"> Float&lt;T&gt;</text:span></text:p>
            <text:p><text:span text:style-name="T36"><text:s text:c="4"/></text:span><text:span text:style-name="T36">V(T f) : m_type(float_t) { /* ... */ }</text:span></text:p>
            <text:p><text:span text:style-name="T36">};</text:span></text:p>
          </draw:text-box>
        </draw:frame>
        <draw:frame presentation:style-name="pr80" draw:text-style-name="P16" draw:layer="layout" svg:width="23.384cm" svg:height="1.541cm" svg:x="1.455cm" svg:y="3.959cm" presentation:class="outline" presentation:user-transformed="true">
          <draw:text-box draw:corner-radius="0.003cm">
            <text:list text:style-name="L2">
              <text:list-item>
                <text:p><text:span text:style-name="T39">But better to use named concepts:</text:span></text:p>
              </text:list-item>
            </text:list>
          </draw:text-box>
        </draw:frame>
        <presentation:notes draw:style-name="dp2">
          <draw:page-thumbnail draw:style-name="gr3" draw:layer="layout" svg:width="14.848cm" svg:height="11.136cm" svg:x="3.075cm" svg:y="2.257cm" draw:page-number="50" presentation:class="page"/>
          <draw:frame presentation:style-name="pr3" draw:text-style-name="P8" draw:layer="layout" svg:width="16.799cm" svg:height="13.365cm" svg:x="2.1cm" svg:y="14.107cm" presentation:class="notes" presentation:placeholder="true">
            <draw:text-box/>
          </draw:frame>
        </presentation:notes>
      </draw:page>
      <draw:page draw:name="page51" draw:style-name="dp1" draw:master-page-name="lyt-bluegrey" presentation:presentation-page-layout-name="AL2T1">
        <office:forms form:automatic-focus="false" form:apply-design-mode="false"/>
        <draw:frame presentation:style-name="pr82" draw:text-style-name="P1" draw:layer="layout" svg:width="25.199cm" svg:height="3.507cm" svg:x="1.4cm" svg:y="0.837cm" presentation:class="title" presentation:user-transformed="true">
          <draw:text-box draw:corner-radius="0.003cm">
            <text:p text:style-name="P1">Concepts in template parameters</text:p>
          </draw:text-box>
        </draw:frame>
        <draw:frame draw:style-name="gr30" draw:text-style-name="P15" draw:layer="layout" svg:width="23.164cm" svg:height="11.5cm" svg:x="1.5cm" svg:y="9cm">
          <draw:text-box>
            <text:p><text:span text:style-name="T36"/></text:p>
            <text:p><text:span text:style-name="T36">struct T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ext:span><text:span text:style-name="T38">Int</text:span><text:span text:style-name="T36"> T&gt;</text:span></text:p>
            <text:p><text:span text:style-name="T36"><text:s text:c="4"/></text:span><text:span text:style-name="T36">V(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ext:span><text:span text:style-name="T38">Float</text:span><text:span text:style-name="T36"> T&gt;</text:span></text:p>
            <text:p><text:span text:style-name="T36"><text:s text:c="4"/></text:span><text:span text:style-name="T36">V(T f) : m_type(float_t) { /* ... */ }</text:span></text:p>
            <text:p><text:span text:style-name="T36">};</text:span></text:p>
          </draw:text-box>
        </draw:frame>
        <draw:frame presentation:style-name="pr83" draw:text-style-name="P16" draw:layer="layout" svg:width="23.384cm" svg:height="4.299cm" svg:x="1.455cm" svg:y="3.959cm" presentation:class="outline" presentation:user-transformed="true">
          <draw:text-box draw:corner-radius="0.003cm">
            <text:list text:style-name="L2">
              <text:list-item>
                <text:p><text:span text:style-name="T39">The syntax allows </text:span><text:span text:style-name="T46">constrained template parameters</text:span></text:p>
              </text:list-item>
            </text:list>
            <text:list text:style-name="L3">
              <text:list-item>
                <text:list>
                  <text:list-item>
                    <text:p><text:span text:style-name="T75">Note that this is less general</text:span></text:p>
                  </text:list-item>
                </text:list>
              </text:list-item>
            </text:list>
          </draw:text-box>
        </draw:frame>
        <presentation:notes draw:style-name="dp2">
          <draw:page-thumbnail draw:style-name="gr3" draw:layer="layout" svg:width="14.848cm" svg:height="11.136cm" svg:x="3.075cm" svg:y="2.257cm" draw:page-number="51" presentation:class="page"/>
          <draw:frame presentation:style-name="pr3" draw:text-style-name="P8" draw:layer="layout" svg:width="16.799cm" svg:height="13.365cm" svg:x="2.1cm" svg:y="14.107cm" presentation:class="notes" presentation:placeholder="true">
            <draw:text-box/>
          </draw:frame>
        </presentation:notes>
      </draw:page>
      <draw:page draw:name="page52" draw:style-name="dp1" draw:master-page-name="lyt-bluegrey" presentation:presentation-page-layout-name="AL2T1">
        <office:forms form:automatic-focus="false" form:apply-design-mode="false"/>
        <draw:frame presentation:style-name="pr84" draw:text-style-name="P1" draw:layer="layout" svg:width="25.199cm" svg:height="3.507cm" svg:x="1.4cm" svg:y="0.837cm" presentation:class="title" presentation:user-transformed="true">
          <draw:text-box draw:corner-radius="0.003cm">
            <text:p text:style-name="P1">Concepts simplifying overloads</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With concepts the </text:span><text:span text:style-name="T41">constrained</text:span><text:span text:style-name="T39"> template arguments are of </text:span><text:span text:style-name="T46">different </text:span><text:span text:style-name="T75">types and both </text:span><text:span text:style-name="T39">functions participate in overload resolution removing the need for an extra argument.</text:span></text:p>
              </text:list-item>
              <text:list-item>
                <text:p><text:span text:style-name="T39">This seems to me a clear demonstration of the benefit of concepts as part of the </text:span><text:span text:style-name="T41">language</text:span><text:span text:style-name="T42">.</text:span></text:p>
              </text:list-item>
            </text:list>
          </draw:text-box>
        </draw:frame>
        <presentation:notes draw:style-name="dp2">
          <draw:page-thumbnail draw:style-name="gr3" draw:layer="layout" svg:width="14.848cm" svg:height="11.136cm" svg:x="3.075cm" svg:y="2.257cm" draw:page-number="52" presentation:class="page"/>
          <draw:frame presentation:style-name="pr3" draw:text-style-name="P8" draw:layer="layout" svg:width="16.799cm" svg:height="13.365cm" svg:x="2.1cm" svg:y="14.107cm" presentation:class="notes" presentation:placeholder="true">
            <draw:text-box/>
          </draw:frame>
        </presentation:notes>
      </draw:page>
      <draw:page draw:name="page53" draw:style-name="dp1" draw:master-page-name="lyt-bluegrey" presentation:presentation-page-layout-name="AL2T1">
        <office:forms form:automatic-focus="false" form:apply-design-mode="false"/>
        <draw:frame presentation:style-name="pr86" draw:text-style-name="P1" draw:layer="layout" svg:width="25.199cm" svg:height="3.507cm" svg:x="1.4cm" svg:y="0.837cm" presentation:class="title" presentation:user-transformed="true">
          <draw:text-box draw:corner-radius="0.003cm">
            <text:p text:style-name="P1">Constraint failure with overload</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If we add </text:span><text:span text:style-name="T40">bool check(...)</text:span><text:span text:style-name="T39"> to our earlier example (where we were missing a required </text:span><text:span text:style-name="T40">operator !=</text:span><text:span text:style-name="T39"> to satisfy with the constraint.)</text:span></text:p>
              </text:list-item>
            </text:list>
          </draw:text-box>
        </draw:frame>
        <draw:frame draw:style-name="gr31" draw:text-style-name="P21" draw:layer="layout" svg:width="19.587cm" svg:height="8.551cm" svg:x="2.5cm" svg:y="9cm">
          <draw:text-box>
            <text:p><text:span text:style-name="T79">bool check(...);</text:span></text:p>
            <text:p><text:span text:style-name="T56"/></text:p>
            <text:p><text:span text:style-name="T56">template &lt;typename T, typename U&gt;</text:span></text:p>
            <text:p><text:span text:style-name="T56">requires Equality_comparable&lt;T, U&gt;()</text:span></text:p>
            <text:p><text:span text:style-name="T56">bool check(T &amp;&amp; lhs, U &amp;&amp; rhs);</text:span></text:p>
            <text:p><text:span text:style-name="T56"/></text:p>
            <text:p><text:span text:style-name="T56">{</text:span></text:p>
            <text:p><text:span text:style-name="T56"><text:s text:c="2"/></text:span><text:span text:style-name="T56">Test t, u;</text:span></text:p>
            <text:p><text:span text:style-name="T56"><text:s text:c="2"/></text:span><text:span text:style-name="T56">return check(t, u); // </text:span><text:span text:style-name="T59">Ok: now finds </text:span><text:span text:style-name="T79">check(...)</text:span></text:p>
            <text:p><text:span text:style-name="T56">}</text:span></text:p>
          </draw:text-box>
        </draw:frame>
        <presentation:notes draw:style-name="dp2">
          <draw:page-thumbnail draw:style-name="gr3" draw:layer="layout" svg:width="14.848cm" svg:height="11.136cm" svg:x="3.075cm" svg:y="2.257cm" draw:page-number="53" presentation:class="page"/>
          <draw:frame presentation:style-name="pr3" draw:text-style-name="P8" draw:layer="layout" svg:width="16.799cm" svg:height="13.365cm" svg:x="2.1cm" svg:y="14.107cm" presentation:class="notes" presentation:placeholder="true">
            <draw:text-box/>
          </draw:frame>
        </presentation:notes>
      </draw:page>
      <draw:page draw:name="page54" draw:style-name="dp1" draw:master-page-name="lyt-bluegrey" presentation:presentation-page-layout-name="AL2T1">
        <office:forms form:automatic-focus="false" form:apply-design-mode="false"/>
        <draw:frame presentation:style-name="pr87" draw:text-style-name="P1" draw:layer="layout" svg:width="25.199cm" svg:height="3.507cm" svg:x="1.4cm" svg:y="0.837cm" presentation:class="title" presentation:user-transformed="true">
          <draw:text-box draw:corner-radius="0.003cm">
            <text:p text:style-name="P1">Constraint failure with overload</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Matching </text:span><text:span text:style-name="T40">bool check(...)</text:span><text:span text:style-name="T39"> is a poor match, but the 'better' match was omitted from the overload set.</text:span></text:p>
              </text:list-item>
              <text:list-item>
                <text:p><text:span text:style-name="T39">We get no warning that we failed to get the overload we (probably) expected.</text:span></text:p>
              </text:list-item>
              <text:list-item>
                <text:p><text:span text:style-name="T39">A direct consequence of the </text:span><text:span text:style-name="T80">implicit</text:span><text:span text:style-name="T39"> nature of concepts.</text:span></text:p>
              </text:list-item>
            </text:list>
          </draw:text-box>
        </draw:frame>
        <presentation:notes draw:style-name="dp2">
          <draw:page-thumbnail draw:style-name="gr3" draw:layer="layout" svg:width="14.848cm" svg:height="11.136cm" svg:x="3.075cm" svg:y="2.257cm" draw:page-number="54" presentation:class="page"/>
          <draw:frame presentation:style-name="pr3" draw:text-style-name="P8" draw:layer="layout" svg:width="16.799cm" svg:height="13.365cm" svg:x="2.1cm" svg:y="14.107cm" presentation:class="notes" presentation:placeholder="true">
            <draw:text-box/>
          </draw:frame>
        </presentation:notes>
      </draw:page>
      <draw:page draw:name="page55" draw:style-name="dp1" draw:master-page-name="lyt-bluegrey" presentation:presentation-page-layout-name="AL2T1">
        <office:forms form:automatic-focus="false" form:apply-design-mode="false"/>
        <draw:frame presentation:style-name="pr88" draw:text-style-name="P1" draw:layer="layout" svg:width="25.199cm" svg:height="3.507cm" svg:x="1.4cm" svg:y="0.837cm" presentation:class="title" presentation:user-transformed="true">
          <draw:text-box draw:corner-radius="0.003cm">
            <text:p text:style-name="P1">Concepts – first reflection</text:p>
          </draw:text-box>
        </draw:frame>
        <draw:frame presentation:style-name="pr89" draw:text-style-name="P16" draw:layer="layout" svg:width="23.384cm" svg:height="16.041cm" svg:x="1.455cm" svg:y="3.959cm" presentation:class="outline" presentation:user-transformed="true">
          <draw:text-box draw:corner-radius="0.003cm">
            <text:list text:style-name="L2">
              <text:list-item>
                <text:p><text:span text:style-name="T39">Simpler to write than the C++14 alternatives</text:span></text:p>
              </text:list-item>
              <text:list-item>
                <text:p><text:span text:style-name="T39">Named concepts add </text:span><text:span text:style-name="T46">semantic</text:span><text:span text:style-name="T39"> value</text:span></text:p>
              </text:list-item>
              <text:list-item>
                <text:p><text:span text:style-name="T39">Error messages seem to be clearer</text:span></text:p>
              </text:list-item>
              <text:list-item>
                <text:p><text:span text:style-name="T39">Danger of under or over constraining</text:span></text:p>
              </text:list-item>
              <text:list-item>
                <text:p><text:span text:style-name="T39">The syntax can be slightly awkward</text:span></text:p>
              </text:list-item>
              <text:list-item>
                <text:p><text:span text:style-name="T36">template &lt;typename T&gt; </text:span><text:span text:style-name="T81">requires requires</text:span><text:span text:style-name="T36">(T t) {…}</text:span></text:p>
              </text:list-item>
              <text:list-item>
                <text:p><text:span text:style-name="T82">“</text:span><text:span text:style-name="T82">requires requires” - can we be serious?</text:span></text:p>
              </text:list-item>
              <text:list-item>
                <text:p><text:span text:style-name="T82">“</text:span><text:span text:style-name="T82">Too many pointy brackets!”</text:span></text:p>
              </text:list-item>
              <text:list-item>
                <text:p><text:span text:style-name="T82">However, the </text:span><text:span text:style-name="T83">merged</text:span><text:span text:style-name="T82"> version </text:span><text:span text:style-name="T84">doesn't</text:span><text:span text:style-name="T82"> require the bool in concept definitions and doesn't have the dual function and variable syntax, so cleaner than the concepts TS</text:span></text:p>
              </text:list-item>
            </text:list>
          </draw:text-box>
        </draw:frame>
        <presentation:notes draw:style-name="dp2">
          <draw:page-thumbnail draw:style-name="gr3" draw:layer="layout" svg:width="14.848cm" svg:height="11.136cm" svg:x="3.075cm" svg:y="2.257cm" draw:page-number="55" presentation:class="page"/>
          <draw:frame presentation:style-name="pr3" draw:text-style-name="P8" draw:layer="layout" svg:width="16.799cm" svg:height="13.365cm" svg:x="2.1cm" svg:y="14.107cm" presentation:class="notes" presentation:placeholder="true">
            <draw:text-box/>
          </draw:frame>
        </presentation:notes>
      </draw:page>
      <draw:page draw:name="Concepts TS discussion" draw:style-name="dp1" draw:master-page-name="lyt-bluegrey" presentation:presentation-page-layout-name="AL2T1">
        <office:forms form:automatic-focus="false" form:apply-design-mode="false"/>
        <draw:frame presentation:style-name="pr90" draw:text-style-name="P1" draw:layer="layout" svg:width="25.199cm" svg:height="3.507cm" svg:x="1.4cm" svg:y="0.837cm" presentation:class="title" presentation:user-transformed="true">
          <draw:text-box draw:corner-radius="0.003cm">
            <text:p text:style-name="P1">Concept TS syntax shortcuts</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The concepts TS supports additional syntax options: a 'concept introduction' syntax and some abbreviated syntax</text:span></text:p>
              </text:list-item>
              <text:list-item>
                <text:p><text:span text:style-name="T39">A lot of the complexity in the wording of the Concepts TS is to ensure that the specification of a constrained function using the additional forms is equivalent to the </text:span><text:span text:style-name="T40">requires</text:span><text:span text:style-name="T39"> form</text:span></text:p>
              </text:list-item>
              <text:list-item>
                <text:p><text:span text:style-name="T39">These have proved controversial and so none of this syntax has (yet) been merged into the working paper for C++20</text:span></text:p>
              </text:list-item>
            </text:list>
          </draw:text-box>
        </draw:frame>
        <presentation:notes draw:style-name="dp2">
          <draw:page-thumbnail draw:style-name="gr3" draw:layer="layout" svg:width="14.848cm" svg:height="11.136cm" svg:x="3.075cm" svg:y="2.257cm" draw:page-number="56" presentation:class="page"/>
          <draw:frame presentation:style-name="pr3" draw:text-style-name="P8" draw:layer="layout" svg:width="16.799cm" svg:height="13.365cm" svg:x="2.1cm" svg:y="14.107cm" presentation:class="notes" presentation:placeholder="true">
            <draw:text-box/>
          </draw:frame>
        </presentation:notes>
      </draw:page>
      <draw:page draw:name="page57" draw:style-name="dp1" draw:master-page-name="lyt-bluegrey" presentation:presentation-page-layout-name="AL2T1">
        <office:forms form:automatic-focus="false" form:apply-design-mode="false"/>
        <draw:frame presentation:style-name="pr91" draw:text-style-name="P1" draw:layer="layout" svg:width="25.199cm" svg:height="3.507cm" svg:x="1.4cm" svg:y="0.837cm" presentation:class="title" presentation:user-transformed="true">
          <draw:text-box draw:corner-radius="0.003cm">
            <text:p text:style-name="P1">Concept TS introducer syntax</text:p>
          </draw:text-box>
        </draw:frame>
        <draw:frame draw:style-name="gr32" draw:text-style-name="P15" draw:layer="layout" svg:width="26.156cm" svg:height="16.559cm" svg:x="1.624cm" svg:y="4.537cm">
          <draw:text-box>
            <text:p><text:span text:style-name="T36">template &lt;typename T&gt;</text:span></text:p>
            <text:p><text:span text:style-name="T36">concept bool Int() { return std::is_integral_v&lt;T&gt;; }</text:span></text:p>
            <text:p><text:span text:style-name="T36"/></text:p>
            <text:p><text:span text:style-name="T36">template &lt;typename T&gt;</text:span></text:p>
            <text:p><text:span text:style-name="T36">concept bool Float() { return std::is_floating_point_v&lt;T&gt;; }</text:span></text:p>
            <text:p><text:span text:style-name="T36"/></text:p>
            <text:p><text:span text:style-name="T36">struct V {</text:span></text:p>
            <text:p><text:span text:style-name="T36"><text:s text:c="4"/></text:span><text:span text:style-name="T36">enum { int_t, float_t } m_type;</text:span></text:p>
            <text:p><text:span text:style-name="T36"/></text:p>
            <text:p><text:span text:style-name="T36"><text:s text:c="4"/></text:span><text:span text:style-name="T36">// Constructor from 'Int' values</text:span></text:p>
            <text:p><text:span text:style-name="T36"><text:s text:c="4"/></text:span><text:span text:style-name="T44">Int{I}</text:span></text:p>
            <text:p><text:span text:style-name="T31"><text:s text:c="4"/></text:span><text:span text:style-name="T44">V(I i)</text:span><text:span text:style-name="T36"> : m_type(int_t) { /* ... */ }</text:span></text:p>
            <text:p><text:span text:style-name="T36"><text:s/></text:span></text:p>
            <text:p><text:span text:style-name="T36"><text:s text:c="4"/></text:span><text:span text:style-name="T36">// Constructor from 'Float' values</text:span></text:p>
            <text:p><text:span text:style-name="T36"><text:s text:c="4"/></text:span><text:span text:style-name="T44">Float{F}</text:span></text:p>
            <text:p><text:span text:style-name="T36"><text:s text:c="4"/></text:span><text:span text:style-name="T44">V(F f)</text:span><text:span text:style-name="T36"> : m_type(float_t) { /* ... */ }</text:span></text:p>
            <text:p><text:span text:style-name="T36">};</text:span></text:p>
            <text:p><text:span text:style-name="T36"/></text:p>
          </draw:text-box>
        </draw:frame>
        <presentation:notes draw:style-name="dp2">
          <draw:page-thumbnail draw:style-name="gr3" draw:layer="layout" svg:width="14.848cm" svg:height="11.136cm" svg:x="3.075cm" svg:y="2.257cm" draw:page-number="57" presentation:class="page"/>
          <draw:frame presentation:style-name="pr3" draw:text-style-name="P8" draw:layer="layout" svg:width="16.799cm" svg:height="13.365cm" svg:x="2.1cm" svg:y="14.107cm" presentation:class="notes" presentation:placeholder="true">
            <draw:text-box/>
          </draw:frame>
        </presentation:notes>
      </draw:page>
      <draw:page draw:name="page58" draw:style-name="dp1" draw:master-page-name="lyt-bluegrey" presentation:presentation-page-layout-name="AL2T1">
        <office:forms form:automatic-focus="false" form:apply-design-mode="false"/>
        <draw:frame presentation:style-name="pr92" draw:text-style-name="P1" draw:layer="layout" svg:width="25.199cm" svg:height="3.507cm" svg:x="1.4cm" svg:y="0.837cm" presentation:class="title" presentation:user-transformed="true">
          <draw:text-box draw:corner-radius="0.003cm">
            <text:p text:style-name="P1">Concept TS abbreviated syntax</text:p>
          </draw:text-box>
        </draw:frame>
        <draw:frame draw:style-name="gr33" draw:text-style-name="P15" draw:layer="layout" svg:width="26.156cm" svg:height="14.747cm" svg:x="1.5cm" svg:y="4.5cm">
          <draw:text-box>
            <text:p><text:span text:style-name="T37">template &lt;typename T&gt;</text:span></text:p>
            <text:p><text:span text:style-name="T37">concept bool Int() return { std::is_integral_v&lt;T&gt;; }</text:span></text:p>
            <text:p><text:span text:style-name="T37"/></text:p>
            <text:p><text:span text:style-name="T37">template &lt;typename T&gt;</text:span></text:p>
            <text:p><text:span text:style-name="T37">concept bool Float() return { std::is_floating_point_v&lt;T&gt;; }</text:span></text:p>
            <text:p><text:span text:style-name="T37"/></text:p>
            <text:p><text:span text:style-name="T36">struct V {</text:span></text:p>
            <text:p><text:span text:style-name="T36"><text:s text:c="4"/></text:span><text:span text:style-name="T36">enum { int_t, float_t } m_type;</text:span></text:p>
            <text:p><text:span text:style-name="T36"/></text:p>
            <text:p><text:span text:style-name="T36"><text:s text:c="4"/></text:span><text:span text:style-name="T36">// Constructor from 'Int' values</text:span></text:p>
            <text:p><text:span text:style-name="T31"><text:s text:c="4"/></text:span><text:span text:style-name="T44">V(Int i)</text:span><text:span text:style-name="T36"> : m_type(int_t) { /* ... */ }</text:span></text:p>
            <text:p><text:span text:style-name="T36"><text:s/></text:span></text:p>
            <text:p><text:span text:style-name="T36"><text:s text:c="4"/></text:span><text:span text:style-name="T36">// Constructor from 'Float' values</text:span></text:p>
            <text:p><text:span text:style-name="T36"><text:s text:c="4"/></text:span><text:span text:style-name="T44">V(Float f)</text:span><text:span text:style-name="T36"> : m_type(float_t) { /* ... */ }</text:span></text:p>
            <text:p><text:span text:style-name="T36">};</text:span></text:p>
            <text:p><text:span text:style-name="T36"/></text:p>
          </draw:text-box>
        </draw:frame>
        <presentation:notes draw:style-name="dp2">
          <draw:page-thumbnail draw:style-name="gr3" draw:layer="layout" svg:width="14.848cm" svg:height="11.136cm" svg:x="3.075cm" svg:y="2.257cm" draw:page-number="58" presentation:class="page"/>
          <draw:frame presentation:style-name="pr3" draw:text-style-name="P8" draw:layer="layout" svg:width="16.799cm" svg:height="13.365cm" svg:x="2.1cm" svg:y="14.107cm" presentation:class="notes" presentation:placeholder="true">
            <draw:text-box/>
          </draw:frame>
        </presentation:notes>
      </draw:page>
      <draw:page draw:name="page59" draw:style-name="dp1" draw:master-page-name="lyt-bluegrey" presentation:presentation-page-layout-name="AL2T1">
        <office:forms form:automatic-focus="false" form:apply-design-mode="false"/>
        <draw:frame presentation:style-name="pr93" draw:text-style-name="P1" draw:layer="layout" svg:width="25.199cm" svg:height="3.507cm" svg:x="1.4cm" svg:y="0.837cm" presentation:class="title" presentation:user-transformed="true">
          <draw:text-box draw:corner-radius="0.003cm">
            <text:p text:style-name="P1">Pure syntactic sugar</text:p>
          </draw:text-box>
        </draw:frame>
        <draw:frame draw:style-name="gr34" draw:text-style-name="P15" draw:layer="layout" svg:width="24.429cm" svg:height="16.051cm" svg:x="1.624cm" svg:y="4.537cm">
          <draw:text-box>
            <text:p><text:span text:style-name="T36">template &lt;Int T&gt; bool check(T value); // WP + TS</text:span></text:p>
            <text:p><text:span text:style-name="T36"/></text:p>
            <text:p><text:span text:style-name="T36">Int{T} bool check(T value); // TS only</text:span></text:p>
            <text:p><text:span text:style-name="T36"/></text:p>
            <text:p><text:span text:style-name="T36">bool check(Int value); // TS only</text:span></text:p>
            <text:p><text:span text:style-name="T36"/></text:p>
            <text:p><text:span text:style-name="T85">are all functionally equivalent to:</text:span></text:p>
            <text:p><text:span text:style-name="T85"/></text:p>
            <text:p><text:span text:style-name="T36">template &lt;typename T&gt; requires Int&lt;T&gt;</text:span></text:p>
            <text:p><text:span text:style-name="T36">bool check(T value);</text:span></text:p>
            <text:p><text:span text:style-name="T36"/></text:p>
            <text:p><text:span text:style-name="T85">The translation between these shorter syntaxes and that using </text:span></text:p>
            <text:p><text:span text:style-name="T86">requires</text:span><text:span text:style-name="T85"> is fairly simple and unlikely to cause confusion.</text:span></text:p>
            <text:p><text:span text:style-name="T85"/></text:p>
            <text:p><text:span text:style-name="T85">It does save characters: in this case 37, 27, or 22 vs 58.</text:span></text:p>
          </draw:text-box>
        </draw:frame>
        <presentation:notes draw:style-name="dp2">
          <draw:page-thumbnail draw:style-name="gr3" draw:layer="layout" svg:width="14.848cm" svg:height="11.136cm" svg:x="3.075cm" svg:y="2.257cm" draw:page-number="59" presentation:class="page"/>
          <draw:frame presentation:style-name="pr3" draw:text-style-name="P8" draw:layer="layout" svg:width="16.799cm" svg:height="13.365cm" svg:x="2.1cm" svg:y="14.107cm" presentation:class="notes" presentation:placeholder="true">
            <draw:text-box/>
          </draw:frame>
        </presentation:notes>
      </draw:page>
      <draw:page draw:name="page60" draw:style-name="dp1" draw:master-page-name="lyt-bluegrey" presentation:presentation-page-layout-name="AL2T1">
        <office:forms form:automatic-focus="false" form:apply-design-mode="false"/>
        <draw:frame presentation:style-name="pr94" draw:text-style-name="P1" draw:layer="layout" svg:width="25.199cm" svg:height="3.507cm" svg:x="1.4cm" svg:y="0.837cm" presentation:class="title" presentation:user-transformed="true">
          <draw:text-box draw:corner-radius="0.003cm">
            <text:p text:style-name="P1">Abbreviated syntax</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This syntax allows the declaration of templates without using </text:span><text:span text:style-name="T40">&lt;&gt;</text:span></text:p>
              </text:list-item>
              <text:list-item>
                <text:p><text:span text:style-name="T39">Is this a good thing? There seem to be three main answers:</text:span></text:p>
              </text:list-item>
            </text:list>
            <text:list text:style-name="L3">
              <text:list-item>
                <text:list>
                  <text:list-item>
                    <text:p><text:span text:style-name="T39">Yes</text:span></text:p>
                  </text:list-item>
                  <text:list-item>
                    <text:p><text:span text:style-name="T39">No</text:span></text:p>
                  </text:list-item>
                  <text:list-item>
                    <text:p><text:span text:style-name="T39">Maybe</text:span></text:p>
                  </text:list-item>
                </text:list>
              </text:list-item>
            </text:list>
          </draw:text-box>
        </draw:frame>
        <presentation:notes draw:style-name="dp2">
          <draw:page-thumbnail draw:style-name="gr3" draw:layer="layout" svg:width="14.848cm" svg:height="11.136cm" svg:x="3.075cm" svg:y="2.257cm" draw:page-number="60" presentation:class="page"/>
          <draw:frame presentation:style-name="pr3" draw:text-style-name="P8" draw:layer="layout" svg:width="16.799cm" svg:height="13.365cm" svg:x="2.1cm" svg:y="14.107cm" presentation:class="notes" presentation:placeholder="true">
            <draw:text-box/>
          </draw:frame>
        </presentation:notes>
      </draw:page>
      <draw:page draw:name="page61" draw:style-name="dp1" draw:master-page-name="lyt-bluegrey" presentation:presentation-page-layout-name="AL2T1">
        <office:forms form:automatic-focus="false" form:apply-design-mode="false"/>
        <draw:frame presentation:style-name="pr95" draw:text-style-name="P1" draw:layer="layout" svg:width="25.199cm" svg:height="3.507cm" svg:x="1.4cm" svg:y="0.837cm" presentation:class="title" presentation:user-transformed="true">
          <draw:text-box draw:corner-radius="0.003cm">
            <text:p text:style-name="P1"><text:span text:style-name="T35">Is</text:span> it a template or not?</text:p>
          </draw:text-box>
        </draw:frame>
        <draw:frame draw:style-name="gr35" draw:text-style-name="P15" draw:layer="layout" svg:width="21.453cm" svg:height="8.963cm" svg:x="1.624cm" svg:y="4.537cm">
          <draw:text-box>
            <text:p><text:span text:style-name="T36">bool check(Int value);</text:span></text:p>
            <text:p><text:span text:style-name="T36"/></text:p>
            <text:p><text:span text:style-name="T36">void test(Float f)</text:span></text:p>
            <text:p><text:span text:style-name="T36">{</text:span></text:p>
            <text:p><text:span text:style-name="T36"><text:s text:c="4"/></text:span><text:span text:style-name="T36">if (check(f))</text:span></text:p>
            <text:p><text:span text:style-name="T36"><text:s text:c="4"/></text:span><text:span text:style-name="T36">{</text:span></text:p>
            <text:p><text:span text:style-name="T36"><text:s text:c="8"/></text:span><text:span text:style-name="T36">// do something</text:span></text:p>
            <text:p><text:span text:style-name="T36"><text:s text:c="4"/></text:span><text:span text:style-name="T36">}</text:span></text:p>
            <text:p><text:span text:style-name="T36">}</text:span></text:p>
          </draw:text-box>
        </draw:frame>
        <draw:frame presentation:style-name="pr96" draw:text-style-name="P16" draw:layer="layout" svg:width="25.045cm" svg:height="7.5cm" svg:x="1.455cm" svg:y="13cm" presentation:class="outline" presentation:user-transformed="true">
          <draw:text-box draw:corner-radius="0.003cm">
            <text:list text:style-name="L2">
              <text:list-item>
                <text:p><text:span text:style-name="T39">Will </text:span><text:span text:style-name="T40">check</text:span><text:span text:style-name="T39"> get called?</text:span></text:p>
              </text:list-item>
            </text:list>
            <text:list text:style-name="L3">
              <text:list-item>
                <text:list>
                  <text:list-item>
                    <text:p><text:span text:style-name="T39">If </text:span><text:span text:style-name="T40">Int</text:span><text:span text:style-name="T39"> is a type we look for conversions</text:span></text:p>
                  </text:list-item>
                </text:list>
              </text:list-item>
            </text:list>
            <text:list text:style-name="L2">
              <text:list-item>
                <text:p><text:span text:style-name="T39">Where can we define </text:span><text:span text:style-name="T40">check</text:span><text:span text:style-name="T39">?</text:span></text:p>
              </text:list-item>
            </text:list>
            <text:list text:style-name="L3">
              <text:list-item>
                <text:list>
                  <text:list-item>
                    <text:p><text:span text:style-name="T39">If </text:span><text:span text:style-name="T40">Int</text:span><text:span text:style-name="T39"> is not a type we need the definition</text:span></text:p>
                  </text:list-item>
                </text:list>
              </text:list-item>
            </text:list>
          </draw:text-box>
        </draw:frame>
        <presentation:notes draw:style-name="dp2">
          <draw:page-thumbnail draw:style-name="gr3" draw:layer="layout" svg:width="14.848cm" svg:height="11.136cm" svg:x="3.075cm" svg:y="2.257cm" draw:page-number="61" presentation:class="page"/>
          <draw:frame presentation:style-name="pr3" draw:text-style-name="P8" draw:layer="layout" svg:width="16.799cm" svg:height="13.365cm" svg:x="2.1cm" svg:y="14.107cm" presentation:class="notes" presentation:placeholder="true">
            <draw:text-box/>
          </draw:frame>
        </presentation:notes>
      </draw:page>
      <draw:page draw:name="page62" draw:style-name="dp1" draw:master-page-name="lyt-bluegrey" presentation:presentation-page-layout-name="AL2T1">
        <office:forms form:automatic-focus="false" form:apply-design-mode="false"/>
        <draw:frame presentation:style-name="pr97" draw:text-style-name="P1" draw:layer="layout" svg:width="25.199cm" svg:height="3.507cm" svg:x="1.4cm" svg:y="0.837cm" presentation:class="title" presentation:user-transformed="true">
          <draw:text-box draw:corner-radius="0.003cm">
            <text:p text:style-name="P1">The abbreviated form is less xprsiv</text:p>
          </draw:text-box>
        </draw:frame>
        <draw:frame draw:style-name="gr36" draw:text-style-name="P15" draw:layer="layout" svg:width="23.417cm" svg:height="13.095cm" svg:x="1.624cm" svg:y="4.537cm">
          <draw:text-box>
            <text:p><text:span text:style-name="T36">bool check(</text:span><text:span text:style-name="T38">Int</text:span><text:span text:style-name="T36"> value, </text:span><text:span text:style-name="T38">Int</text:span><text:span text:style-name="T36"> other);</text:span></text:p>
            <text:p><text:span text:style-name="T36"/></text:p>
            <text:p><text:span text:style-name="T85">This is equivalent to:</text:span></text:p>
            <text:p><text:span text:style-name="T36"/></text:p>
            <text:p><text:span text:style-name="T36">template &lt;</text:span><text:span text:style-name="T38">Int T</text:span><text:span text:style-name="T36">&gt;</text:span></text:p>
            <text:p><text:span text:style-name="T36">bool check(</text:span><text:span text:style-name="T38">T</text:span><text:span text:style-name="T36"> value, </text:span><text:span text:style-name="T38">T</text:span><text:span text:style-name="T36"> other);</text:span></text:p>
            <text:p><text:span text:style-name="T36"/></text:p>
            <text:p><text:span text:style-name="T87">Note </text:span><text:span text:style-name="T88">that the two variables will always have the same type – </text:span></text:p>
            <text:p><text:span text:style-name="T88">we cannot* use the short form syntax to replace:</text:span></text:p>
            <text:p><text:span text:style-name="T88"/></text:p>
            <text:p><text:span text:style-name="T30">template &lt;Int T, Int </text:span><text:span text:style-name="T89">U</text:span><text:span text:style-name="T30">&gt;</text:span></text:p>
            <text:p><text:span text:style-name="T36">bool check(T value, </text:span><text:span text:style-name="T38">U</text:span><text:span text:style-name="T36"> other);</text:span></text:p>
            <text:p><text:span text:style-name="T36"/></text:p>
            <text:p><text:span text:style-name="T90">(* there are some proposals … eg P0464)</text:span></text:p>
          </draw:text-box>
        </draw:frame>
        <presentation:notes draw:style-name="dp2">
          <draw:page-thumbnail draw:style-name="gr3" draw:layer="layout" svg:width="14.848cm" svg:height="11.136cm" svg:x="3.075cm" svg:y="2.257cm" draw:page-number="62" presentation:class="page"/>
          <draw:frame presentation:style-name="pr3" draw:text-style-name="P8" draw:layer="layout" svg:width="16.799cm" svg:height="13.365cm" svg:x="2.1cm" svg:y="14.107cm" presentation:class="notes" presentation:placeholder="true">
            <draw:text-box/>
          </draw:frame>
        </presentation:notes>
      </draw:page>
      <draw:page draw:name="page63" draw:style-name="dp1" draw:master-page-name="lyt-bluegrey" presentation:presentation-page-layout-name="AL2T1">
        <office:forms form:automatic-focus="false" form:apply-design-mode="false"/>
        <draw:frame presentation:style-name="pr98" draw:text-style-name="P1" draw:layer="layout" svg:width="25.199cm" svg:height="3.507cm" svg:x="1.4cm" svg:y="0.837cm" presentation:class="title" presentation:user-transformed="true">
          <draw:text-box draw:corner-radius="0.003cm">
            <text:p text:style-name="P1">Using <text:span text:style-name="T10">auto</text:span> to declare a template</text:p>
          </draw:text-box>
        </draw:frame>
        <draw:frame draw:style-name="gr35" draw:text-style-name="P15" draw:layer="layout" svg:width="21.453cm" svg:height="8.963cm" svg:x="1.547cm" svg:y="8.037cm">
          <draw:text-box>
            <text:p><text:span text:style-name="T36">bool check(</text:span><text:span text:style-name="T38">auto</text:span><text:span text:style-name="T36"> value);</text:span></text:p>
            <text:p><text:span text:style-name="T36"/></text:p>
            <text:p><text:span text:style-name="T36">void test(Float f)</text:span></text:p>
            <text:p><text:span text:style-name="T36">{</text:span></text:p>
            <text:p><text:span text:style-name="T36"><text:s text:c="4"/></text:span><text:span text:style-name="T36">if (check(f))</text:span></text:p>
            <text:p><text:span text:style-name="T36"><text:s text:c="4"/></text:span><text:span text:style-name="T36">{</text:span></text:p>
            <text:p><text:span text:style-name="T36"><text:s text:c="8"/></text:span><text:span text:style-name="T36">// do something</text:span></text:p>
            <text:p><text:span text:style-name="T36"><text:s text:c="4"/></text:span><text:span text:style-name="T36">}</text:span></text:p>
            <text:p><text:span text:style-name="T36">}</text:span></text:p>
          </draw:text-box>
        </draw:frame>
        <draw:frame presentation:style-name="pr72" draw:text-style-name="P16" draw:layer="layout" svg:width="25.045cm" svg:height="3.858cm" svg:x="1.5cm" svg:y="16.967cm" presentation:class="outline" presentation:user-transformed="true">
          <draw:text-box draw:corner-radius="0.003cm">
            <text:list text:style-name="L2">
              <text:list-item>
                <text:p><text:span text:style-name="T91">I see this as less problematic than the constrained case – it mirrors the </text:span><text:span text:style-name="T92">existing</text:span><text:span text:style-name="T91"> use of </text:span><text:span text:style-name="T40">auto</text:span><text:span text:style-name="T91"> for declaring a polymorphic lambda</text:span></text:p>
              </text:list-item>
            </text:list>
          </draw:text-box>
        </draw:frame>
        <draw:frame presentation:style-name="pr99" draw:text-style-name="P16" draw:layer="layout" svg:width="25.045cm" svg:height="2.592cm" svg:x="1.455cm" svg:y="4.467cm" presentation:class="outline" presentation:user-transformed="true">
          <draw:text-box draw:corner-radius="0.003cm">
            <text:list text:style-name="L2">
              <text:list-item>
                <text:p><text:span text:style-name="T91">The concepts TS also allows using </text:span><text:span text:style-name="T40">auto</text:span><text:span text:style-name="T91"> to introduce an </text:span><text:span text:style-name="T92">unconstrained</text:span><text:span text:style-name="T91"> template parameter </text:span></text:p>
              </text:list-item>
            </text:list>
          </draw:text-box>
        </draw:frame>
        <presentation:notes draw:style-name="dp2">
          <draw:page-thumbnail draw:style-name="gr3" draw:layer="layout" svg:width="14.848cm" svg:height="11.136cm" svg:x="3.075cm" svg:y="2.257cm" draw:page-number="63" presentation:class="page"/>
          <draw:frame presentation:style-name="pr3" draw:text-style-name="P8" draw:layer="layout" svg:width="16.799cm" svg:height="13.365cm" svg:x="2.1cm" svg:y="14.107cm" presentation:class="notes" presentation:placeholder="true">
            <draw:text-box/>
          </draw:frame>
        </presentation:notes>
      </draw:page>
      <draw:page draw:name="page64" draw:style-name="dp1" draw:master-page-name="lyt-bluegrey" presentation:presentation-page-layout-name="AL2T1">
        <office:forms form:automatic-focus="false" form:apply-design-mode="false"/>
        <draw:frame presentation:style-name="pr100" draw:text-style-name="P1" draw:layer="layout" svg:width="25.199cm" svg:height="3.507cm" svg:x="1.4cm" svg:y="0.837cm" presentation:class="title" presentation:user-transformed="true">
          <draw:text-box draw:corner-radius="0.003cm">
            <text:p text:style-name="P1">Concept introducer syntaxes</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What do </text:span><text:span text:style-name="T41">you</text:span><text:span text:style-name="T39"> think?</text:span></text:p>
              </text:list-item>
              <text:list-item>
                <text:p><text:span text:style-name="T39">I am fairly happy, myself, with using the </text:span><text:span text:style-name="T40">requires</text:span><text:span text:style-name="T39"> form and it does ensure a clear separation between the template arguments and their constraints</text:span></text:p>
              </text:list-item>
              <text:list-item>
                <text:p><text:span text:style-name="T39">Mixing concept introducers with </text:span><text:span text:style-name="T40">requires </text:span><text:span text:style-name="T39">clauses is valid, but may be hard to read</text:span></text:p>
              </text:list-item>
              <text:list-item>
                <text:p><text:span text:style-name="T39">The abbreviated form hides the fact that the function is a template, but in C++ I consider this makes important differences</text:span></text:p>
              </text:list-item>
            </text:list>
          </draw:text-box>
        </draw:frame>
        <presentation:notes draw:style-name="dp2">
          <draw:page-thumbnail draw:style-name="gr3" draw:layer="layout" svg:width="14.848cm" svg:height="11.136cm" svg:x="3.075cm" svg:y="2.257cm" draw:page-number="64" presentation:class="page"/>
          <draw:frame presentation:style-name="pr3" draw:text-style-name="P8" draw:layer="layout" svg:width="16.799cm" svg:height="13.365cm" svg:x="2.1cm" svg:y="14.107cm" presentation:class="notes" presentation:placeholder="true">
            <draw:text-box/>
          </draw:frame>
        </presentation:notes>
      </draw:page>
      <draw:page draw:name="page65" draw:style-name="dp1" draw:master-page-name="lyt-bluegrey" presentation:presentation-page-layout-name="AL2T1">
        <office:forms form:automatic-focus="false" form:apply-design-mode="false"/>
        <draw:frame presentation:style-name="pr101" draw:text-style-name="P1" draw:layer="layout" svg:width="25.199cm" svg:height="3.507cm" svg:x="1.4cm" svg:y="0.837cm" presentation:class="title" presentation:user-transformed="true">
          <draw:text-box draw:corner-radius="0.003cm">
            <text:p text:style-name="P1">Constraint checking</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The concepts TS does not include concepts checking. Is this a good or a bad thing?</text:span></text:p>
              </text:list-item>
              <text:list-item>
                <text:p><text:span text:style-name="T39">The original concepts design, which was eventually dropped from C++0x, enforced that the </text:span><text:span text:style-name="T41">implementation</text:span><text:span text:style-name="T39"> of the function only used methods that were explicitly allowed by the constraints on the template parameters.</text:span></text:p>
              </text:list-item>
              <text:list-item>
                <text:p><text:span text:style-name="T39">However, the concepts TS does not </text:span><text:span text:style-name="T46">preclude</text:span><text:span text:style-name="T39"> a future change to add this.</text:span></text:p>
              </text:list-item>
            </text:list>
          </draw:text-box>
        </draw:frame>
        <presentation:notes draw:style-name="dp2">
          <draw:page-thumbnail draw:style-name="gr3" draw:layer="layout" svg:width="14.848cm" svg:height="11.136cm" svg:x="3.075cm" svg:y="2.257cm" draw:page-number="65" presentation:class="page"/>
          <draw:frame presentation:style-name="pr3" draw:text-style-name="P8" draw:layer="layout" svg:width="16.799cm" svg:height="13.365cm" svg:x="2.1cm" svg:y="14.107cm" presentation:class="notes" presentation:placeholder="true">
            <draw:text-box/>
          </draw:frame>
        </presentation:notes>
      </draw:page>
      <draw:page draw:name="page66" draw:style-name="dp1" draw:master-page-name="lyt-bluegrey" presentation:presentation-page-layout-name="AL2T1">
        <office:forms form:automatic-focus="false" form:apply-design-mode="false"/>
        <draw:frame presentation:style-name="pr102" draw:text-style-name="P1" draw:layer="layout" svg:width="25.199cm" svg:height="3.507cm" svg:x="1.4cm" svg:y="0.837cm" presentation:class="title" presentation:user-transformed="true">
          <draw:text-box draw:corner-radius="0.003cm">
            <text:p text:style-name="P1">Constraint checking</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The </text:span><text:span text:style-name="T93">advantage</text:span><text:span text:style-name="T41"> </text:span><text:span text:style-name="T42">is that this ensures that the template instantiation </text:span><text:span text:style-name="T41">will</text:span><text:span text:style-name="T42"> compile for any types that satisfy the constraints.</text:span></text:p>
              </text:list-item>
              <text:list-item>
                <text:p><text:span text:style-name="T39">The </text:span><text:span text:style-name="T93">disadvantage</text:span><text:span text:style-name="T41"> </text:span><text:span text:style-name="T42">is that this requires that </text:span><text:span text:style-name="T41">every single operation</text:span><text:span text:style-name="T42"> used in the constrained template is explicitly listed in the constraints.</text:span></text:p>
              </text:list-item>
              <text:list-item>
                <text:p><text:span text:style-name="T42">Some people see concepts TS as a step towards 'full concepts', others have no desire to see checking added</text:span></text:p>
              </text:list-item>
              <text:list-item>
                <text:p><text:span text:style-name="T42">Time will tell...</text:span></text:p>
              </text:list-item>
            </text:list>
          </draw:text-box>
        </draw:frame>
        <presentation:notes draw:style-name="dp2">
          <draw:page-thumbnail draw:style-name="gr3" draw:layer="layout" svg:width="14.848cm" svg:height="11.136cm" svg:x="3.075cm" svg:y="2.257cm" draw:page-number="66" presentation:class="page"/>
          <draw:frame presentation:style-name="pr3" draw:text-style-name="P8" draw:layer="layout" svg:width="16.799cm" svg:height="13.365cm" svg:x="2.1cm" svg:y="14.107cm" presentation:class="notes" presentation:placeholder="true">
            <draw:text-box/>
          </draw:frame>
        </presentation:notes>
      </draw:page>
      <draw:page draw:name="page67" draw:style-name="dp1" draw:master-page-name="lyt-bluegrey" presentation:presentation-page-layout-name="AL2T1">
        <office:forms form:automatic-focus="false" form:apply-design-mode="false"/>
        <draw:frame presentation:style-name="pr103" draw:text-style-name="P1" draw:layer="layout" svg:width="25.199cm" svg:height="3.507cm" svg:x="1.4cm" svg:y="0.837cm" presentation:class="title" presentation:user-transformed="true">
          <draw:text-box draw:corner-radius="0.003cm">
            <text:p text:style-name="P1">Constraint cost at compile time</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text:span text:style-name="T39">There are several different factors involved in the effect of concepts on compile times </text:span></text:p>
              </text:list-item>
            </text:list>
            <text:list text:style-name="L3">
              <text:list-item>
                <text:list>
                  <text:list-item>
                    <text:p><text:span text:style-name="T39">The cost of concepts </text:span><text:span text:style-name="T46">when replacing existing constraint checking</text:span></text:p>
                  </text:list-item>
                  <text:list-item>
                    <text:p><text:span text:style-name="T75">The cost of </text:span><text:span text:style-name="T46">adding</text:span><text:span text:style-name="T75"> concepts to existing functions, now using documentation</text:span></text:p>
                  </text:list-item>
                  <text:list-item>
                    <text:p><text:span text:style-name="T39">The cost of disjunctions:</text:span></text:p>
                    <text:p><text:span text:style-name="T39"/></text:p>
                  </text:list-item>
                </text:list>
              </text:list-item>
            </text:list>
          </draw:text-box>
        </draw:frame>
        <draw:frame draw:style-name="gr37" draw:text-style-name="P15" draw:layer="layout" svg:width="19.742cm" svg:height="3.875cm" svg:x="5.258cm" svg:y="15cm">
          <draw:text-box>
            <text:p><text:span text:style-name="T36">template &lt;typename T&gt;</text:span></text:p>
            <text:p><text:span text:style-name="T36"><text:s text:c="4"/></text:span><text:span text:style-name="T36">requires std::is_integral&lt;T&gt;::value </text:span><text:span text:style-name="T31">||</text:span></text:p>
            <text:p><text:span text:style-name="T36"><text:s text:c="13"/></text:span><text:span text:style-name="T36">std::is_floating_point&lt;T&gt;::value</text:span></text:p>
            <text:p><text:span text:style-name="T36">T calculate(T a, T b);</text:span></text:p>
          </draw:text-box>
        </draw:frame>
        <presentation:notes draw:style-name="dp2">
          <draw:page-thumbnail draw:style-name="gr3" draw:layer="layout" svg:width="14.848cm" svg:height="11.136cm" svg:x="3.075cm" svg:y="2.257cm" draw:page-number="67" presentation:class="page"/>
          <draw:frame presentation:style-name="pr3" draw:text-style-name="P8" draw:layer="layout" svg:width="16.799cm" svg:height="13.365cm" svg:x="2.1cm" svg:y="14.107cm" presentation:class="notes" presentation:placeholder="true">
            <draw:text-box/>
          </draw:frame>
        </presentation:notes>
      </draw:page>
      <draw:page draw:name="page68" draw:style-name="dp1" draw:master-page-name="lyt-bluegrey" presentation:presentation-page-layout-name="AL2T1">
        <office:forms form:automatic-focus="false" form:apply-design-mode="false"/>
        <draw:frame presentation:style-name="pr104" draw:text-style-name="P1" draw:layer="layout" svg:width="25.199cm" svg:height="3.507cm" svg:x="1.4cm" svg:y="0.837cm" presentation:class="title" presentation:user-transformed="true">
          <draw:text-box draw:corner-radius="0.003cm">
            <text:p text:style-name="P1">Constraint cost at compile time</text:p>
          </draw:text-box>
        </draw:frame>
        <draw:frame presentation:style-name="pr85" draw:text-style-name="P16" draw:layer="layout" svg:width="23.384cm" svg:height="15.486cm" svg:x="1.455cm" svg:y="3.959cm" presentation:class="outline" presentation:user-transformed="true">
          <draw:text-box draw:corner-radius="0.003cm">
            <text:list text:style-name="L2">
              <text:list-item>
                <text:p>I've not measured any of these costs myself.</text:p>
              </text:list-item>
              <text:list-item>
                <text:p>Andrew Sutton presented some figures showing double-digit percentage speed up when <text:span text:style-name="T7">replacing </text:span><text:span text:style-name="T10">enable_if</text:span> with concepts.</text:p>
              </text:list-item>
              <text:list-item>
                <text:p>There is a fix going into gcc to improve the compilation times with disjunctions, but the current <text:span text:style-name="T94">wording</text:span> still seems to leave the potential for a performance problem.</text:p>
              </text:list-item>
            </text:list>
            <text:list text:style-name="L3">
              <text:list-item>
                <text:list>
                  <text:list-item>
                    <text:p><text:span text:style-name="T2">Users of concepts will need to take care with use of disjunctions, e.g placing them later</text:span></text:p>
                  </text:list-item>
                </text:list>
              </text:list-item>
            </text:list>
          </draw:text-box>
        </draw:frame>
        <presentation:notes draw:style-name="dp2">
          <draw:page-thumbnail draw:style-name="gr3" draw:layer="layout" svg:width="14.848cm" svg:height="11.136cm" svg:x="3.075cm" svg:y="2.257cm" draw:page-number="68" presentation:class="page"/>
          <draw:frame presentation:style-name="pr3" draw:text-style-name="P8" draw:layer="layout" svg:width="16.799cm" svg:height="13.365cm" svg:x="2.1cm" svg:y="14.107cm" presentation:class="notes" presentation:placeholder="true">
            <draw:text-box/>
          </draw:frame>
        </presentation:notes>
      </draw:page>
      <draw:page draw:name="page69" draw:style-name="dp1" draw:master-page-name="lyt-bluegrey" presentation:presentation-page-layout-name="AL2T1">
        <office:forms form:automatic-focus="false" form:apply-design-mode="false"/>
        <draw:frame presentation:style-name="pr105" draw:text-style-name="P1" draw:layer="layout" svg:width="25.199cm" svg:height="3.507cm" svg:x="1.4cm" svg:y="0.837cm" presentation:class="title" presentation:user-transformed="true">
          <draw:text-box draw:corner-radius="0.003cm">
            <text:p text:style-name="P1">Some of Concepts is still a <text:span text:style-name="T94">TS</text:span><text:span text:style-name="T2">*</text:span></text:p>
          </draw:text-box>
        </draw:frame>
        <draw:frame presentation:style-name="pr106" draw:text-style-name="P16" draw:layer="layout" svg:width="23.384cm" svg:height="16.627cm" svg:x="2.285cm" svg:y="3.939cm" presentation:class="outline" presentation:user-transformed="true">
          <draw:text-box draw:corner-radius="0.003cm">
            <text:list text:style-name="L2">
              <text:list-item>
                <text:p><text:span text:style-name="T39">There is a TS and it is included in gcc 6, and I believe clang trunk, enabled with </text:span><text:span text:style-name="T40">-fconcepts</text:span></text:p>
              </text:list-item>
              <text:list-item>
                <text:p><text:span text:style-name="T39">At the Toronto meeting the committee voted to merge a subset of the Concepts TS into the C++20 standard</text:span></text:p>
              </text:list-item>
              <text:list-item>
                <text:p><text:span text:style-name="T39">The subset did not include the two 'shortened' syntaxes nor allowing function declarations to use </text:span><text:span text:style-name="T40">auto</text:span><text:span text:style-name="T39"> (like generic lambdas)</text:span></text:p>
              </text:list-item>
              <text:list-item>
                <text:p><text:span text:style-name="T85">A TS (“Technical Specification”) is </text:span><text:span text:style-name="T95">optional </text:span><text:span text:style-name="T96">and roughly translates to “if you're going to do this, here's how to”</text:span></text:p>
              </text:list-item>
            </text:list>
          </draw:text-box>
        </draw:frame>
        <presentation:notes draw:style-name="dp2">
          <draw:page-thumbnail draw:style-name="gr3" draw:layer="layout" svg:width="14.848cm" svg:height="11.136cm" svg:x="3.075cm" svg:y="2.257cm" draw:page-number="69" presentation:class="page"/>
          <draw:frame presentation:style-name="pr3" draw:text-style-name="P8" draw:layer="layout" svg:width="16.799cm" svg:height="13.365cm" svg:x="2.1cm" svg:y="14.107cm" presentation:class="notes" presentation:placeholder="true">
            <draw:text-box/>
          </draw:frame>
        </presentation:notes>
      </draw:page>
      <draw:page draw:name="page70" draw:style-name="dp1" draw:master-page-name="lyt-bluegrey" presentation:presentation-page-layout-name="AL2T1">
        <office:forms form:automatic-focus="false" form:apply-design-mode="false"/>
        <draw:frame presentation:style-name="pr107" draw:text-style-name="P1" draw:layer="layout" svg:width="25.199cm" svg:height="3.507cm" svg:x="1.4cm" svg:y="0.837cm" presentation:class="title" presentation:user-transformed="true">
          <draw:text-box draw:corner-radius="0.003cm">
            <text:p text:style-name="P1">Concepts are still a TS</text:p>
          </draw:text-box>
        </draw:frame>
        <draw:frame presentation:style-name="pr106" draw:text-style-name="P16" draw:layer="layout" svg:width="24.715cm" svg:height="16.627cm" svg:x="2.285cm" svg:y="3.939cm" presentation:class="outline" presentation:user-transformed="true">
          <draw:text-box draw:corner-radius="0.003cm">
            <text:list text:style-name="L2">
              <text:list-item>
                <text:p><text:span text:style-name="T39">What </text:span><text:span text:style-name="T41">might</text:span><text:span text:style-name="T39"> change before C++20?</text:span></text:p>
              </text:list-item>
            </text:list>
            <text:list text:style-name="L3">
              <text:list-item>
                <text:list>
                  <text:list-item>
                    <text:p><text:span text:style-name="T39">Minor changes to support possible future concept </text:span><text:span text:style-name="T97">checking</text:span></text:p>
                  </text:list-item>
                  <text:list-item>
                    <text:p><text:span text:style-name="T39">Addition of one or more of the </text:span><text:span text:style-name="T97">shortened</text:span><text:span text:style-name="T39"> syntaxes (or some other alternative)</text:span></text:p>
                  </text:list-item>
                  <text:list-item>
                    <text:p><text:span text:style-name="T39">Change to </text:span><text:span text:style-name="T97">disjunction</text:span><text:span text:style-name="T39"> (for performance)</text:span></text:p>
                  </text:list-item>
                </text:list>
              </text:list-item>
            </text:list>
            <text:list text:style-name="L2">
              <text:list-item>
                <text:p><text:span text:style-name="T39">Making changes to the </text:span><text:span text:style-name="T97">basic principles</text:span><text:span text:style-name="T39"> of the language feature is extremely </text:span><text:span text:style-name="T97">unlikely</text:span><text:span text:style-name="T39"> at this stage</text:span></text:p>
              </text:list-item>
              <text:list-item>
                <text:p><text:span text:style-name="T39">So the Ranges TS (“stl 2.0”) can be merged without any further work to concepts</text:span></text:p>
              </text:list-item>
            </text:list>
          </draw:text-box>
        </draw:frame>
        <presentation:notes draw:style-name="dp2">
          <draw:page-thumbnail draw:style-name="gr3" draw:layer="layout" svg:width="14.848cm" svg:height="11.136cm" svg:x="3.075cm" svg:y="2.257cm" draw:page-number="70" presentation:class="page"/>
          <draw:frame presentation:style-name="pr3" draw:text-style-name="P8" draw:layer="layout" svg:width="16.799cm" svg:height="13.365cm" svg:x="2.1cm" svg:y="14.107cm" presentation:class="notes" presentation:placeholder="true">
            <draw:text-box/>
          </draw:frame>
        </presentation:notes>
      </draw:page>
      <draw:page draw:name="Conclusion" draw:style-name="dp1" draw:master-page-name="lyt-bluegrey" presentation:presentation-page-layout-name="AL2T1">
        <office:forms form:automatic-focus="false" form:apply-design-mode="false"/>
        <draw:frame presentation:style-name="pr108" draw:text-style-name="P1" draw:layer="layout" svg:width="25.199cm" svg:height="3.507cm" svg:x="1.4cm" svg:y="0.837cm" presentation:class="title" presentation:user-transformed="true">
          <draw:text-box draw:corner-radius="0.003cm">
            <text:p text:style-name="P1">Some conclusions</text:p>
          </draw:text-box>
        </draw:frame>
        <draw:frame presentation:style-name="pr109" draw:text-style-name="P16" draw:layer="layout" svg:width="24.715cm" svg:height="17.061cm" svg:x="2.285cm" svg:y="3.939cm" presentation:class="outline" presentation:user-transformed="true">
          <draw:text-box draw:corner-radius="0.003cm">
            <text:list text:style-name="L2">
              <text:list-item>
                <text:p><text:span text:style-name="T39">constexpr if gives</text:span></text:p>
              </text:list-item>
            </text:list>
            <text:list text:style-name="L3">
              <text:list-item>
                <text:list>
                  <text:list-item>
                    <text:p><text:span text:style-name="T39">Easier implementation of templates</text:span></text:p>
                  </text:list-item>
                  <text:list-item>
                    <text:p><text:span text:style-name="T39">Can reduce number of overloads</text:span></text:p>
                  </text:list-item>
                </text:list>
              </text:list-item>
            </text:list>
            <text:list text:style-name="L2">
              <text:list-item>
                <text:p><text:span text:style-name="T39">Concepts delivers</text:span></text:p>
              </text:list-item>
            </text:list>
            <text:list text:style-name="L3">
              <text:list-item>
                <text:list>
                  <text:list-item>
                    <text:p><text:span text:style-name="T39">Better compiler errors, for users</text:span></text:p>
                  </text:list-item>
                  <text:list-item>
                    <text:p><text:span text:style-name="T39">Easier to constrain functions, for writers</text:span></text:p>
                  </text:list-item>
                  <text:list-item>
                    <text:p><text:span text:style-name="T39">Constraints express intent in code</text:span></text:p>
                  </text:list-item>
                </text:list>
              </text:list-item>
            </text:list>
          </draw:text-box>
        </draw:frame>
        <presentation:notes draw:style-name="dp2">
          <draw:page-thumbnail draw:style-name="gr3" draw:layer="layout" svg:width="14.848cm" svg:height="11.136cm" svg:x="3.075cm" svg:y="2.257cm" draw:page-number="71"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bluegrad" xlink:href="Pictures/100000000000032000000258386DF58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none" draw:fill-color="#ccccff" draw:fill-image-width="1cm" draw:fill-image-height="1cm"/>
      <style:text-properties fo:hyphenate="true"/>
    </style:style>
    <style:style style:name="forest-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forest-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forest-outline1" style:family="presentation">
      <style:graphic-properties draw:stroke="none" draw:fill="none">
        <text:list-style style:name="forest-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forest-outline2" style:family="presentation" style:parent-style-name="forest-outline1">
      <style:paragraph-properties fo:margin-left="0cm" fo:margin-right="0cm" fo:text-indent="-1.2cm"/>
      <style:text-properties fo:color="#333333" fo:font-family="Albany" style:font-style-name="Standard" style:font-family-generic="swiss" style:font-pitch="variable" fo:font-size="28pt" fo:hyphenate="true"/>
    </style:style>
    <style:style style:name="forest-outline3" style:family="presentation" style:parent-style-name="forest-outline2">
      <style:paragraph-properties fo:margin-left="0cm" fo:margin-right="0cm" fo:text-indent="-1.2cm"/>
      <style:text-properties fo:color="#333333" fo:font-family="Albany" style:font-style-name="Standard" style:font-family-generic="swiss" style:font-pitch="variable" fo:font-size="24pt" fo:hyphenate="true"/>
    </style:style>
    <style:style style:name="forest-outline4" style:family="presentation" style:parent-style-name="forest-outline3">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5" style:family="presentation" style:parent-style-name="forest-outline4">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6" style:family="presentation" style:parent-style-name="forest-outline5">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7" style:family="presentation" style:parent-style-name="forest-outline6">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8" style:family="presentation" style:parent-style-name="forest-outline7">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9" style:family="presentation" style:parent-style-name="forest-outline8">
      <style:paragraph-properties fo:margin-left="0cm" fo:margin-right="0cm" fo:text-indent="-1.2cm"/>
      <style:text-properties fo:color="#333333" fo:font-family="Albany" style:font-style-name="Standard" style:font-family-generic="swiss" style:font-pitch="variable" fo:font-size="20pt" fo:hyphenate="true"/>
    </style:style>
    <style:style style:name="forest-subtitle" style:family="presentation">
      <style:graphic-properties draw:stroke="none" draw:fill="none" draw:textarea-vertical-align="middle">
        <text:list-style style:name="forest-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forest-title" style:family="presentation">
      <style:graphic-properties draw:stroke="none" draw:fill="none" draw:textarea-vertical-align="middle">
        <text:list-style style:name="forest-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forest" style:page-layout-name="PM1" draw:style-name="Mdp1">
      <office:forms form:automatic-focus="false" form:apply-design-mode="false"/>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4.086cm" svg:x="1.5cm" svg:y="4.914cm" presentation:class="outline" presentation:placeholder="true">
        <draw:text-box/>
      </draw:frame>
      <draw:frame presentation:style-name="Mpr1" draw:text-style-name="MP2" draw:layer="backgroundobjects" svg:width="6.497cm" svg:height="1.442cm" svg:x="1.5cm" svg:y="19.434cm" presentation:class="date-time">
        <draw:text-box>
          <text:p text:style-name="MP2"><text:span text:style-name="MT1"><presentation:date-time/></text:span></text:p>
        </draw:text-box>
      </draw:frame>
      <draw:frame presentation:style-name="Mpr1" draw:text-style-name="MP3" draw:layer="backgroundobjects" svg:width="8.839cm" svg:height="1.442cm" svg:x="9.644cm" svg:y="19.434cm" presentation:class="footer">
        <draw:text-box>
          <text:p text:style-name="MP3"><text:span text:style-name="MT1"><presentation:footer/></text:span></text:p>
        </draw:text-box>
      </draw:frame>
      <draw:frame presentation:style-name="Mpr1" draw:text-style-name="MP4" draw:layer="backgroundobjects" svg:width="6.497cm" svg:height="1.442cm" svg:x="20.102cm" svg:y="19.434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style:master-page style:name="lyt-bluegrey" style:page-layout-name="PM1" draw:style-name="Mdp2">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2"><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001cm" svg:y="0.001cm" presentation:class="header">
          <draw:text-box>
            <text:p text:style-name="MP2"><text:span text:style-name="MT1"><presentation:header/></text:span></text:p>
          </draw:text-box>
        </draw:frame>
        <draw:frame presentation:style-name="Mpr5" draw:text-style-name="MP4" draw:layer="backgroundobjects" svg:width="9.113cm" svg:height="1.484cm" svg:x="11.885cm" svg:y="0.001cm" presentation:class="date-time">
          <draw:text-box>
            <text:p text:style-name="MP4"><text:span text:style-name="MT1"><presentation:date-time/></text:span></text:p>
          </draw:text-box>
        </draw:frame>
        <draw:frame presentation:style-name="Mpr6" draw:text-style-name="MP2" draw:layer="backgroundobjects" svg:width="9.113cm" svg:height="1.484cm" svg:x="0.001cm" svg:y="28.214cm" presentation:class="footer">
          <draw:text-box>
            <text:p text:style-name="MP2"><text:span text:style-name="MT1"><presentation:footer/></text:span></text:p>
          </draw:text-box>
        </draw:frame>
        <draw:frame presentation:style-name="Mpr6"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C++ Concepts "Lite" in Practice</dc:title>
    <meta:creation-date>2010-03-07T20:37:35.48</meta:creation-date>
    <dc:language>en-US</dc:language>
    <meta:editing-cycles>234</meta:editing-cycles>
    <meta:editing-duration>P2DT20H30M34S</meta:editing-duration>
    <meta:initial-creator>Roger Orr</meta:initial-creator>
    <dc:date>2017-08-17T19:12:28.95</dc:date>
    <dc:creator>Roger Orr</dc:creator>
    <meta:document-statistic meta:object-count="347"/>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meta:date="2004-05-19T10:37:56"/>
  </office:meta>
</office:document-meta>
</file>